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a6a90c" officeooo:paragraph-rsid="00b94d22" style:font-size-asian="10pt" style:font-size-complex="10pt"/>
    </style:style>
    <style:style style:name="P33" style:family="paragraph" style:parent-style-name="Standard">
      <style:text-properties style:font-name="Cantarell" fo:font-size="10pt" fo:language="en" fo:country="US" officeooo:rsid="00a6a90c" officeooo:paragraph-rsid="00add9a5" style:font-size-asian="10pt" style:font-size-complex="10pt"/>
    </style:style>
    <style:style style:name="P34" style:family="paragraph" style:parent-style-name="Standard">
      <style:text-properties style:font-name="Cantarell" fo:font-size="10pt" fo:language="en" fo:country="US" officeooo:rsid="00a6a90c" officeooo:paragraph-rsid="00a6a90c" style:font-size-asian="10pt" style:font-size-complex="10pt"/>
    </style:style>
    <style:style style:name="P35" style:family="paragraph" style:parent-style-name="Standard">
      <style:text-properties style:font-name="Cantarell" fo:font-size="10pt" fo:language="en" fo:country="US" officeooo:rsid="0028eea3" officeooo:paragraph-rsid="00b94d22" style:font-size-asian="10pt" style:font-size-complex="10pt"/>
    </style:style>
    <style:style style:name="P36" style:family="paragraph" style:parent-style-name="Standard">
      <style:text-properties style:font-name="Cantarell" fo:font-size="10pt" fo:language="en" fo:country="US" officeooo:rsid="0028eea3" officeooo:paragraph-rsid="00c92836" style:font-size-asian="10pt" style:font-size-complex="10pt"/>
    </style:style>
    <style:style style:name="P37" style:family="paragraph" style:parent-style-name="Standard">
      <style:text-properties style:font-name="Cantarell" fo:font-size="10pt" fo:language="en" fo:country="US" officeooo:rsid="0028eea3" officeooo:paragraph-rsid="00c155a0" style:font-size-asian="10pt" style:font-size-complex="10pt"/>
    </style:style>
    <style:style style:name="P38" style:family="paragraph" style:parent-style-name="Standard">
      <style:text-properties style:font-name="Cantarell" fo:font-size="10pt" fo:language="en" fo:country="US" officeooo:rsid="0028eea3" officeooo:paragraph-rsid="00bf15bf" style:font-size-asian="10pt" style:font-size-complex="10pt"/>
    </style:style>
    <style:style style:name="P39" style:family="paragraph" style:parent-style-name="Standard">
      <style:text-properties style:font-name="Cantarell" fo:font-size="10pt" fo:language="en" fo:country="US" officeooo:rsid="0028eea3" officeooo:paragraph-rsid="00d494b6" style:font-size-asian="10pt" style:font-size-complex="10pt"/>
    </style:style>
    <style:style style:name="P40" style:family="paragraph" style:parent-style-name="Standard">
      <style:text-properties style:font-name="Cantarell" fo:font-size="10pt" fo:language="en" fo:country="US" officeooo:rsid="0028eea3" officeooo:paragraph-rsid="00bda148" style:font-size-asian="10pt" style:font-size-complex="10pt"/>
    </style:style>
    <style:style style:name="P41" style:family="paragraph" style:parent-style-name="Standard">
      <style:text-properties style:font-name="Cantarell" fo:font-size="10pt" fo:language="en" fo:country="US" officeooo:rsid="0028eea3" officeooo:paragraph-rsid="00b88b36" style:font-size-asian="10pt" style:font-size-complex="10pt"/>
    </style:style>
    <style:style style:name="P42" style:family="paragraph" style:parent-style-name="Standard">
      <style:text-properties style:font-name="Cantarell" fo:font-size="10pt" fo:language="en" fo:country="US" officeooo:rsid="0028eea3" officeooo:paragraph-rsid="00add9a5" style:font-size-asian="10pt" style:font-size-complex="10pt"/>
    </style:style>
    <style:style style:name="P43" style:family="paragraph" style:parent-style-name="Standard">
      <style:text-properties style:font-name="Cantarell" fo:font-size="10pt" fo:language="en" fo:country="US" officeooo:rsid="0028eea3" officeooo:paragraph-rsid="00c667da" style:font-size-asian="10pt" style:font-size-complex="10pt"/>
    </style:style>
    <style:style style:name="P44" style:family="paragraph" style:parent-style-name="Standard">
      <style:text-properties style:font-name="Cantarell" fo:font-size="10pt" fo:language="en" fo:country="US" officeooo:rsid="0028eea3" officeooo:paragraph-rsid="00a6a90c" style:font-size-asian="10pt" style:font-size-complex="10pt"/>
    </style:style>
    <style:style style:name="P45" style:family="paragraph" style:parent-style-name="Standard">
      <style:text-properties style:font-name="Cantarell" fo:font-size="10pt" fo:language="en" fo:country="US" officeooo:rsid="0028eea3" officeooo:paragraph-rsid="00a4c9ae" style:font-size-asian="10pt" style:font-size-complex="10pt"/>
    </style:style>
    <style:style style:name="P46" style:family="paragraph" style:parent-style-name="Standard">
      <style:text-properties style:font-name="Cantarell" fo:font-size="10pt" fo:language="en" fo:country="US" officeooo:rsid="0028eea3" officeooo:paragraph-rsid="006555f2" style:font-size-asian="10pt" style:font-size-complex="10pt"/>
    </style:style>
    <style:style style:name="P47" style:family="paragraph" style:parent-style-name="Standard">
      <style:text-properties style:font-name="Cantarell" fo:font-size="10pt" fo:language="en" fo:country="US" officeooo:rsid="0028eea3" officeooo:paragraph-rsid="00c3d6c2" style:font-size-asian="10pt" style:font-size-complex="10pt"/>
    </style:style>
    <style:style style:name="P48" style:family="paragraph" style:parent-style-name="Standard">
      <style:text-properties style:font-name="Cantarell" fo:font-size="10pt" fo:language="en" fo:country="US" officeooo:rsid="0028eea3" officeooo:paragraph-rsid="00c82f04" style:font-size-asian="10pt" style:font-size-complex="10pt"/>
    </style:style>
    <style:style style:name="P49" style:family="paragraph" style:parent-style-name="Standard">
      <style:text-properties style:font-name="Cantarell" fo:font-size="10pt" fo:language="en" fo:country="US" officeooo:rsid="0028eea3" officeooo:paragraph-rsid="00c9a249" style:font-size-asian="10pt" style:font-size-complex="10pt"/>
    </style:style>
    <style:style style:name="P50" style:family="paragraph" style:parent-style-name="Standard">
      <style:text-properties style:font-name="Cantarell" fo:font-size="10pt" fo:language="en" fo:country="US" officeooo:rsid="0028eea3" officeooo:paragraph-rsid="00caa959" style:font-size-asian="10pt" style:font-size-complex="10pt"/>
    </style:style>
    <style:style style:name="P51" style:family="paragraph" style:parent-style-name="Standard">
      <style:text-properties style:font-name="Cantarell" fo:font-size="10pt" fo:language="en" fo:country="US" officeooo:rsid="0028eea3" officeooo:paragraph-rsid="00cbf2dc" style:font-size-asian="10pt" style:font-size-complex="10pt"/>
    </style:style>
    <style:style style:name="P52" style:family="paragraph" style:parent-style-name="Standard">
      <style:text-properties style:font-name="Cantarell" fo:font-size="10pt" fo:language="en" fo:country="US" officeooo:rsid="0028eea3" officeooo:paragraph-rsid="00ccdca8" style:font-size-asian="10pt" style:font-size-complex="10pt"/>
    </style:style>
    <style:style style:name="P53" style:family="paragraph" style:parent-style-name="Standard">
      <style:text-properties style:font-name="Cantarell" fo:font-size="10pt" fo:language="en" fo:country="US" officeooo:rsid="0028eea3" officeooo:paragraph-rsid="00d75124" style:font-size-asian="10pt" style:font-size-complex="10pt"/>
    </style:style>
    <style:style style:name="P54" style:family="paragraph" style:parent-style-name="Standard">
      <style:text-properties style:font-name="Cantarell" fo:font-size="10pt" fo:language="en" fo:country="US" officeooo:rsid="0028eea3" officeooo:paragraph-rsid="00d7a7f0" style:font-size-asian="10pt" style:font-size-complex="10pt"/>
    </style:style>
    <style:style style:name="P55" style:family="paragraph" style:parent-style-name="Standard">
      <style:text-properties style:font-name="Cantarell" fo:font-size="10pt" fo:language="en" fo:country="US" officeooo:rsid="0028eea3" officeooo:paragraph-rsid="00cd5f13" style:font-size-asian="10pt" style:font-size-complex="10pt"/>
    </style:style>
    <style:style style:name="P56" style:family="paragraph" style:parent-style-name="Standard">
      <style:text-properties style:font-name="Cantarell" fo:font-size="10pt" fo:language="en" fo:country="US" officeooo:rsid="0028eea3" officeooo:paragraph-rsid="00cf03c6" style:font-size-asian="10pt" style:font-size-complex="10pt"/>
    </style:style>
    <style:style style:name="P57" style:family="paragraph" style:parent-style-name="Standard">
      <style:text-properties style:font-name="Cantarell" fo:font-size="10pt" fo:language="en" fo:country="US" officeooo:rsid="0028eea3" officeooo:paragraph-rsid="00d01497" style:font-size-asian="10pt" style:font-size-complex="10pt"/>
    </style:style>
    <style:style style:name="P58" style:family="paragraph" style:parent-style-name="Standard">
      <style:text-properties style:font-name="Cantarell" fo:font-size="10pt" fo:language="en" fo:country="US" officeooo:rsid="0028eea3" officeooo:paragraph-rsid="00d0ec54" style:font-size-asian="10pt" style:font-size-complex="10pt"/>
    </style:style>
    <style:style style:name="P59" style:family="paragraph" style:parent-style-name="Standard">
      <style:text-properties style:font-name="Cantarell" fo:font-size="10pt" fo:language="en" fo:country="US" officeooo:rsid="0028eea3" officeooo:paragraph-rsid="00eb7041" style:font-size-asian="10pt" style:font-size-complex="10pt"/>
    </style:style>
    <style:style style:name="P60" style:family="paragraph" style:parent-style-name="Standard">
      <style:text-properties style:font-name="Cantarell" fo:font-size="10pt" fo:language="en" fo:country="US" officeooo:rsid="0028eea3" officeooo:paragraph-rsid="00ebd286" style:font-size-asian="10pt" style:font-size-complex="10pt"/>
    </style:style>
    <style:style style:name="P61" style:family="paragraph" style:parent-style-name="Standard">
      <style:text-properties style:font-name="Cantarell" fo:font-size="10pt" fo:language="en" fo:country="US" officeooo:rsid="0028eea3" officeooo:paragraph-rsid="010b3f4c" style:font-size-asian="10pt" style:font-size-complex="10pt"/>
    </style:style>
    <style:style style:name="P62" style:family="paragraph" style:parent-style-name="Standard">
      <style:text-properties style:font-name="Cantarell" fo:font-size="10pt" fo:language="en" fo:country="US" officeooo:rsid="0028eea3" officeooo:paragraph-rsid="01100f51" style:font-size-asian="10pt" style:font-size-complex="10pt"/>
    </style:style>
    <style:style style:name="P63" style:family="paragraph" style:parent-style-name="Standard">
      <style:text-properties style:font-name="Cantarell" fo:font-size="10pt" fo:language="en" fo:country="US" officeooo:rsid="009c0f35" officeooo:paragraph-rsid="00b94d22" style:font-size-asian="10pt" style:font-size-complex="10pt"/>
    </style:style>
    <style:style style:name="P64" style:family="paragraph" style:parent-style-name="Standard">
      <style:text-properties style:font-name="Cantarell" fo:font-size="10pt" fo:language="en" fo:country="US" officeooo:rsid="009c0f35" officeooo:paragraph-rsid="00c92836" style:font-size-asian="10pt" style:font-size-complex="10pt"/>
    </style:style>
    <style:style style:name="P65" style:family="paragraph" style:parent-style-name="Standard">
      <style:text-properties style:font-name="Cantarell" fo:font-size="10pt" fo:language="en" fo:country="US" officeooo:rsid="009c0f35" officeooo:paragraph-rsid="00c155a0" style:font-size-asian="10pt" style:font-size-complex="10pt"/>
    </style:style>
    <style:style style:name="P66" style:family="paragraph" style:parent-style-name="Standard">
      <style:text-properties style:font-name="Cantarell" fo:font-size="10pt" fo:language="en" fo:country="US" officeooo:rsid="009c0f35" officeooo:paragraph-rsid="00bf15bf" style:font-size-asian="10pt" style:font-size-complex="10pt"/>
    </style:style>
    <style:style style:name="P67" style:family="paragraph" style:parent-style-name="Standard">
      <style:text-properties style:font-name="Cantarell" fo:font-size="10pt" fo:language="en" fo:country="US" officeooo:rsid="009c0f35" officeooo:paragraph-rsid="00d494b6" style:font-size-asian="10pt" style:font-size-complex="10pt"/>
    </style:style>
    <style:style style:name="P68" style:family="paragraph" style:parent-style-name="Standard">
      <style:text-properties style:font-name="Cantarell" fo:font-size="10pt" fo:language="en" fo:country="US" officeooo:rsid="009c0f35" officeooo:paragraph-rsid="00bda148" style:font-size-asian="10pt" style:font-size-complex="10pt"/>
    </style:style>
    <style:style style:name="P69" style:family="paragraph" style:parent-style-name="Standard">
      <style:text-properties style:font-name="Cantarell" fo:font-size="10pt" fo:language="en" fo:country="US" officeooo:rsid="009c0f35" officeooo:paragraph-rsid="00b88b36" style:font-size-asian="10pt" style:font-size-complex="10pt"/>
    </style:style>
    <style:style style:name="P70" style:family="paragraph" style:parent-style-name="Standard">
      <style:text-properties style:font-name="Cantarell" fo:font-size="10pt" fo:language="en" fo:country="US" officeooo:rsid="009c0f35" officeooo:paragraph-rsid="00add9a5" style:font-size-asian="10pt" style:font-size-complex="10pt"/>
    </style:style>
    <style:style style:name="P71" style:family="paragraph" style:parent-style-name="Standard">
      <style:text-properties style:font-name="Cantarell" fo:font-size="10pt" fo:language="en" fo:country="US" officeooo:rsid="009c0f35" officeooo:paragraph-rsid="00c667da" style:font-size-asian="10pt" style:font-size-complex="10pt"/>
    </style:style>
    <style:style style:name="P72" style:family="paragraph" style:parent-style-name="Standard">
      <style:text-properties style:font-name="Cantarell" fo:font-size="10pt" fo:language="en" fo:country="US" officeooo:rsid="009c0f35" officeooo:paragraph-rsid="00a6a90c" style:font-size-asian="10pt" style:font-size-complex="10pt"/>
    </style:style>
    <style:style style:name="P73" style:family="paragraph" style:parent-style-name="Standard">
      <style:text-properties style:font-name="Cantarell" fo:font-size="10pt" fo:language="en" fo:country="US" officeooo:rsid="009c0f35" officeooo:paragraph-rsid="00a4c9ae" style:font-size-asian="10pt" style:font-size-complex="10pt"/>
    </style:style>
    <style:style style:name="P74" style:family="paragraph" style:parent-style-name="Standard">
      <style:text-properties style:font-name="Cantarell" fo:font-size="10pt" fo:language="en" fo:country="US" officeooo:rsid="009c0f35" officeooo:paragraph-rsid="009c0f35" style:font-size-asian="10pt" style:font-size-complex="10pt"/>
    </style:style>
    <style:style style:name="P75" style:family="paragraph" style:parent-style-name="Standard">
      <style:text-properties style:font-name="Cantarell" fo:font-size="10pt" fo:language="en" fo:country="US" officeooo:rsid="009c0f35" officeooo:paragraph-rsid="00c3d6c2" style:font-size-asian="10pt" style:font-size-complex="10pt"/>
    </style:style>
    <style:style style:name="P76" style:family="paragraph" style:parent-style-name="Standard">
      <style:text-properties style:font-name="Cantarell" fo:font-size="10pt" fo:language="en" fo:country="US" officeooo:rsid="009c0f35" officeooo:paragraph-rsid="00c82f04" style:font-size-asian="10pt" style:font-size-complex="10pt"/>
    </style:style>
    <style:style style:name="P77" style:family="paragraph" style:parent-style-name="Standard">
      <style:text-properties style:font-name="Cantarell" fo:font-size="10pt" fo:language="en" fo:country="US" officeooo:rsid="009c0f35" officeooo:paragraph-rsid="00c9a249" style:font-size-asian="10pt" style:font-size-complex="10pt"/>
    </style:style>
    <style:style style:name="P78" style:family="paragraph" style:parent-style-name="Standard">
      <style:text-properties style:font-name="Cantarell" fo:font-size="10pt" fo:language="en" fo:country="US" officeooo:rsid="009c0f35" officeooo:paragraph-rsid="00caa959" style:font-size-asian="10pt" style:font-size-complex="10pt"/>
    </style:style>
    <style:style style:name="P79" style:family="paragraph" style:parent-style-name="Standard">
      <style:text-properties style:font-name="Cantarell" fo:font-size="10pt" fo:language="en" fo:country="US" officeooo:rsid="009c0f35" officeooo:paragraph-rsid="00cbf2dc" style:font-size-asian="10pt" style:font-size-complex="10pt"/>
    </style:style>
    <style:style style:name="P80" style:family="paragraph" style:parent-style-name="Standard">
      <style:text-properties style:font-name="Cantarell" fo:font-size="10pt" fo:language="en" fo:country="US" officeooo:rsid="009c0f35" officeooo:paragraph-rsid="00ccdca8" style:font-size-asian="10pt" style:font-size-complex="10pt"/>
    </style:style>
    <style:style style:name="P81" style:family="paragraph" style:parent-style-name="Standard">
      <style:text-properties style:font-name="Cantarell" fo:font-size="10pt" fo:language="en" fo:country="US" officeooo:rsid="009c0f35" officeooo:paragraph-rsid="00d75124" style:font-size-asian="10pt" style:font-size-complex="10pt"/>
    </style:style>
    <style:style style:name="P82" style:family="paragraph" style:parent-style-name="Standard">
      <style:text-properties style:font-name="Cantarell" fo:font-size="10pt" fo:language="en" fo:country="US" officeooo:rsid="009c0f35" officeooo:paragraph-rsid="00d7a7f0" style:font-size-asian="10pt" style:font-size-complex="10pt"/>
    </style:style>
    <style:style style:name="P83" style:family="paragraph" style:parent-style-name="Standard">
      <style:text-properties style:font-name="Cantarell" fo:font-size="10pt" fo:language="en" fo:country="US" officeooo:rsid="009c0f35" officeooo:paragraph-rsid="00cd5f13" style:font-size-asian="10pt" style:font-size-complex="10pt"/>
    </style:style>
    <style:style style:name="P84" style:family="paragraph" style:parent-style-name="Standard">
      <style:text-properties style:font-name="Cantarell" fo:font-size="10pt" fo:language="en" fo:country="US" officeooo:rsid="009c0f35" officeooo:paragraph-rsid="00cf03c6" style:font-size-asian="10pt" style:font-size-complex="10pt"/>
    </style:style>
    <style:style style:name="P85" style:family="paragraph" style:parent-style-name="Standard">
      <style:text-properties style:font-name="Cantarell" fo:font-size="10pt" fo:language="en" fo:country="US" officeooo:rsid="009c0f35" officeooo:paragraph-rsid="00d01497" style:font-size-asian="10pt" style:font-size-complex="10pt"/>
    </style:style>
    <style:style style:name="P86" style:family="paragraph" style:parent-style-name="Standard">
      <style:text-properties style:font-name="Cantarell" fo:font-size="10pt" fo:language="en" fo:country="US" officeooo:rsid="009c0f35" officeooo:paragraph-rsid="00d0ec54" style:font-size-asian="10pt" style:font-size-complex="10pt"/>
    </style:style>
    <style:style style:name="P87" style:family="paragraph" style:parent-style-name="Standard">
      <style:text-properties style:font-name="Cantarell" fo:font-size="10pt" fo:language="en" fo:country="US" officeooo:rsid="009c0f35" officeooo:paragraph-rsid="00eb7041" style:font-size-asian="10pt" style:font-size-complex="10pt"/>
    </style:style>
    <style:style style:name="P88" style:family="paragraph" style:parent-style-name="Standard">
      <style:text-properties style:font-name="Cantarell" fo:font-size="10pt" fo:language="en" fo:country="US" officeooo:rsid="009c0f35" officeooo:paragraph-rsid="00ebd286" style:font-size-asian="10pt" style:font-size-complex="10pt"/>
    </style:style>
    <style:style style:name="P89" style:family="paragraph" style:parent-style-name="Standard">
      <style:text-properties style:font-name="Cantarell" fo:font-size="10pt" fo:language="en" fo:country="US" officeooo:rsid="009c0f35" officeooo:paragraph-rsid="010b3f4c" style:font-size-asian="10pt" style:font-size-complex="10pt"/>
    </style:style>
    <style:style style:name="P90" style:family="paragraph" style:parent-style-name="Standard">
      <style:text-properties style:font-name="Cantarell" fo:font-size="10pt" fo:language="en" fo:country="US" officeooo:rsid="009c0f35" officeooo:paragraph-rsid="01100f51" style:font-size-asian="10pt" style:font-size-complex="10pt"/>
    </style:style>
    <style:style style:name="P91" style:family="paragraph" style:parent-style-name="Standard">
      <style:text-properties style:font-name="Cantarell" fo:font-size="10pt" fo:language="en" fo:country="US" officeooo:rsid="0040577c" officeooo:paragraph-rsid="00b94d22" style:font-size-asian="10pt" style:font-size-complex="10pt"/>
    </style:style>
    <style:style style:name="P92" style:family="paragraph" style:parent-style-name="Standard">
      <style:text-properties style:font-name="Cantarell" fo:font-size="10pt" fo:language="en" fo:country="US" officeooo:rsid="0040577c" officeooo:paragraph-rsid="00c92836" style:font-size-asian="10pt" style:font-size-complex="10pt"/>
    </style:style>
    <style:style style:name="P93" style:family="paragraph" style:parent-style-name="Standard">
      <style:text-properties style:font-name="Cantarell" fo:font-size="10pt" fo:language="en" fo:country="US" officeooo:rsid="0040577c" officeooo:paragraph-rsid="00c155a0" style:font-size-asian="10pt" style:font-size-complex="10pt"/>
    </style:style>
    <style:style style:name="P94" style:family="paragraph" style:parent-style-name="Standard">
      <style:text-properties style:font-name="Cantarell" fo:font-size="10pt" fo:language="en" fo:country="US" officeooo:rsid="0040577c" officeooo:paragraph-rsid="00bf15bf" style:font-size-asian="10pt" style:font-size-complex="10pt"/>
    </style:style>
    <style:style style:name="P95" style:family="paragraph" style:parent-style-name="Standard">
      <style:text-properties style:font-name="Cantarell" fo:font-size="10pt" fo:language="en" fo:country="US" officeooo:rsid="0040577c" officeooo:paragraph-rsid="00d494b6" style:font-size-asian="10pt" style:font-size-complex="10pt"/>
    </style:style>
    <style:style style:name="P96" style:family="paragraph" style:parent-style-name="Standard">
      <style:text-properties style:font-name="Cantarell" fo:font-size="10pt" fo:language="en" fo:country="US" officeooo:rsid="0040577c" officeooo:paragraph-rsid="00bda148" style:font-size-asian="10pt" style:font-size-complex="10pt"/>
    </style:style>
    <style:style style:name="P97" style:family="paragraph" style:parent-style-name="Standard">
      <style:text-properties style:font-name="Cantarell" fo:font-size="10pt" fo:language="en" fo:country="US" officeooo:rsid="0040577c" officeooo:paragraph-rsid="00b88b36" style:font-size-asian="10pt" style:font-size-complex="10pt"/>
    </style:style>
    <style:style style:name="P98" style:family="paragraph" style:parent-style-name="Standard">
      <style:text-properties style:font-name="Cantarell" fo:font-size="10pt" fo:language="en" fo:country="US" officeooo:rsid="0040577c" officeooo:paragraph-rsid="00add9a5" style:font-size-asian="10pt" style:font-size-complex="10pt"/>
    </style:style>
    <style:style style:name="P99" style:family="paragraph" style:parent-style-name="Standard">
      <style:text-properties style:font-name="Cantarell" fo:font-size="10pt" fo:language="en" fo:country="US" officeooo:rsid="0040577c" officeooo:paragraph-rsid="00c667da" style:font-size-asian="10pt" style:font-size-complex="10pt"/>
    </style:style>
    <style:style style:name="P100" style:family="paragraph" style:parent-style-name="Standard">
      <style:text-properties style:font-name="Cantarell" fo:font-size="10pt" fo:language="en" fo:country="US" officeooo:rsid="0040577c" officeooo:paragraph-rsid="00a6a90c" style:font-size-asian="10pt" style:font-size-complex="10pt"/>
    </style:style>
    <style:style style:name="P101" style:family="paragraph" style:parent-style-name="Standard">
      <style:text-properties style:font-name="Cantarell" fo:font-size="10pt" fo:language="en" fo:country="US" officeooo:rsid="0040577c" officeooo:paragraph-rsid="00a4c9ae" style:font-size-asian="10pt" style:font-size-complex="10pt"/>
    </style:style>
    <style:style style:name="P102" style:family="paragraph" style:parent-style-name="Standard">
      <style:text-properties style:font-name="Cantarell" fo:font-size="10pt" fo:language="en" fo:country="US" officeooo:rsid="0040577c" officeooo:paragraph-rsid="006555f2" style:font-size-asian="10pt" style:font-size-complex="10pt"/>
    </style:style>
    <style:style style:name="P103" style:family="paragraph" style:parent-style-name="Standard">
      <style:text-properties style:font-name="Cantarell" fo:font-size="10pt" fo:language="en" fo:country="US" officeooo:rsid="0040577c" officeooo:paragraph-rsid="00c3d6c2" style:font-size-asian="10pt" style:font-size-complex="10pt"/>
    </style:style>
    <style:style style:name="P104" style:family="paragraph" style:parent-style-name="Standard">
      <style:text-properties style:font-name="Cantarell" fo:font-size="10pt" fo:language="en" fo:country="US" officeooo:rsid="0040577c" officeooo:paragraph-rsid="00c82f04" style:font-size-asian="10pt" style:font-size-complex="10pt"/>
    </style:style>
    <style:style style:name="P105" style:family="paragraph" style:parent-style-name="Standard">
      <style:text-properties style:font-name="Cantarell" fo:font-size="10pt" fo:language="en" fo:country="US" officeooo:rsid="0040577c" officeooo:paragraph-rsid="00c9a249" style:font-size-asian="10pt" style:font-size-complex="10pt"/>
    </style:style>
    <style:style style:name="P106" style:family="paragraph" style:parent-style-name="Standard">
      <style:text-properties style:font-name="Cantarell" fo:font-size="10pt" fo:language="en" fo:country="US" officeooo:rsid="0040577c" officeooo:paragraph-rsid="00caa959" style:font-size-asian="10pt" style:font-size-complex="10pt"/>
    </style:style>
    <style:style style:name="P107" style:family="paragraph" style:parent-style-name="Standard">
      <style:text-properties style:font-name="Cantarell" fo:font-size="10pt" fo:language="en" fo:country="US" officeooo:rsid="0040577c" officeooo:paragraph-rsid="00cbf2dc" style:font-size-asian="10pt" style:font-size-complex="10pt"/>
    </style:style>
    <style:style style:name="P108" style:family="paragraph" style:parent-style-name="Standard">
      <style:text-properties style:font-name="Cantarell" fo:font-size="10pt" fo:language="en" fo:country="US" officeooo:rsid="0040577c" officeooo:paragraph-rsid="00ccdca8" style:font-size-asian="10pt" style:font-size-complex="10pt"/>
    </style:style>
    <style:style style:name="P109" style:family="paragraph" style:parent-style-name="Standard">
      <style:text-properties style:font-name="Cantarell" fo:font-size="10pt" fo:language="en" fo:country="US" officeooo:rsid="0040577c" officeooo:paragraph-rsid="00d75124" style:font-size-asian="10pt" style:font-size-complex="10pt"/>
    </style:style>
    <style:style style:name="P110" style:family="paragraph" style:parent-style-name="Standard">
      <style:text-properties style:font-name="Cantarell" fo:font-size="10pt" fo:language="en" fo:country="US" officeooo:rsid="0040577c" officeooo:paragraph-rsid="00d7a7f0" style:font-size-asian="10pt" style:font-size-complex="10pt"/>
    </style:style>
    <style:style style:name="P111" style:family="paragraph" style:parent-style-name="Standard">
      <style:text-properties style:font-name="Cantarell" fo:font-size="10pt" fo:language="en" fo:country="US" officeooo:rsid="0040577c" officeooo:paragraph-rsid="00cd5f13" style:font-size-asian="10pt" style:font-size-complex="10pt"/>
    </style:style>
    <style:style style:name="P112" style:family="paragraph" style:parent-style-name="Standard">
      <style:text-properties style:font-name="Cantarell" fo:font-size="10pt" fo:language="en" fo:country="US" officeooo:rsid="0040577c" officeooo:paragraph-rsid="00cf03c6" style:font-size-asian="10pt" style:font-size-complex="10pt"/>
    </style:style>
    <style:style style:name="P113" style:family="paragraph" style:parent-style-name="Standard">
      <style:text-properties style:font-name="Cantarell" fo:font-size="10pt" fo:language="en" fo:country="US" officeooo:rsid="0040577c" officeooo:paragraph-rsid="00d01497" style:font-size-asian="10pt" style:font-size-complex="10pt"/>
    </style:style>
    <style:style style:name="P114" style:family="paragraph" style:parent-style-name="Standard">
      <style:text-properties style:font-name="Cantarell" fo:font-size="10pt" fo:language="en" fo:country="US" officeooo:rsid="0040577c" officeooo:paragraph-rsid="00d0ec54" style:font-size-asian="10pt" style:font-size-complex="10pt"/>
    </style:style>
    <style:style style:name="P115" style:family="paragraph" style:parent-style-name="Standard">
      <style:text-properties style:font-name="Cantarell" fo:font-size="10pt" fo:language="en" fo:country="US" officeooo:rsid="0040577c" officeooo:paragraph-rsid="00eb7041" style:font-size-asian="10pt" style:font-size-complex="10pt"/>
    </style:style>
    <style:style style:name="P116" style:family="paragraph" style:parent-style-name="Standard">
      <style:text-properties style:font-name="Cantarell" fo:font-size="10pt" fo:language="en" fo:country="US" officeooo:rsid="0040577c" officeooo:paragraph-rsid="00ebd286" style:font-size-asian="10pt" style:font-size-complex="10pt"/>
    </style:style>
    <style:style style:name="P117" style:family="paragraph" style:parent-style-name="Standard">
      <style:text-properties style:font-name="Cantarell" fo:font-size="10pt" fo:language="en" fo:country="US" officeooo:rsid="0040577c" officeooo:paragraph-rsid="010b3f4c" style:font-size-asian="10pt" style:font-size-complex="10pt"/>
    </style:style>
    <style:style style:name="P118" style:family="paragraph" style:parent-style-name="Standard">
      <style:text-properties style:font-name="Cantarell" fo:font-size="10pt" fo:language="en" fo:country="US" officeooo:rsid="0040577c" officeooo:paragraph-rsid="01100f51" style:font-size-asian="10pt" style:font-size-complex="10pt"/>
    </style:style>
    <style:style style:name="P119" style:family="paragraph" style:parent-style-name="Standard">
      <style:text-properties style:font-name="Cantarell" fo:font-size="10pt" fo:language="en" fo:country="US" officeooo:rsid="00b94d22" officeooo:paragraph-rsid="00b94d22" style:font-size-asian="10pt" style:font-size-complex="10pt"/>
    </style:style>
    <style:style style:name="P120" style:family="paragraph" style:parent-style-name="Standard">
      <style:text-properties style:font-name="Cantarell" fo:font-size="10pt" fo:language="en" fo:country="US" officeooo:rsid="00c155a0" officeooo:paragraph-rsid="00d2c437" style:font-size-asian="10pt" style:font-size-complex="10pt"/>
    </style:style>
    <style:style style:name="P121" style:family="paragraph" style:parent-style-name="Standard">
      <style:text-properties style:font-name="Cantarell" fo:font-size="10pt" fo:language="en" fo:country="US" officeooo:rsid="00c155a0" officeooo:paragraph-rsid="00c92836" style:font-size-asian="10pt" style:font-size-complex="10pt"/>
    </style:style>
    <style:style style:name="P122" style:family="paragraph" style:parent-style-name="Standard">
      <style:text-properties style:font-name="Cantarell" fo:font-size="10pt" fo:language="en" fo:country="US" officeooo:rsid="00c155a0" officeooo:paragraph-rsid="00c155a0" style:font-size-asian="10pt" style:font-size-complex="10pt"/>
    </style:style>
    <style:style style:name="P123" style:family="paragraph" style:parent-style-name="Standard">
      <style:text-properties style:font-name="Cantarell" fo:font-size="10pt" fo:language="en" fo:country="US" officeooo:rsid="00c155a0" officeooo:paragraph-rsid="00d494b6" style:font-size-asian="10pt" style:font-size-complex="10pt"/>
    </style:style>
    <style:style style:name="P124" style:family="paragraph" style:parent-style-name="Standard">
      <style:text-properties style:font-name="Cantarell" fo:font-size="10pt" fo:language="en" fo:country="US" officeooo:rsid="00c155a0" officeooo:paragraph-rsid="00c3d6c2" style:font-size-asian="10pt" style:font-size-complex="10pt"/>
    </style:style>
    <style:style style:name="P125" style:family="paragraph" style:parent-style-name="Standard">
      <style:text-properties style:font-name="Cantarell" fo:font-size="10pt" fo:language="en" fo:country="US" officeooo:rsid="00c155a0" officeooo:paragraph-rsid="010fbf88" style:font-size-asian="10pt" style:font-size-complex="10pt"/>
    </style:style>
    <style:style style:name="P126" style:family="paragraph" style:parent-style-name="Standard">
      <style:text-properties style:font-name="Cantarell" fo:font-size="10pt" fo:language="en" fo:country="US" officeooo:rsid="00bf15bf" officeooo:paragraph-rsid="00bf15bf" style:font-size-asian="10pt" style:font-size-complex="10pt"/>
    </style:style>
    <style:style style:name="P127" style:family="paragraph" style:parent-style-name="Standard">
      <style:text-properties style:font-name="Cantarell" fo:font-size="10pt" fo:language="en" fo:country="US" officeooo:rsid="00c9a249" officeooo:paragraph-rsid="00d494b6" style:font-size-asian="10pt" style:font-size-complex="10pt"/>
    </style:style>
    <style:style style:name="P128" style:family="paragraph" style:parent-style-name="Standard">
      <style:text-properties style:font-name="Cantarell" fo:font-size="10pt" fo:language="en" fo:country="US" officeooo:rsid="00c9a249" officeooo:paragraph-rsid="00c9a249" style:font-size-asian="10pt" style:font-size-complex="10pt"/>
    </style:style>
    <style:style style:name="P129" style:family="paragraph" style:parent-style-name="Standard">
      <style:text-properties style:font-name="Cantarell" fo:font-size="10pt" fo:language="en" fo:country="US" officeooo:rsid="00c9a249" officeooo:paragraph-rsid="00d0ec54" style:font-size-asian="10pt" style:font-size-complex="10pt"/>
    </style:style>
    <style:style style:name="P130" style:family="paragraph" style:parent-style-name="Standard">
      <style:text-properties style:font-name="Cantarell" fo:font-size="10pt" fo:language="en" fo:country="US" officeooo:rsid="00b88b36" officeooo:paragraph-rsid="00bda148" style:font-size-asian="10pt" style:font-size-complex="10pt"/>
    </style:style>
    <style:style style:name="P131" style:family="paragraph" style:parent-style-name="Standard">
      <style:text-properties style:font-name="Cantarell" fo:font-size="10pt" fo:language="en" fo:country="US" officeooo:rsid="00b88b36" officeooo:paragraph-rsid="00b88b36" style:font-size-asian="10pt" style:font-size-complex="10pt"/>
    </style:style>
    <style:style style:name="P132" style:family="paragraph" style:parent-style-name="Standard">
      <style:text-properties style:font-name="Cantarell" fo:font-size="10pt" fo:language="en" fo:country="US" officeooo:rsid="00add9a5" officeooo:paragraph-rsid="00add9a5" style:font-size-asian="10pt" style:font-size-complex="10pt"/>
    </style:style>
    <style:style style:name="P133" style:family="paragraph" style:parent-style-name="Standard">
      <style:text-properties style:font-name="Cantarell" fo:font-size="10pt" fo:language="en" fo:country="US" officeooo:rsid="00c667da" officeooo:paragraph-rsid="00c667da" style:font-size-asian="10pt" style:font-size-complex="10pt"/>
    </style:style>
    <style:style style:name="P134" style:family="paragraph" style:parent-style-name="Standard">
      <style:text-properties style:font-name="Cantarell" fo:font-size="10pt" fo:language="en" fo:country="US" officeooo:rsid="00c82f04" officeooo:paragraph-rsid="00c82f04" style:font-size-asian="10pt" style:font-size-complex="10pt"/>
    </style:style>
    <style:style style:name="P135" style:family="paragraph" style:parent-style-name="Standard">
      <style:text-properties style:font-name="Cantarell" fo:font-size="10pt" fo:language="en" fo:country="US" officeooo:rsid="00c82f04" officeooo:paragraph-rsid="010b3f4c" style:font-size-asian="10pt" style:font-size-complex="10pt"/>
    </style:style>
    <style:style style:name="P136" style:family="paragraph" style:parent-style-name="Standard">
      <style:text-properties style:font-name="Cantarell" fo:font-size="10pt" fo:language="en" fo:country="US" officeooo:rsid="00c82f04" officeooo:paragraph-rsid="01100f51" style:font-size-asian="10pt" style:font-size-complex="10pt"/>
    </style:style>
    <style:style style:name="P137" style:family="paragraph" style:parent-style-name="Standard">
      <style:text-properties style:font-name="Cantarell" fo:font-size="10pt" fo:language="en" fo:country="US" officeooo:rsid="00caa959" officeooo:paragraph-rsid="00caa959" style:font-size-asian="10pt" style:font-size-complex="10pt"/>
    </style:style>
    <style:style style:name="P138" style:family="paragraph" style:parent-style-name="Standard">
      <style:text-properties style:font-name="Cantarell" fo:font-size="10pt" fo:language="en" fo:country="US" officeooo:rsid="00caa959" officeooo:paragraph-rsid="00cbf2dc" style:font-size-asian="10pt" style:font-size-complex="10pt"/>
    </style:style>
    <style:style style:name="P139" style:family="paragraph" style:parent-style-name="Standard">
      <style:text-properties style:font-name="Cantarell" fo:font-size="10pt" fo:language="en" fo:country="US" officeooo:rsid="00caa959" officeooo:paragraph-rsid="00ccdca8" style:font-size-asian="10pt" style:font-size-complex="10pt"/>
    </style:style>
    <style:style style:name="P140" style:family="paragraph" style:parent-style-name="Standard">
      <style:text-properties style:font-name="Cantarell" fo:font-size="10pt" fo:language="en" fo:country="US" officeooo:rsid="00caa959" officeooo:paragraph-rsid="00d75124" style:font-size-asian="10pt" style:font-size-complex="10pt"/>
    </style:style>
    <style:style style:name="P141" style:family="paragraph" style:parent-style-name="Standard">
      <style:text-properties style:font-name="Cantarell" fo:font-size="10pt" fo:language="en" fo:country="US" officeooo:rsid="00caa959" officeooo:paragraph-rsid="00d7a7f0" style:font-size-asian="10pt" style:font-size-complex="10pt"/>
    </style:style>
    <style:style style:name="P142" style:family="paragraph" style:parent-style-name="Standard">
      <style:text-properties style:font-name="Cantarell" fo:font-size="10pt" fo:language="en" fo:country="US" officeooo:rsid="00d75124" officeooo:paragraph-rsid="00d75124" style:font-size-asian="10pt" style:font-size-complex="10pt"/>
    </style:style>
    <style:style style:name="P143" style:family="paragraph" style:parent-style-name="Standard">
      <style:text-properties style:font-name="Cantarell" fo:font-size="10pt" fo:language="en" fo:country="US" officeooo:rsid="00d7a7f0" officeooo:paragraph-rsid="00d7a7f0" style:font-size-asian="10pt" style:font-size-complex="10pt"/>
    </style:style>
    <style:style style:name="P144" style:family="paragraph" style:parent-style-name="Standard">
      <style:text-properties style:font-name="Cantarell" fo:font-size="10pt" fo:language="en" fo:country="US" officeooo:rsid="00cd5f13" officeooo:paragraph-rsid="00cd5f13" style:font-size-asian="10pt" style:font-size-complex="10pt"/>
    </style:style>
    <style:style style:name="P145" style:family="paragraph" style:parent-style-name="Standard">
      <style:text-properties style:font-name="Cantarell" fo:font-size="10pt" fo:language="en" fo:country="US" officeooo:rsid="00cd5f13" officeooo:paragraph-rsid="00d75124" style:font-size-asian="10pt" style:font-size-complex="10pt"/>
    </style:style>
    <style:style style:name="P146" style:family="paragraph" style:parent-style-name="Standard">
      <style:text-properties style:font-name="Cantarell" fo:font-size="10pt" fo:language="en" fo:country="US" officeooo:rsid="00cd5f13" officeooo:paragraph-rsid="00cf03c6" style:font-size-asian="10pt" style:font-size-complex="10pt"/>
    </style:style>
    <style:style style:name="P147" style:family="paragraph" style:parent-style-name="Standard">
      <style:text-properties style:font-name="Cantarell" fo:font-size="10pt" fo:language="en" fo:country="US" officeooo:rsid="00cd5f13" officeooo:paragraph-rsid="00d01497" style:font-size-asian="10pt" style:font-size-complex="10pt"/>
    </style:style>
    <style:style style:name="P148" style:family="paragraph" style:parent-style-name="Standard">
      <style:text-properties style:font-name="Cantarell" fo:font-size="10pt" fo:language="en" fo:country="US" officeooo:rsid="00cd5f13" officeooo:paragraph-rsid="00eb7041" style:font-size-asian="10pt" style:font-size-complex="10pt"/>
    </style:style>
    <style:style style:name="P149" style:family="paragraph" style:parent-style-name="Standard">
      <style:text-properties style:font-name="Cantarell" fo:font-size="10pt" fo:language="en" fo:country="US" officeooo:rsid="00cd5f13" officeooo:paragraph-rsid="00ebd286" style:font-size-asian="10pt" style:font-size-complex="10pt"/>
    </style:style>
    <style:style style:name="P150" style:family="paragraph" style:parent-style-name="Standard">
      <style:text-properties style:font-name="Cantarell" fo:font-size="10pt" fo:language="en" fo:country="US" officeooo:rsid="00cf03c6" officeooo:paragraph-rsid="00cf03c6" style:font-size-asian="10pt" style:font-size-complex="10pt"/>
    </style:style>
    <style:style style:name="P151" style:family="paragraph" style:parent-style-name="Standard">
      <style:text-properties style:font-name="Cantarell" fo:font-size="10pt" fo:language="en" fo:country="US" officeooo:rsid="00d01497" officeooo:paragraph-rsid="00d01497" style:font-size-asian="10pt" style:font-size-complex="10pt"/>
    </style:style>
    <style:style style:name="P152" style:family="paragraph" style:parent-style-name="Standard">
      <style:text-properties style:font-name="Cantarell" fo:font-size="10pt" fo:language="en" fo:country="US" officeooo:rsid="00d0ec54" officeooo:paragraph-rsid="00d0ec54" style:font-size-asian="10pt" style:font-size-complex="10pt"/>
    </style:style>
    <style:style style:name="P153" style:family="paragraph" style:parent-style-name="Standard">
      <style:text-properties style:font-name="Cantarell" fo:font-size="10pt" fo:language="en" fo:country="US" officeooo:rsid="00ebd286" officeooo:paragraph-rsid="00ebd286" style:font-size-asian="10pt" style:font-size-complex="10pt"/>
    </style:style>
    <style:style style:name="P154" style:family="paragraph" style:parent-style-name="Standard">
      <style:text-properties style:font-name="Cantarell" fo:font-size="10pt" fo:language="en" fo:country="US" officeooo:rsid="010fbf88" officeooo:paragraph-rsid="010fbf88" style:font-size-asian="10pt" style:font-size-complex="10pt"/>
    </style:style>
    <style:style style:name="P155" style:family="paragraph" style:parent-style-name="Standard">
      <style:text-properties style:font-name="Cantarell" fo:font-size="10pt" fo:language="en" fo:country="US" officeooo:rsid="010fbf88" officeooo:paragraph-rsid="01100f51" style:font-size-asian="10pt" style:font-size-complex="10pt"/>
    </style:style>
    <style:style style:name="P156" style:family="paragraph" style:parent-style-name="Standard">
      <style:text-properties style:font-name="Cantarell" fo:font-size="10pt" officeooo:rsid="0010a613" officeooo:paragraph-rsid="00d0ec54" style:font-size-asian="10pt" style:font-size-complex="10pt"/>
    </style:style>
    <style:style style:name="P157" style:family="paragraph" style:parent-style-name="Standard">
      <style:text-properties fo:language="en" fo:country="US"/>
    </style:style>
    <style:style style:name="P158" style:family="paragraph" style:parent-style-name="Standard">
      <style:text-properties fo:language="en" fo:country="US" officeooo:rsid="00591166" officeooo:paragraph-rsid="00591166"/>
    </style:style>
    <style:style style:name="P159" style:family="paragraph" style:parent-style-name="Standard">
      <style:text-properties fo:language="en" fo:country="US" officeooo:rsid="009a862b" officeooo:paragraph-rsid="009a862b"/>
    </style:style>
    <style:style style:name="P160" style:family="paragraph" style:parent-style-name="Standard">
      <style:text-properties fo:language="en" fo:country="US" officeooo:rsid="009c0f35" officeooo:paragraph-rsid="009c0f35"/>
    </style:style>
    <style:style style:name="P161" style:family="paragraph" style:parent-style-name="Standard">
      <style:text-properties fo:language="en" fo:country="US" officeooo:rsid="009c52c3" officeooo:paragraph-rsid="009c52c3"/>
    </style:style>
    <style:style style:name="P162" style:family="paragraph" style:parent-style-name="Standard">
      <style:text-properties fo:language="en" fo:country="US" officeooo:rsid="00dc0ba1" officeooo:paragraph-rsid="00dc0ba1"/>
    </style:style>
    <style:style style:name="P163" style:family="paragraph" style:parent-style-name="Standard">
      <style:text-properties fo:language="en" fo:country="US" officeooo:rsid="009e2261" officeooo:paragraph-rsid="009e2261"/>
    </style:style>
    <style:style style:name="P164" style:family="paragraph" style:parent-style-name="Standard">
      <style:text-properties fo:language="en" fo:country="US" officeooo:rsid="00a10370" officeooo:paragraph-rsid="00a10370"/>
    </style:style>
    <style:style style:name="P165" style:family="paragraph" style:parent-style-name="Überschrift_20_Checks">
      <style:paragraph-properties fo:break-before="page"/>
      <style:text-properties fo:language="en" fo:country="US"/>
    </style:style>
    <style:style style:name="P166" style:family="paragraph" style:parent-style-name="Überschrift_20_Checks">
      <style:paragraph-properties fo:break-before="page"/>
      <style:text-properties fo:language="en" fo:country="US" officeooo:rsid="00591166" officeooo:paragraph-rsid="00591166"/>
    </style:style>
    <style:style style:name="P167" style:family="paragraph" style:parent-style-name="Überschrift_20_Checks">
      <style:paragraph-properties fo:break-before="page"/>
      <style:text-properties fo:language="en" fo:country="US" officeooo:rsid="00b88b36" officeooo:paragraph-rsid="00c92836"/>
    </style:style>
    <style:style style:name="P168" style:family="paragraph" style:parent-style-name="Überschrift_20_Checks">
      <style:paragraph-properties fo:break-before="page"/>
      <style:text-properties fo:language="en" fo:country="US" officeooo:rsid="00b88b36" officeooo:paragraph-rsid="00c155a0"/>
    </style:style>
    <style:style style:name="P169" style:family="paragraph" style:parent-style-name="Überschrift_20_Checks">
      <style:paragraph-properties fo:break-before="page"/>
      <style:text-properties fo:language="en" fo:country="US" officeooo:rsid="00b88b36" officeooo:paragraph-rsid="00bf15bf"/>
    </style:style>
    <style:style style:name="P170" style:family="paragraph" style:parent-style-name="Überschrift_20_Checks">
      <style:paragraph-properties fo:break-before="page"/>
      <style:text-properties fo:language="en" fo:country="US" officeooo:rsid="00b88b36" officeooo:paragraph-rsid="00d494b6"/>
    </style:style>
    <style:style style:name="P171" style:family="paragraph" style:parent-style-name="Überschrift_20_Checks">
      <style:paragraph-properties fo:break-before="page"/>
      <style:text-properties fo:language="en" fo:country="US" officeooo:rsid="00b88b36" officeooo:paragraph-rsid="00bda148"/>
    </style:style>
    <style:style style:name="P172" style:family="paragraph" style:parent-style-name="Überschrift_20_Checks">
      <style:paragraph-properties fo:break-before="page"/>
      <style:text-properties fo:language="en" fo:country="US" officeooo:rsid="00b88b36" officeooo:paragraph-rsid="00b88b36"/>
    </style:style>
    <style:style style:name="P173" style:family="paragraph" style:parent-style-name="Überschrift_20_Checks">
      <style:paragraph-properties fo:break-before="page"/>
      <style:text-properties fo:language="en" fo:country="US" officeooo:rsid="00b88b36" officeooo:paragraph-rsid="00c3d6c2"/>
    </style:style>
    <style:style style:name="P174" style:family="paragraph" style:parent-style-name="Überschrift_20_Checks">
      <style:paragraph-properties fo:break-before="page"/>
      <style:text-properties fo:language="en" fo:country="US" officeooo:rsid="00b88b36" officeooo:paragraph-rsid="00c9a249"/>
    </style:style>
    <style:style style:name="P175" style:family="paragraph" style:parent-style-name="Überschrift_20_Checks">
      <style:paragraph-properties fo:break-before="page"/>
      <style:text-properties fo:language="en" fo:country="US" officeooo:rsid="00b88b36" officeooo:paragraph-rsid="00d0ec54"/>
    </style:style>
    <style:style style:name="P176" style:family="paragraph" style:parent-style-name="Überschrift_20_Checks">
      <style:paragraph-properties fo:break-before="page"/>
      <style:text-properties fo:language="en" fo:country="US" officeooo:rsid="00add9a5" officeooo:paragraph-rsid="00add9a5"/>
    </style:style>
    <style:style style:name="P177" style:family="paragraph" style:parent-style-name="Überschrift_20_Checks">
      <style:paragraph-properties fo:break-before="page"/>
      <style:text-properties fo:language="en" fo:country="US" officeooo:rsid="00b94d22" officeooo:paragraph-rsid="00c667da"/>
    </style:style>
    <style:style style:name="P178" style:family="paragraph" style:parent-style-name="Überschrift_20_Checks">
      <style:paragraph-properties fo:break-before="page"/>
      <style:text-properties fo:language="en" fo:country="US" officeooo:rsid="00b94d22" officeooo:paragraph-rsid="00b94d22"/>
    </style:style>
    <style:style style:name="P179" style:family="paragraph" style:parent-style-name="Überschrift_20_Checks">
      <style:paragraph-properties fo:break-before="page"/>
      <style:text-properties fo:language="en" fo:country="US" officeooo:rsid="009c0f35" officeooo:paragraph-rsid="00b49966"/>
    </style:style>
    <style:style style:name="P180" style:family="paragraph" style:parent-style-name="Überschrift_20_Checks">
      <style:paragraph-properties fo:break-before="page"/>
      <style:text-properties fo:language="en" fo:country="US" officeooo:rsid="009c0f35" officeooo:paragraph-rsid="00a4c9ae"/>
    </style:style>
    <style:style style:name="P181" style:family="paragraph" style:parent-style-name="Überschrift_20_Checks">
      <style:paragraph-properties fo:break-before="page"/>
      <style:text-properties fo:language="en" fo:country="US" officeooo:rsid="009c0f35" officeooo:paragraph-rsid="009c0f35"/>
    </style:style>
    <style:style style:name="P182" style:family="paragraph" style:parent-style-name="Überschrift_20_Checks">
      <style:paragraph-properties fo:break-before="page"/>
      <style:text-properties fo:language="en" fo:country="US" officeooo:rsid="00c82f04" officeooo:paragraph-rsid="00c82f04"/>
    </style:style>
    <style:style style:name="P183" style:family="paragraph" style:parent-style-name="Überschrift_20_Checks">
      <style:paragraph-properties fo:break-before="page"/>
      <style:text-properties fo:language="en" fo:country="US" officeooo:rsid="00c82f04" officeooo:paragraph-rsid="010b3f4c"/>
    </style:style>
    <style:style style:name="P184" style:family="paragraph" style:parent-style-name="Überschrift_20_Checks">
      <style:paragraph-properties fo:break-before="page"/>
      <style:text-properties fo:language="en" fo:country="US" officeooo:rsid="00c82f04" officeooo:paragraph-rsid="01100f51"/>
    </style:style>
    <style:style style:name="P185" style:family="paragraph" style:parent-style-name="Überschrift_20_Checks">
      <style:paragraph-properties fo:break-before="page"/>
      <style:text-properties fo:language="en" fo:country="US" officeooo:rsid="00caa959" officeooo:paragraph-rsid="00caa959"/>
    </style:style>
    <style:style style:name="P186" style:family="paragraph" style:parent-style-name="Überschrift_20_Checks">
      <style:paragraph-properties fo:break-before="page"/>
      <style:text-properties fo:language="en" fo:country="US" officeooo:rsid="00caa959" officeooo:paragraph-rsid="00d8f962"/>
    </style:style>
    <style:style style:name="P187" style:family="paragraph" style:parent-style-name="Überschrift_20_Checks">
      <style:paragraph-properties fo:break-before="page"/>
      <style:text-properties fo:language="en" fo:country="US" officeooo:rsid="00d75124" officeooo:paragraph-rsid="00d8f962"/>
    </style:style>
    <style:style style:name="P188" style:family="paragraph" style:parent-style-name="Überschrift_20_Checks">
      <style:paragraph-properties fo:break-before="page"/>
      <style:text-properties fo:language="en" fo:country="US" officeooo:rsid="00d7a7f0" officeooo:paragraph-rsid="00d7a7f0"/>
    </style:style>
    <style:style style:name="P189" style:family="paragraph" style:parent-style-name="Überschrift_20_Checks">
      <style:paragraph-properties fo:break-before="page"/>
      <style:text-properties fo:language="en" fo:country="US" officeooo:rsid="00cd5f13" officeooo:paragraph-rsid="00cd5f13"/>
    </style:style>
    <style:style style:name="P190" style:family="paragraph" style:parent-style-name="Überschrift_20_Checks">
      <style:paragraph-properties fo:break-before="page"/>
      <style:text-properties fo:language="en" fo:country="US" officeooo:rsid="00cd5f13" officeooo:paragraph-rsid="00d75124"/>
    </style:style>
    <style:style style:name="P191" style:family="paragraph" style:parent-style-name="Überschrift_20_Checks">
      <style:paragraph-properties fo:break-before="page"/>
      <style:text-properties fo:language="en" fo:country="US" officeooo:rsid="00cd5f13" officeooo:paragraph-rsid="00cf03c6"/>
    </style:style>
    <style:style style:name="P192" style:family="paragraph" style:parent-style-name="Überschrift_20_Checks">
      <style:paragraph-properties fo:break-before="page"/>
      <style:text-properties fo:language="en" fo:country="US" officeooo:rsid="00cd5f13" officeooo:paragraph-rsid="00d01497"/>
    </style:style>
    <style:style style:name="P193" style:family="paragraph" style:parent-style-name="Überschrift_20_Checks">
      <style:paragraph-properties fo:break-before="page"/>
      <style:text-properties fo:language="en" fo:country="US" officeooo:rsid="00cd5f13" officeooo:paragraph-rsid="00eb7041"/>
    </style:style>
    <style:style style:name="P194" style:family="paragraph" style:parent-style-name="Überschrift_20_Checks">
      <style:paragraph-properties fo:break-before="page"/>
      <style:text-properties fo:language="en" fo:country="US" officeooo:rsid="00cd5f13" officeooo:paragraph-rsid="00ebd286"/>
    </style:style>
    <style:style style:name="P195" style:family="paragraph" style:parent-style-name="Contents_20_Heading">
      <style:paragraph-properties fo:break-before="page"/>
    </style:style>
    <style:style style:name="P196"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97" style:family="paragraph" style:parent-style-name="Überschrift_20_Checks">
      <style:text-properties officeooo:paragraph-rsid="006555f2"/>
    </style:style>
    <style:style style:name="P19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99"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00"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13"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14"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15"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16"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17"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18"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271" style:family="paragraph" style:parent-style-name="Table_20_Contents">
      <style:text-properties style:font-name="Cantarell" fo:font-size="10pt" fo:language="en" fo:country="US" officeooo:rsid="00127ba7" officeooo:paragraph-rsid="00b94d22" style:font-size-asian="10pt" style:font-size-complex="10pt"/>
    </style:style>
    <style:style style:name="P272" style:family="paragraph" style:parent-style-name="Table_20_Contents">
      <style:text-properties style:font-name="Cantarell" fo:font-size="10pt" fo:language="en" fo:country="US" officeooo:rsid="00127ba7" officeooo:paragraph-rsid="00c155a0" style:font-size-asian="10pt" style:font-size-complex="10pt"/>
    </style:style>
    <style:style style:name="P273" style:family="paragraph" style:parent-style-name="Table_20_Contents">
      <style:text-properties style:font-name="Cantarell" fo:font-size="10pt" fo:language="en" fo:country="US" officeooo:rsid="00127ba7" officeooo:paragraph-rsid="00bf15bf" style:font-size-asian="10pt" style:font-size-complex="10pt"/>
    </style:style>
    <style:style style:name="P274" style:family="paragraph" style:parent-style-name="Table_20_Contents">
      <style:text-properties style:font-name="Cantarell" fo:font-size="10pt" fo:language="en" fo:country="US" officeooo:rsid="00127ba7" officeooo:paragraph-rsid="00bda148" style:font-size-asian="10pt" style:font-size-complex="10pt"/>
    </style:style>
    <style:style style:name="P275" style:family="paragraph" style:parent-style-name="Table_20_Contents">
      <style:text-properties style:font-name="Cantarell" fo:font-size="10pt" fo:language="en" fo:country="US" officeooo:rsid="00127ba7" officeooo:paragraph-rsid="00b88b36" style:font-size-asian="10pt" style:font-size-complex="10pt"/>
    </style:style>
    <style:style style:name="P276" style:family="paragraph" style:parent-style-name="Table_20_Contents">
      <style:text-properties style:font-name="Cantarell" fo:font-size="10pt" fo:language="en" fo:country="US" officeooo:rsid="00127ba7" officeooo:paragraph-rsid="00add9a5" style:font-size-asian="10pt" style:font-size-complex="10pt"/>
    </style:style>
    <style:style style:name="P277" style:family="paragraph" style:parent-style-name="Table_20_Contents">
      <style:text-properties style:font-name="Cantarell" fo:font-size="10pt" fo:language="en" fo:country="US" officeooo:rsid="00127ba7" officeooo:paragraph-rsid="00c667da" style:font-size-asian="10pt" style:font-size-complex="10pt"/>
    </style:style>
    <style:style style:name="P278" style:family="paragraph" style:parent-style-name="Table_20_Contents">
      <style:text-properties style:font-name="Cantarell" fo:font-size="10pt" fo:language="en" fo:country="US" officeooo:rsid="00127ba7" officeooo:paragraph-rsid="00a6a90c" style:font-size-asian="10pt" style:font-size-complex="10pt"/>
    </style:style>
    <style:style style:name="P279" style:family="paragraph" style:parent-style-name="Table_20_Contents">
      <style:text-properties style:font-name="Cantarell" fo:font-size="10pt" fo:language="en" fo:country="US" officeooo:rsid="00127ba7" officeooo:paragraph-rsid="00a4c9ae" style:font-size-asian="10pt" style:font-size-complex="10pt"/>
    </style:style>
    <style:style style:name="P280" style:family="paragraph" style:parent-style-name="Table_20_Contents">
      <style:text-properties style:font-name="Cantarell" fo:font-size="10pt" fo:language="en" fo:country="US" officeooo:rsid="00127ba7" officeooo:paragraph-rsid="006555f2" style:font-size-asian="10pt" style:font-size-complex="10pt"/>
    </style:style>
    <style:style style:name="P281" style:family="paragraph" style:parent-style-name="Table_20_Contents">
      <style:text-properties style:font-name="Cantarell" fo:font-size="10pt" fo:language="en" fo:country="US" officeooo:rsid="00127ba7" officeooo:paragraph-rsid="00c82f04" style:font-size-asian="10pt" style:font-size-complex="10pt"/>
    </style:style>
    <style:style style:name="P282" style:family="paragraph" style:parent-style-name="Table_20_Contents">
      <style:text-properties style:font-name="Cantarell" fo:font-size="10pt" fo:language="en" fo:country="US" officeooo:rsid="00b2e5cb" officeooo:paragraph-rsid="00b94d22" style:font-size-asian="10pt" style:font-size-complex="10pt"/>
    </style:style>
    <style:style style:name="P283" style:family="paragraph" style:parent-style-name="Table_20_Contents">
      <style:text-properties style:font-name="Cantarell" fo:font-size="10pt" fo:language="en" fo:country="US" officeooo:rsid="00b2e5cb" officeooo:paragraph-rsid="00c667da" style:font-size-asian="10pt" style:font-size-complex="10pt"/>
    </style:style>
    <style:style style:name="P284" style:family="paragraph" style:parent-style-name="Table_20_Contents">
      <style:text-properties style:font-name="Cantarell" fo:font-size="10pt" fo:language="en" fo:country="US" officeooo:rsid="00b2e5cb" officeooo:paragraph-rsid="00b2e5cb" style:font-size-asian="10pt" style:font-size-complex="10pt"/>
    </style:style>
    <style:style style:name="P285" style:family="paragraph" style:parent-style-name="Table_20_Contents">
      <style:text-properties style:font-name="Cantarell" fo:font-size="10pt" fo:language="en" fo:country="US" officeooo:rsid="00de3615" officeooo:paragraph-rsid="00de3615" style:font-size-asian="10pt" style:font-size-complex="10pt"/>
    </style:style>
    <style:style style:name="P286" style:family="paragraph" style:parent-style-name="Table_20_Contents">
      <style:text-properties style:font-name="Cantarell" fo:font-size="10pt" fo:language="en" fo:country="US" officeooo:rsid="00153d7c" officeooo:paragraph-rsid="00b94d22" style:font-size-asian="10pt" style:font-size-complex="10pt"/>
    </style:style>
    <style:style style:name="P287" style:family="paragraph" style:parent-style-name="Table_20_Contents">
      <style:text-properties style:font-name="Cantarell" fo:font-size="10pt" fo:language="en" fo:country="US" officeooo:rsid="00153d7c" officeooo:paragraph-rsid="00c92836" style:font-size-asian="10pt" style:font-size-complex="10pt"/>
    </style:style>
    <style:style style:name="P288" style:family="paragraph" style:parent-style-name="Table_20_Contents">
      <style:text-properties style:font-name="Cantarell" fo:font-size="10pt" fo:language="en" fo:country="US" officeooo:rsid="00153d7c" officeooo:paragraph-rsid="00c155a0" style:font-size-asian="10pt" style:font-size-complex="10pt"/>
    </style:style>
    <style:style style:name="P289" style:family="paragraph" style:parent-style-name="Table_20_Contents">
      <style:text-properties style:font-name="Cantarell" fo:font-size="10pt" fo:language="en" fo:country="US" officeooo:rsid="00153d7c" officeooo:paragraph-rsid="00bf15bf" style:font-size-asian="10pt" style:font-size-complex="10pt"/>
    </style:style>
    <style:style style:name="P290" style:family="paragraph" style:parent-style-name="Table_20_Contents">
      <style:text-properties style:font-name="Cantarell" fo:font-size="10pt" fo:language="en" fo:country="US" officeooo:rsid="00153d7c" officeooo:paragraph-rsid="00d494b6" style:font-size-asian="10pt" style:font-size-complex="10pt"/>
    </style:style>
    <style:style style:name="P291" style:family="paragraph" style:parent-style-name="Table_20_Contents">
      <style:text-properties style:font-name="Cantarell" fo:font-size="10pt" fo:language="en" fo:country="US" officeooo:rsid="00153d7c" officeooo:paragraph-rsid="00bda148" style:font-size-asian="10pt" style:font-size-complex="10pt"/>
    </style:style>
    <style:style style:name="P292" style:family="paragraph" style:parent-style-name="Table_20_Contents">
      <style:text-properties style:font-name="Cantarell" fo:font-size="10pt" fo:language="en" fo:country="US" officeooo:rsid="00153d7c" officeooo:paragraph-rsid="00b88b36" style:font-size-asian="10pt" style:font-size-complex="10pt"/>
    </style:style>
    <style:style style:name="P293" style:family="paragraph" style:parent-style-name="Table_20_Contents">
      <style:text-properties style:font-name="Cantarell" fo:font-size="10pt" fo:language="en" fo:country="US" officeooo:rsid="00153d7c" officeooo:paragraph-rsid="00add9a5" style:font-size-asian="10pt" style:font-size-complex="10pt"/>
    </style:style>
    <style:style style:name="P294" style:family="paragraph" style:parent-style-name="Table_20_Contents">
      <style:text-properties style:font-name="Cantarell" fo:font-size="10pt" fo:language="en" fo:country="US" officeooo:rsid="00153d7c" officeooo:paragraph-rsid="00c667da" style:font-size-asian="10pt" style:font-size-complex="10pt"/>
    </style:style>
    <style:style style:name="P295" style:family="paragraph" style:parent-style-name="Table_20_Contents">
      <style:text-properties style:font-name="Cantarell" fo:font-size="10pt" fo:language="en" fo:country="US" officeooo:rsid="00153d7c" officeooo:paragraph-rsid="00a6a90c" style:font-size-asian="10pt" style:font-size-complex="10pt"/>
    </style:style>
    <style:style style:name="P296" style:family="paragraph" style:parent-style-name="Table_20_Contents">
      <style:text-properties style:font-name="Cantarell" fo:font-size="10pt" fo:language="en" fo:country="US" officeooo:rsid="00153d7c" officeooo:paragraph-rsid="00a4c9ae" style:font-size-asian="10pt" style:font-size-complex="10pt"/>
    </style:style>
    <style:style style:name="P297" style:family="paragraph" style:parent-style-name="Table_20_Contents">
      <style:text-properties style:font-name="Cantarell" fo:font-size="10pt" fo:language="en" fo:country="US" officeooo:rsid="00153d7c" officeooo:paragraph-rsid="006555f2" style:font-size-asian="10pt" style:font-size-complex="10pt"/>
    </style:style>
    <style:style style:name="P298" style:family="paragraph" style:parent-style-name="Table_20_Contents">
      <style:text-properties style:font-name="Cantarell" fo:font-size="10pt" fo:language="en" fo:country="US" officeooo:rsid="00153d7c" officeooo:paragraph-rsid="00c82f04" style:font-size-asian="10pt" style:font-size-complex="10pt"/>
    </style:style>
    <style:style style:name="P299" style:family="paragraph" style:parent-style-name="Table_20_Contents">
      <style:text-properties style:font-name="Cantarell" fo:font-size="10pt" fo:language="en" fo:country="US" officeooo:rsid="00153d7c" officeooo:paragraph-rsid="00c9a249" style:font-size-asian="10pt" style:font-size-complex="10pt"/>
    </style:style>
    <style:style style:name="P300" style:family="paragraph" style:parent-style-name="Table_20_Contents">
      <style:text-properties style:font-name="Cantarell" fo:font-size="10pt" fo:language="en" fo:country="US" officeooo:rsid="00153d7c" officeooo:paragraph-rsid="00caa959" style:font-size-asian="10pt" style:font-size-complex="10pt"/>
    </style:style>
    <style:style style:name="P301" style:family="paragraph" style:parent-style-name="Table_20_Contents">
      <style:text-properties style:font-name="Cantarell" fo:font-size="10pt" fo:language="en" fo:country="US" officeooo:rsid="00153d7c" officeooo:paragraph-rsid="00cbf2dc" style:font-size-asian="10pt" style:font-size-complex="10pt"/>
    </style:style>
    <style:style style:name="P302" style:family="paragraph" style:parent-style-name="Table_20_Contents">
      <style:text-properties style:font-name="Cantarell" fo:font-size="10pt" fo:language="en" fo:country="US" officeooo:rsid="00153d7c" officeooo:paragraph-rsid="00ccdca8" style:font-size-asian="10pt" style:font-size-complex="10pt"/>
    </style:style>
    <style:style style:name="P303" style:family="paragraph" style:parent-style-name="Table_20_Contents">
      <style:text-properties style:font-name="Cantarell" fo:font-size="10pt" fo:language="en" fo:country="US" officeooo:rsid="00153d7c" officeooo:paragraph-rsid="00d75124" style:font-size-asian="10pt" style:font-size-complex="10pt"/>
    </style:style>
    <style:style style:name="P304" style:family="paragraph" style:parent-style-name="Table_20_Contents">
      <style:text-properties style:font-name="Cantarell" fo:font-size="10pt" fo:language="en" fo:country="US" officeooo:rsid="00153d7c" officeooo:paragraph-rsid="00d7a7f0" style:font-size-asian="10pt" style:font-size-complex="10pt"/>
    </style:style>
    <style:style style:name="P305" style:family="paragraph" style:parent-style-name="Table_20_Contents">
      <style:text-properties style:font-name="Cantarell" fo:font-size="10pt" fo:language="en" fo:country="US" officeooo:rsid="00153d7c" officeooo:paragraph-rsid="00cd5f13" style:font-size-asian="10pt" style:font-size-complex="10pt"/>
    </style:style>
    <style:style style:name="P306" style:family="paragraph" style:parent-style-name="Table_20_Contents">
      <style:text-properties style:font-name="Cantarell" fo:font-size="10pt" fo:language="en" fo:country="US" officeooo:rsid="00153d7c" officeooo:paragraph-rsid="00cf03c6" style:font-size-asian="10pt" style:font-size-complex="10pt"/>
    </style:style>
    <style:style style:name="P307" style:family="paragraph" style:parent-style-name="Table_20_Contents">
      <style:text-properties style:font-name="Cantarell" fo:font-size="10pt" fo:language="en" fo:country="US" officeooo:rsid="00153d7c" officeooo:paragraph-rsid="00d01497" style:font-size-asian="10pt" style:font-size-complex="10pt"/>
    </style:style>
    <style:style style:name="P308" style:family="paragraph" style:parent-style-name="Table_20_Contents">
      <style:text-properties style:font-name="Cantarell" fo:font-size="10pt" fo:language="en" fo:country="US" officeooo:rsid="00153d7c" officeooo:paragraph-rsid="00d0ec54" style:font-size-asian="10pt" style:font-size-complex="10pt"/>
    </style:style>
    <style:style style:name="P309" style:family="paragraph" style:parent-style-name="Table_20_Contents">
      <style:text-properties style:font-name="Cantarell" fo:font-size="10pt" fo:language="en" fo:country="US" officeooo:rsid="00153d7c" officeooo:paragraph-rsid="00eb7041" style:font-size-asian="10pt" style:font-size-complex="10pt"/>
    </style:style>
    <style:style style:name="P310" style:family="paragraph" style:parent-style-name="Table_20_Contents">
      <style:text-properties style:font-name="Cantarell" fo:font-size="10pt" fo:language="en" fo:country="US" officeooo:rsid="00153d7c" officeooo:paragraph-rsid="00ebd286" style:font-size-asian="10pt" style:font-size-complex="10pt"/>
    </style:style>
    <style:style style:name="P311" style:family="paragraph" style:parent-style-name="Table_20_Contents">
      <style:text-properties style:font-name="Cantarell" fo:font-size="10pt" fo:language="en" fo:country="US" officeooo:rsid="00153d7c" officeooo:paragraph-rsid="010b3f4c" style:font-size-asian="10pt" style:font-size-complex="10pt"/>
    </style:style>
    <style:style style:name="P312" style:family="paragraph" style:parent-style-name="Table_20_Contents">
      <style:text-properties style:font-name="Cantarell" fo:font-size="10pt" fo:language="en" fo:country="US" officeooo:rsid="00153d7c" officeooo:paragraph-rsid="01100f51" style:font-size-asian="10pt" style:font-size-complex="10pt"/>
    </style:style>
    <style:style style:name="P313" style:family="paragraph" style:parent-style-name="Table_20_Contents">
      <style:text-properties style:font-name="Cantarell" fo:font-size="10pt" fo:language="en" fo:country="US" officeooo:rsid="00a6a90c" officeooo:paragraph-rsid="00b94d22" style:font-size-asian="10pt" style:font-size-complex="10pt"/>
    </style:style>
    <style:style style:name="P314" style:family="paragraph" style:parent-style-name="Table_20_Contents">
      <style:text-properties style:font-name="Cantarell" fo:font-size="10pt" fo:language="en" fo:country="US" officeooo:rsid="00a6a90c" officeooo:paragraph-rsid="00bda148" style:font-size-asian="10pt" style:font-size-complex="10pt"/>
    </style:style>
    <style:style style:name="P315" style:family="paragraph" style:parent-style-name="Table_20_Contents">
      <style:text-properties style:font-name="Cantarell" fo:font-size="10pt" fo:language="en" fo:country="US" officeooo:rsid="00a6a90c" officeooo:paragraph-rsid="00b88b36" style:font-size-asian="10pt" style:font-size-complex="10pt"/>
    </style:style>
    <style:style style:name="P316" style:family="paragraph" style:parent-style-name="Table_20_Contents">
      <style:text-properties style:font-name="Cantarell" fo:font-size="10pt" fo:language="en" fo:country="US" officeooo:rsid="00a6a90c" officeooo:paragraph-rsid="00add9a5" style:font-size-asian="10pt" style:font-size-complex="10pt"/>
    </style:style>
    <style:style style:name="P317" style:family="paragraph" style:parent-style-name="Table_20_Contents">
      <style:text-properties style:font-name="Cantarell" fo:font-size="10pt" fo:language="en" fo:country="US" officeooo:rsid="00a6a90c" officeooo:paragraph-rsid="00c667da" style:font-size-asian="10pt" style:font-size-complex="10pt"/>
    </style:style>
    <style:style style:name="P318" style:family="paragraph" style:parent-style-name="Table_20_Contents">
      <style:text-properties style:font-name="Cantarell" fo:font-size="10pt" fo:language="en" fo:country="US" officeooo:rsid="00a6a90c" officeooo:paragraph-rsid="00a6a90c" style:font-size-asian="10pt" style:font-size-complex="10pt"/>
    </style:style>
    <style:style style:name="P319" style:family="paragraph" style:parent-style-name="Table_20_Contents">
      <style:text-properties style:font-name="Cantarell" fo:font-size="10pt" fo:language="en" fo:country="US" officeooo:rsid="00e0c9a8" officeooo:paragraph-rsid="00e0c9a8" style:font-size-asian="10pt" style:font-size-complex="10pt"/>
    </style:style>
    <style:style style:name="P320" style:family="paragraph" style:parent-style-name="Table_20_Contents">
      <style:text-properties style:font-name="Cantarell" fo:font-size="10pt" fo:language="en" fo:country="US" officeooo:rsid="00bf15bf" officeooo:paragraph-rsid="00c92836" style:font-size-asian="10pt" style:font-size-complex="10pt"/>
    </style:style>
    <style:style style:name="P321" style:family="paragraph" style:parent-style-name="Table_20_Contents">
      <style:text-properties style:font-name="Cantarell" fo:font-size="10pt" fo:language="en" fo:country="US" officeooo:rsid="00bf15bf" officeooo:paragraph-rsid="00c155a0" style:font-size-asian="10pt" style:font-size-complex="10pt"/>
    </style:style>
    <style:style style:name="P322" style:family="paragraph" style:parent-style-name="Table_20_Contents">
      <style:text-properties style:font-name="Cantarell" fo:font-size="10pt" fo:language="en" fo:country="US" officeooo:rsid="00bf15bf" officeooo:paragraph-rsid="00bf15bf" style:font-size-asian="10pt" style:font-size-complex="10pt"/>
    </style:style>
    <style:style style:name="P323" style:family="paragraph" style:parent-style-name="Table_20_Contents">
      <style:text-properties style:font-name="Cantarell" fo:font-size="10pt" fo:language="en" fo:country="US" officeooo:rsid="00bf15bf" officeooo:paragraph-rsid="00d494b6" style:font-size-asian="10pt" style:font-size-complex="10pt"/>
    </style:style>
    <style:style style:name="P324" style:family="paragraph" style:parent-style-name="Table_20_Contents">
      <style:text-properties style:font-name="Cantarell" fo:font-size="10pt" fo:language="en" fo:country="US" officeooo:rsid="00bf15bf" officeooo:paragraph-rsid="00c9a249" style:font-size-asian="10pt" style:font-size-complex="10pt"/>
    </style:style>
    <style:style style:name="P325" style:family="paragraph" style:parent-style-name="Table_20_Contents">
      <style:text-properties style:font-name="Cantarell" fo:font-size="10pt" fo:language="en" fo:country="US" officeooo:rsid="00bf15bf" officeooo:paragraph-rsid="00caa959" style:font-size-asian="10pt" style:font-size-complex="10pt"/>
    </style:style>
    <style:style style:name="P326" style:family="paragraph" style:parent-style-name="Table_20_Contents">
      <style:text-properties style:font-name="Cantarell" fo:font-size="10pt" fo:language="en" fo:country="US" officeooo:rsid="00bf15bf" officeooo:paragraph-rsid="00cbf2dc" style:font-size-asian="10pt" style:font-size-complex="10pt"/>
    </style:style>
    <style:style style:name="P327" style:family="paragraph" style:parent-style-name="Table_20_Contents">
      <style:text-properties style:font-name="Cantarell" fo:font-size="10pt" fo:language="en" fo:country="US" officeooo:rsid="00bf15bf" officeooo:paragraph-rsid="00ccdca8" style:font-size-asian="10pt" style:font-size-complex="10pt"/>
    </style:style>
    <style:style style:name="P328" style:family="paragraph" style:parent-style-name="Table_20_Contents">
      <style:text-properties style:font-name="Cantarell" fo:font-size="10pt" fo:language="en" fo:country="US" officeooo:rsid="00bf15bf" officeooo:paragraph-rsid="00d75124" style:font-size-asian="10pt" style:font-size-complex="10pt"/>
    </style:style>
    <style:style style:name="P329" style:family="paragraph" style:parent-style-name="Table_20_Contents">
      <style:text-properties style:font-name="Cantarell" fo:font-size="10pt" fo:language="en" fo:country="US" officeooo:rsid="00bf15bf" officeooo:paragraph-rsid="00d7a7f0" style:font-size-asian="10pt" style:font-size-complex="10pt"/>
    </style:style>
    <style:style style:name="P330" style:family="paragraph" style:parent-style-name="Table_20_Contents">
      <style:text-properties style:font-name="Cantarell" fo:font-size="10pt" fo:language="en" fo:country="US" officeooo:rsid="00bf15bf" officeooo:paragraph-rsid="00cd5f13" style:font-size-asian="10pt" style:font-size-complex="10pt"/>
    </style:style>
    <style:style style:name="P331" style:family="paragraph" style:parent-style-name="Table_20_Contents">
      <style:text-properties style:font-name="Cantarell" fo:font-size="10pt" fo:language="en" fo:country="US" officeooo:rsid="00bf15bf" officeooo:paragraph-rsid="00cf03c6" style:font-size-asian="10pt" style:font-size-complex="10pt"/>
    </style:style>
    <style:style style:name="P332" style:family="paragraph" style:parent-style-name="Table_20_Contents">
      <style:text-properties style:font-name="Cantarell" fo:font-size="10pt" fo:language="en" fo:country="US" officeooo:rsid="00bf15bf" officeooo:paragraph-rsid="00d01497" style:font-size-asian="10pt" style:font-size-complex="10pt"/>
    </style:style>
    <style:style style:name="P333" style:family="paragraph" style:parent-style-name="Table_20_Contents">
      <style:text-properties style:font-name="Cantarell" fo:font-size="10pt" fo:language="en" fo:country="US" officeooo:rsid="00bf15bf" officeooo:paragraph-rsid="00d0ec54" style:font-size-asian="10pt" style:font-size-complex="10pt"/>
    </style:style>
    <style:style style:name="P334" style:family="paragraph" style:parent-style-name="Table_20_Contents">
      <style:text-properties style:font-name="Cantarell" fo:font-size="10pt" fo:language="en" fo:country="US" officeooo:rsid="00bf15bf" officeooo:paragraph-rsid="00eb7041" style:font-size-asian="10pt" style:font-size-complex="10pt"/>
    </style:style>
    <style:style style:name="P335" style:family="paragraph" style:parent-style-name="Table_20_Contents">
      <style:text-properties style:font-name="Cantarell" fo:font-size="10pt" fo:language="en" fo:country="US" officeooo:rsid="00bf15bf" officeooo:paragraph-rsid="00ebd286" style:font-size-asian="10pt" style:font-size-complex="10pt"/>
    </style:style>
    <style:style style:name="P336" style:family="paragraph" style:parent-style-name="Table_20_Contents">
      <style:text-properties style:font-name="Cantarell" fo:font-size="10pt" fo:language="en" fo:country="US" officeooo:rsid="00ca8e03" officeooo:paragraph-rsid="00d494b6" style:font-size-asian="10pt" style:font-size-complex="10pt"/>
    </style:style>
    <style:style style:name="P337" style:family="paragraph" style:parent-style-name="Table_20_Contents">
      <style:text-properties style:font-name="Cantarell" fo:font-size="10pt" fo:language="en" fo:country="US" officeooo:rsid="00ca8e03" officeooo:paragraph-rsid="00ca8e03" style:font-size-asian="10pt" style:font-size-complex="10pt"/>
    </style:style>
    <style:style style:name="P338" style:family="paragraph" style:parent-style-name="Table_20_Contents">
      <style:text-properties style:font-name="Cantarell" fo:font-size="10pt" fo:language="en" fo:country="US" officeooo:rsid="00ca8e03" officeooo:paragraph-rsid="00d0ec54" style:font-size-asian="10pt" style:font-size-complex="10pt"/>
    </style:style>
    <style:style style:name="P339" style:family="paragraph" style:parent-style-name="Table_20_Contents">
      <style:text-properties style:font-name="Cantarell" fo:font-size="10pt" fo:language="en" fo:country="US" officeooo:rsid="00d66458" officeooo:paragraph-rsid="00d66458" style:font-size-asian="10pt" style:font-size-complex="10pt"/>
    </style:style>
    <style:style style:name="P340" style:family="paragraph" style:parent-style-name="Table_20_Contents">
      <style:text-properties style:font-name="Cantarell" fo:font-size="10pt" fo:language="en" fo:country="US" officeooo:rsid="00ae14e2" officeooo:paragraph-rsid="00bda148" style:font-size-asian="10pt" style:font-size-complex="10pt"/>
    </style:style>
    <style:style style:name="P341" style:family="paragraph" style:parent-style-name="Table_20_Contents">
      <style:text-properties style:font-name="Cantarell" fo:font-size="10pt" fo:language="en" fo:country="US" officeooo:rsid="00ae14e2" officeooo:paragraph-rsid="00b88b36" style:font-size-asian="10pt" style:font-size-complex="10pt"/>
    </style:style>
    <style:style style:name="P342" style:family="paragraph" style:parent-style-name="Table_20_Contents">
      <style:text-properties style:font-name="Cantarell" fo:font-size="10pt" fo:language="en" fo:country="US" officeooo:rsid="00ae14e2" officeooo:paragraph-rsid="00ae14e2" style:font-size-asian="10pt" style:font-size-complex="10pt"/>
    </style:style>
    <style:style style:name="P343" style:family="paragraph" style:parent-style-name="Table_20_Contents">
      <style:text-properties style:font-name="Cantarell" fo:font-size="10pt" fo:language="en" fo:country="US" officeooo:rsid="00ddf47e" officeooo:paragraph-rsid="00ddf47e" style:font-size-asian="10pt" style:font-size-complex="10pt"/>
    </style:style>
    <style:style style:name="P344" style:family="paragraph" style:parent-style-name="Table_20_Contents">
      <style:text-properties style:font-name="Cantarell" fo:font-size="10pt" fo:language="en" fo:country="US" officeooo:rsid="00b17d8f" officeooo:paragraph-rsid="00b17d8f" style:font-size-asian="10pt" style:font-size-complex="10pt"/>
    </style:style>
    <style:style style:name="P345" style:family="paragraph" style:parent-style-name="Table_20_Contents">
      <style:text-properties style:font-name="Cantarell" fo:font-size="10pt" fo:language="en" fo:country="US" officeooo:rsid="00b17d8f" officeooo:paragraph-rsid="00c82f04" style:font-size-asian="10pt" style:font-size-complex="10pt"/>
    </style:style>
    <style:style style:name="P346" style:family="paragraph" style:parent-style-name="Table_20_Contents">
      <style:text-properties style:font-name="Cantarell" fo:font-size="10pt" fo:language="en" fo:country="US" officeooo:rsid="00b17d8f" officeooo:paragraph-rsid="010b3f4c" style:font-size-asian="10pt" style:font-size-complex="10pt"/>
    </style:style>
    <style:style style:name="P347" style:family="paragraph" style:parent-style-name="Table_20_Contents">
      <style:text-properties style:font-name="Cantarell" fo:font-size="10pt" fo:language="en" fo:country="US" officeooo:rsid="00b17d8f" officeooo:paragraph-rsid="01100f51" style:font-size-asian="10pt" style:font-size-complex="10pt"/>
    </style:style>
    <style:style style:name="P348" style:family="paragraph" style:parent-style-name="Table_20_Contents">
      <style:text-properties style:font-name="Cantarell" fo:font-size="10pt" fo:language="en" fo:country="US" officeooo:rsid="00c82f04" officeooo:paragraph-rsid="00c82f04" style:font-size-asian="10pt" style:font-size-complex="10pt"/>
    </style:style>
    <style:style style:name="P349" style:family="paragraph" style:parent-style-name="Table_20_Contents">
      <style:text-properties style:font-name="Cantarell" fo:font-size="10pt" fo:language="en" fo:country="US" officeooo:rsid="00c82f04" officeooo:paragraph-rsid="010b3f4c" style:font-size-asian="10pt" style:font-size-complex="10pt"/>
    </style:style>
    <style:style style:name="P350" style:family="paragraph" style:parent-style-name="Table_20_Contents">
      <style:text-properties style:font-name="Cantarell" fo:font-size="10pt" fo:language="en" fo:country="US" officeooo:rsid="00c82f04" officeooo:paragraph-rsid="01100f51" style:font-size-asian="10pt" style:font-size-complex="10pt"/>
    </style:style>
    <style:style style:name="P351" style:family="paragraph" style:parent-style-name="Table_20_Contents">
      <style:text-properties style:font-name="Cantarell" fo:font-size="10pt" fo:language="en" fo:country="US" officeooo:rsid="00cba540" officeooo:paragraph-rsid="00cba540" style:font-size-asian="10pt" style:font-size-complex="10pt"/>
    </style:style>
    <style:style style:name="P352" style:family="paragraph" style:parent-style-name="Table_20_Contents">
      <style:text-properties style:font-name="Cantarell" fo:font-size="10pt" fo:language="en" fo:country="US" officeooo:rsid="00cba540" officeooo:paragraph-rsid="00cbf2dc" style:font-size-asian="10pt" style:font-size-complex="10pt"/>
    </style:style>
    <style:style style:name="P353" style:family="paragraph" style:parent-style-name="Table_20_Contents">
      <style:text-properties style:font-name="Cantarell" fo:font-size="10pt" fo:language="en" fo:country="US" officeooo:rsid="00cba540" officeooo:paragraph-rsid="00ccdca8" style:font-size-asian="10pt" style:font-size-complex="10pt"/>
    </style:style>
    <style:style style:name="P354" style:family="paragraph" style:parent-style-name="Table_20_Contents">
      <style:text-properties style:font-name="Cantarell" fo:font-size="10pt" fo:language="en" fo:country="US" officeooo:rsid="00cba540" officeooo:paragraph-rsid="00d75124" style:font-size-asian="10pt" style:font-size-complex="10pt"/>
    </style:style>
    <style:style style:name="P355" style:family="paragraph" style:parent-style-name="Table_20_Contents">
      <style:text-properties style:font-name="Cantarell" fo:font-size="10pt" fo:language="en" fo:country="US" officeooo:rsid="00cba540" officeooo:paragraph-rsid="00d7a7f0" style:font-size-asian="10pt" style:font-size-complex="10pt"/>
    </style:style>
    <style:style style:name="P356" style:family="paragraph" style:parent-style-name="Table_20_Contents">
      <style:text-properties style:font-name="Cantarell" fo:font-size="10pt" fo:language="en" fo:country="US" officeooo:rsid="00cba540" officeooo:paragraph-rsid="00cd5f13" style:font-size-asian="10pt" style:font-size-complex="10pt"/>
    </style:style>
    <style:style style:name="P357" style:family="paragraph" style:parent-style-name="Table_20_Contents">
      <style:text-properties style:font-name="Cantarell" fo:font-size="10pt" fo:language="en" fo:country="US" officeooo:rsid="00cba540" officeooo:paragraph-rsid="00eb7041" style:font-size-asian="10pt" style:font-size-complex="10pt"/>
    </style:style>
    <style:style style:name="P358" style:family="paragraph" style:parent-style-name="Table_20_Contents">
      <style:text-properties style:font-name="Cantarell" fo:font-size="10pt" fo:language="en" fo:country="US" officeooo:rsid="00cba540" officeooo:paragraph-rsid="00ebd286" style:font-size-asian="10pt" style:font-size-complex="10pt"/>
    </style:style>
    <style:style style:name="P359" style:family="paragraph" style:parent-style-name="Table_20_Contents">
      <style:text-properties style:font-name="Cantarell" fo:font-size="10pt" fo:language="en" fo:country="US" officeooo:rsid="00d7a7f0" officeooo:paragraph-rsid="00d7a7f0" style:font-size-asian="10pt" style:font-size-complex="10pt"/>
    </style:style>
    <style:style style:name="P360" style:family="paragraph" style:parent-style-name="Table_20_Contents">
      <style:text-properties style:font-name="Cantarell" fo:font-size="10pt" fo:language="en" fo:country="US" officeooo:rsid="00cd5f13" officeooo:paragraph-rsid="00cd5f13" style:font-size-asian="10pt" style:font-size-complex="10pt"/>
    </style:style>
    <style:style style:name="P361" style:family="paragraph" style:parent-style-name="Table_20_Contents">
      <style:text-properties style:font-name="Cantarell" fo:font-size="10pt" fo:language="en" fo:country="US" officeooo:rsid="00cd5f13" officeooo:paragraph-rsid="00d75124" style:font-size-asian="10pt" style:font-size-complex="10pt"/>
    </style:style>
    <style:style style:name="P362" style:family="paragraph" style:parent-style-name="Table_20_Contents">
      <style:text-properties style:font-name="Cantarell" fo:font-size="10pt" fo:language="en" fo:country="US" officeooo:rsid="00cd5f13" officeooo:paragraph-rsid="00cf03c6" style:font-size-asian="10pt" style:font-size-complex="10pt"/>
    </style:style>
    <style:style style:name="P363" style:family="paragraph" style:parent-style-name="Table_20_Contents">
      <style:text-properties style:font-name="Cantarell" fo:font-size="10pt" fo:language="en" fo:country="US" officeooo:rsid="00cd5f13" officeooo:paragraph-rsid="00eb7041" style:font-size-asian="10pt" style:font-size-complex="10pt"/>
    </style:style>
    <style:style style:name="P364" style:family="paragraph" style:parent-style-name="Table_20_Contents">
      <style:text-properties style:font-name="Cantarell" fo:font-size="10pt" fo:language="en" fo:country="US" officeooo:rsid="00cd5f13" officeooo:paragraph-rsid="00ebd286" style:font-size-asian="10pt" style:font-size-complex="10pt"/>
    </style:style>
    <style:style style:name="P365" style:family="paragraph" style:parent-style-name="Table_20_Contents">
      <style:text-properties style:font-name="Cantarell" fo:font-size="10pt" fo:language="en" fo:country="US" officeooo:rsid="00cf03c6" officeooo:paragraph-rsid="00cf03c6" style:font-size-asian="10pt" style:font-size-complex="10pt"/>
    </style:style>
    <style:style style:name="P366" style:family="paragraph" style:parent-style-name="Table_20_Contents">
      <style:text-properties style:font-name="Cantarell" fo:font-size="10pt" fo:language="en" fo:country="US" officeooo:rsid="00cf03c6" officeooo:paragraph-rsid="00d01497" style:font-size-asian="10pt" style:font-size-complex="10pt"/>
    </style:style>
    <style:style style:name="P367" style:family="paragraph" style:parent-style-name="Table_20_Contents">
      <style:text-properties style:font-name="Cantarell" fo:font-size="10pt" fo:language="en" fo:country="US" officeooo:rsid="00d01497" officeooo:paragraph-rsid="00d01497" style:font-size-asian="10pt" style:font-size-complex="10pt"/>
    </style:style>
    <style:style style:name="P368" style:family="paragraph" style:parent-style-name="Table_20_Contents">
      <style:text-properties style:font-name="Cantarell" fo:font-size="10pt" fo:language="en" fo:country="US" officeooo:rsid="00eb7041" officeooo:paragraph-rsid="00eb7041" style:font-size-asian="10pt" style:font-size-complex="10pt"/>
    </style:style>
    <style:style style:name="P369" style:family="paragraph" style:parent-style-name="Table_20_Contents">
      <style:text-properties style:font-name="Cantarell" fo:font-size="10pt" fo:language="en" fo:country="US" officeooo:rsid="00eb7041" officeooo:paragraph-rsid="00ebd286" style:font-size-asian="10pt" style:font-size-complex="10pt"/>
    </style:style>
    <style:style style:name="P370" style:family="paragraph" style:parent-style-name="Table_20_Contents">
      <style:text-properties style:font-name="Cantarell" fo:font-size="10pt" fo:language="en" fo:country="US" officeooo:rsid="00ee91db" officeooo:paragraph-rsid="00ee91db" style:font-size-asian="10pt" style:font-size-complex="10pt"/>
    </style:style>
    <style:style style:name="P371" style:family="paragraph" style:parent-style-name="Table_20_Contents">
      <style:text-properties style:font-name="Cantarell" fo:font-size="10pt" fo:language="en" fo:country="US" officeooo:rsid="00f08859" officeooo:paragraph-rsid="00f08859" style:font-size-asian="10pt" style:font-size-complex="10pt"/>
    </style:style>
    <style:style style:name="P372" style:family="paragraph" style:parent-style-name="Table_20_Contents">
      <style:text-properties style:font-name="Cantarell" fo:font-size="10pt" fo:language="en" fo:country="US" officeooo:rsid="00f1b53b" officeooo:paragraph-rsid="00f1b53b" style:font-size-asian="10pt" style:font-size-complex="10pt"/>
    </style:style>
    <style:style style:name="P373" style:family="paragraph" style:parent-style-name="Table_20_Contents">
      <style:text-properties style:font-name="Cantarell" fo:font-size="10pt" fo:language="en" fo:country="US" officeooo:rsid="00f2f949" officeooo:paragraph-rsid="00f2f949" style:font-size-asian="10pt" style:font-size-complex="10pt"/>
    </style:style>
    <style:style style:name="P374" style:family="paragraph" style:parent-style-name="Table_20_Contents">
      <style:text-properties style:font-name="Cantarell" fo:font-size="10pt" fo:language="en" fo:country="US" officeooo:rsid="00f453ff" officeooo:paragraph-rsid="00f453ff" style:font-size-asian="10pt" style:font-size-complex="10pt"/>
    </style:style>
    <style:style style:name="P375" style:family="paragraph" style:parent-style-name="Table_20_Contents">
      <style:text-properties style:font-name="Cantarell" fo:font-size="10pt" fo:language="en" fo:country="US" officeooo:rsid="00f5e468" officeooo:paragraph-rsid="00f5e468" style:font-size-asian="10pt" style:font-size-complex="10pt"/>
    </style:style>
    <style:style style:name="P376" style:family="paragraph" style:parent-style-name="Table_20_Contents">
      <style:text-properties style:font-name="Cantarell" fo:font-size="10pt" fo:language="en" fo:country="US" officeooo:rsid="00f78169" officeooo:paragraph-rsid="00f78169" style:font-size-asian="10pt" style:font-size-complex="10pt"/>
    </style:style>
    <style:style style:name="P377" style:family="paragraph" style:parent-style-name="Table_20_Contents">
      <style:text-properties style:font-name="Cantarell" fo:font-size="10pt" fo:language="en" fo:country="US" officeooo:rsid="00f94edb" officeooo:paragraph-rsid="00f94edb" style:font-size-asian="10pt" style:font-size-complex="10pt"/>
    </style:style>
    <style:style style:name="P378" style:family="paragraph" style:parent-style-name="Table_20_Contents">
      <style:text-properties style:font-name="Cantarell" fo:font-size="10pt" fo:language="en" fo:country="US" officeooo:rsid="00f978c6" officeooo:paragraph-rsid="00f978c6" style:font-size-asian="10pt" style:font-size-complex="10pt"/>
    </style:style>
    <style:style style:name="P379" style:family="paragraph" style:parent-style-name="Table_20_Contents">
      <style:text-properties style:font-name="Cantarell" fo:font-size="10pt" fo:language="en" fo:country="US" officeooo:rsid="00f9ae78" officeooo:paragraph-rsid="00f9ae78" style:font-size-asian="10pt" style:font-size-complex="10pt"/>
    </style:style>
    <style:style style:name="P380" style:family="paragraph" style:parent-style-name="Table_20_Contents">
      <style:text-properties style:font-name="Cantarell" fo:font-size="10pt" fo:language="en" fo:country="US" officeooo:rsid="00fa111d" officeooo:paragraph-rsid="00fa111d" style:font-size-asian="10pt" style:font-size-complex="10pt"/>
    </style:style>
    <style:style style:name="P381" style:family="paragraph" style:parent-style-name="Table_20_Contents">
      <style:text-properties style:font-name="Cantarell" fo:font-size="10pt" fo:language="en" fo:country="US" officeooo:rsid="00fb7d5d" officeooo:paragraph-rsid="00fb7d5d" style:font-size-asian="10pt" style:font-size-complex="10pt"/>
    </style:style>
    <style:style style:name="P382" style:family="paragraph" style:parent-style-name="Table_20_Contents">
      <style:text-properties style:font-name="Cantarell" fo:font-size="10pt" fo:language="en" fo:country="US" officeooo:rsid="00fcf089" officeooo:paragraph-rsid="00fcf089" style:font-size-asian="10pt" style:font-size-complex="10pt"/>
    </style:style>
    <style:style style:name="P383" style:family="paragraph" style:parent-style-name="Table_20_Contents">
      <style:text-properties style:font-name="Cantarell" fo:font-size="10pt" fo:language="en" fo:country="US" officeooo:rsid="00fe901c" officeooo:paragraph-rsid="00fe901c" style:font-size-asian="10pt" style:font-size-complex="10pt"/>
    </style:style>
    <style:style style:name="P384" style:family="paragraph" style:parent-style-name="Table_20_Contents">
      <style:text-properties style:font-name="Cantarell" fo:font-size="10pt" fo:language="en" fo:country="US" officeooo:rsid="00ffcffb" officeooo:paragraph-rsid="00ffcffb" style:font-size-asian="10pt" style:font-size-complex="10pt"/>
    </style:style>
    <style:style style:name="P385" style:family="paragraph" style:parent-style-name="Table_20_Contents">
      <style:text-properties style:font-name="Cantarell" fo:font-size="10pt" fo:language="en" fo:country="US" officeooo:rsid="0100c815" officeooo:paragraph-rsid="0100c815" style:font-size-asian="10pt" style:font-size-complex="10pt"/>
    </style:style>
    <style:style style:name="P386" style:family="paragraph" style:parent-style-name="Table_20_Contents">
      <style:text-properties style:font-name="Cantarell" fo:font-size="10pt" fo:language="en" fo:country="US" officeooo:rsid="0102c32d" officeooo:paragraph-rsid="0102c32d" style:font-size-asian="10pt" style:font-size-complex="10pt"/>
    </style:style>
    <style:style style:name="P387" style:family="paragraph" style:parent-style-name="Table_20_Contents">
      <style:text-properties style:font-name="Cantarell" fo:font-size="10pt" fo:language="en" fo:country="US" officeooo:rsid="01048510" officeooo:paragraph-rsid="01048510" style:font-size-asian="10pt" style:font-size-complex="10pt"/>
    </style:style>
    <style:style style:name="P388" style:family="paragraph" style:parent-style-name="Table_20_Contents">
      <style:text-properties style:font-name="Cantarell" fo:font-size="10pt" fo:language="en" fo:country="US" officeooo:rsid="01053cd0" officeooo:paragraph-rsid="01053cd0" style:font-size-asian="10pt" style:font-size-complex="10pt"/>
    </style:style>
    <style:style style:name="P389" style:family="paragraph" style:parent-style-name="Table_20_Contents">
      <style:text-properties style:font-name="Cantarell" fo:font-size="10pt" fo:language="en" fo:country="US" officeooo:rsid="0106d4a0" officeooo:paragraph-rsid="0106d4a0" style:font-size-asian="10pt" style:font-size-complex="10pt"/>
    </style:style>
    <style:style style:name="P390" style:family="paragraph" style:parent-style-name="Table_20_Contents">
      <style:text-properties style:font-name="Cantarell" fo:font-size="10pt" fo:language="en" fo:country="US" officeooo:rsid="01079682" officeooo:paragraph-rsid="01079682" style:font-size-asian="10pt" style:font-size-complex="10pt"/>
    </style:style>
    <style:style style:name="P391" style:family="paragraph" style:parent-style-name="Table_20_Contents">
      <style:text-properties style:font-name="Cantarell" fo:font-size="10pt" fo:language="en" fo:country="US" officeooo:rsid="0108d693" officeooo:paragraph-rsid="0108d693" style:font-size-asian="10pt" style:font-size-complex="10pt"/>
    </style:style>
    <style:style style:name="P392" style:family="paragraph" style:parent-style-name="Table_20_Contents">
      <style:text-properties style:font-name="Cantarell" fo:font-size="10pt" fo:language="en" fo:country="US" officeooo:rsid="0109919e" officeooo:paragraph-rsid="0109919e" style:font-size-asian="10pt" style:font-size-complex="10pt"/>
    </style:style>
    <style:style style:name="P393" style:family="paragraph" style:parent-style-name="Table_20_Contents">
      <style:text-properties style:font-name="Cantarell" fo:font-size="10pt" fo:language="en" fo:country="US" officeooo:rsid="010b3f4c" officeooo:paragraph-rsid="010b3f4c" style:font-size-asian="10pt" style:font-size-complex="10pt"/>
    </style:style>
    <style:style style:name="P394" style:family="paragraph" style:parent-style-name="Table_20_Contents">
      <style:text-properties style:font-name="Cantarell" fo:font-size="10pt" fo:language="en" fo:country="US" officeooo:rsid="010b3f4c" officeooo:paragraph-rsid="01100f51" style:font-size-asian="10pt" style:font-size-complex="10pt"/>
    </style:style>
    <style:style style:name="P395" style:family="paragraph" style:parent-style-name="Table_20_Contents">
      <style:text-properties style:font-name="Cantarell" fo:font-size="10pt" fo:language="en" fo:country="US" officeooo:rsid="010d38c3" officeooo:paragraph-rsid="010d38c3" style:font-size-asian="10pt" style:font-size-complex="10pt"/>
    </style:style>
    <style:style style:name="P396" style:family="paragraph" style:parent-style-name="Table_20_Contents">
      <style:text-properties style:font-name="Cantarell" fo:font-size="10pt" fo:language="en" fo:country="US" officeooo:rsid="010d38c3" officeooo:paragraph-rsid="01100f51" style:font-size-asian="10pt" style:font-size-complex="10pt"/>
    </style:style>
    <style:style style:name="P397" style:family="paragraph" style:parent-style-name="Table_20_Contents">
      <style:text-properties style:font-name="Cantarell" fo:font-size="10pt" fo:language="en" fo:country="US" officeooo:rsid="010f4adc" officeooo:paragraph-rsid="010f4adc" style:font-size-asian="10pt" style:font-size-complex="10pt"/>
    </style:style>
    <style:style style:name="P398" style:family="paragraph" style:parent-style-name="Table_20_Contents">
      <style:text-properties style:font-name="Cantarell" fo:font-size="10pt" fo:language="en" fo:country="US" officeooo:rsid="010f4adc" officeooo:paragraph-rsid="01100f51" style:font-size-asian="10pt" style:font-size-complex="10pt"/>
    </style:style>
    <style:style style:name="P399" style:family="paragraph" style:parent-style-name="Überschrift_20_klein_20_Checks_20_">
      <style:text-properties fo:language="en" fo:country="US" officeooo:rsid="00add9a5" officeooo:paragraph-rsid="00b94d22"/>
    </style:style>
    <style:style style:name="P400" style:family="paragraph" style:parent-style-name="Überschrift_20_klein_20_Checks_20_">
      <style:text-properties fo:language="en" fo:country="US" officeooo:rsid="00add9a5" officeooo:paragraph-rsid="00c92836"/>
    </style:style>
    <style:style style:name="P401" style:family="paragraph" style:parent-style-name="Überschrift_20_klein_20_Checks_20_">
      <style:text-properties fo:language="en" fo:country="US" officeooo:rsid="00add9a5" officeooo:paragraph-rsid="00c155a0"/>
    </style:style>
    <style:style style:name="P402" style:family="paragraph" style:parent-style-name="Überschrift_20_klein_20_Checks_20_">
      <style:text-properties fo:language="en" fo:country="US" officeooo:rsid="00add9a5" officeooo:paragraph-rsid="00bf15bf"/>
    </style:style>
    <style:style style:name="P403" style:family="paragraph" style:parent-style-name="Überschrift_20_klein_20_Checks_20_">
      <style:text-properties fo:language="en" fo:country="US" officeooo:rsid="00add9a5" officeooo:paragraph-rsid="00d494b6"/>
    </style:style>
    <style:style style:name="P404" style:family="paragraph" style:parent-style-name="Überschrift_20_klein_20_Checks_20_">
      <style:text-properties fo:language="en" fo:country="US" officeooo:rsid="00add9a5" officeooo:paragraph-rsid="00bda148"/>
    </style:style>
    <style:style style:name="P405" style:family="paragraph" style:parent-style-name="Überschrift_20_klein_20_Checks_20_">
      <style:text-properties fo:language="en" fo:country="US" officeooo:rsid="00add9a5" officeooo:paragraph-rsid="00b88b36"/>
    </style:style>
    <style:style style:name="P406" style:family="paragraph" style:parent-style-name="Überschrift_20_klein_20_Checks_20_">
      <style:text-properties fo:language="en" fo:country="US" officeooo:rsid="00add9a5" officeooo:paragraph-rsid="00add9a5"/>
    </style:style>
    <style:style style:name="P407" style:family="paragraph" style:parent-style-name="Überschrift_20_klein_20_Checks_20_">
      <style:text-properties fo:language="en" fo:country="US" officeooo:rsid="00add9a5" officeooo:paragraph-rsid="00c667da"/>
    </style:style>
    <style:style style:name="P408" style:family="paragraph" style:parent-style-name="Überschrift_20_klein_20_Checks_20_">
      <style:text-properties fo:language="en" fo:country="US" officeooo:rsid="00add9a5" officeooo:paragraph-rsid="00af9112"/>
    </style:style>
    <style:style style:name="P409" style:family="paragraph" style:parent-style-name="Überschrift_20_klein_20_Checks_20_">
      <style:text-properties fo:language="en" fo:country="US" officeooo:rsid="00add9a5" officeooo:paragraph-rsid="00c82f04"/>
    </style:style>
    <style:style style:name="P410" style:family="paragraph" style:parent-style-name="Überschrift_20_klein_20_Checks_20_">
      <style:text-properties fo:language="en" fo:country="US" officeooo:rsid="00add9a5" officeooo:paragraph-rsid="00c9a249"/>
    </style:style>
    <style:style style:name="P411" style:family="paragraph" style:parent-style-name="Überschrift_20_klein_20_Checks_20_">
      <style:text-properties fo:language="en" fo:country="US" officeooo:rsid="00add9a5" officeooo:paragraph-rsid="00caa959"/>
    </style:style>
    <style:style style:name="P412" style:family="paragraph" style:parent-style-name="Überschrift_20_klein_20_Checks_20_">
      <style:text-properties fo:language="en" fo:country="US" officeooo:rsid="00add9a5" officeooo:paragraph-rsid="00cbf2dc"/>
    </style:style>
    <style:style style:name="P413" style:family="paragraph" style:parent-style-name="Überschrift_20_klein_20_Checks_20_">
      <style:text-properties fo:language="en" fo:country="US" officeooo:rsid="00add9a5" officeooo:paragraph-rsid="00ccdca8"/>
    </style:style>
    <style:style style:name="P414" style:family="paragraph" style:parent-style-name="Überschrift_20_klein_20_Checks_20_">
      <style:text-properties fo:language="en" fo:country="US" officeooo:rsid="00add9a5" officeooo:paragraph-rsid="00d75124"/>
    </style:style>
    <style:style style:name="P415" style:family="paragraph" style:parent-style-name="Überschrift_20_klein_20_Checks_20_">
      <style:text-properties fo:language="en" fo:country="US" officeooo:rsid="00add9a5" officeooo:paragraph-rsid="00d7a7f0"/>
    </style:style>
    <style:style style:name="P416" style:family="paragraph" style:parent-style-name="Überschrift_20_klein_20_Checks_20_">
      <style:text-properties fo:language="en" fo:country="US" officeooo:rsid="00add9a5" officeooo:paragraph-rsid="00cd5f13"/>
    </style:style>
    <style:style style:name="P417" style:family="paragraph" style:parent-style-name="Überschrift_20_klein_20_Checks_20_">
      <style:text-properties fo:language="en" fo:country="US" officeooo:rsid="00add9a5" officeooo:paragraph-rsid="00cf03c6"/>
    </style:style>
    <style:style style:name="P418" style:family="paragraph" style:parent-style-name="Überschrift_20_klein_20_Checks_20_">
      <style:text-properties fo:language="en" fo:country="US" officeooo:rsid="00add9a5" officeooo:paragraph-rsid="00d01497"/>
    </style:style>
    <style:style style:name="P419" style:family="paragraph" style:parent-style-name="Überschrift_20_klein_20_Checks_20_">
      <style:text-properties fo:language="en" fo:country="US" officeooo:rsid="00add9a5" officeooo:paragraph-rsid="00d0ec54"/>
    </style:style>
    <style:style style:name="P420" style:family="paragraph" style:parent-style-name="Überschrift_20_klein_20_Checks_20_">
      <style:text-properties fo:language="en" fo:country="US" officeooo:rsid="00add9a5" officeooo:paragraph-rsid="00eb7041"/>
    </style:style>
    <style:style style:name="P421" style:family="paragraph" style:parent-style-name="Überschrift_20_klein_20_Checks_20_">
      <style:text-properties fo:language="en" fo:country="US" officeooo:rsid="00add9a5" officeooo:paragraph-rsid="00ebd286"/>
    </style:style>
    <style:style style:name="P422" style:family="paragraph" style:parent-style-name="Überschrift_20_klein_20_Checks_20_">
      <style:text-properties fo:language="en" fo:country="US" officeooo:rsid="00add9a5" officeooo:paragraph-rsid="010b3f4c"/>
    </style:style>
    <style:style style:name="P423" style:family="paragraph" style:parent-style-name="Überschrift_20_klein_20_Checks_20_">
      <style:text-properties fo:language="en" fo:country="US" officeooo:rsid="00add9a5" officeooo:paragraph-rsid="01100f51"/>
    </style:style>
    <style:style style:name="P424" style:family="paragraph" style:parent-style-name="Contents_20_1">
      <style:paragraph-properties>
        <style:tab-stops>
          <style:tab-stop style:position="18cm" style:type="right" style:leader-style="dotted" style:leader-text="."/>
        </style:tab-stops>
      </style:paragraph-properties>
    </style:style>
    <style:style style:name="P425" style:family="paragraph" style:parent-style-name="Standard">
      <style:text-properties style:font-name="Cantarell" fo:font-size="10pt" fo:language="en" fo:country="US" officeooo:rsid="0010a613" officeooo:paragraph-rsid="00c3d6c2" style:font-size-asian="10pt" style:font-size-complex="10pt"/>
    </style:style>
    <style:style style:name="P426" style:family="paragraph" style:parent-style-name="Standard">
      <style:text-properties style:font-name="Cantarell" fo:font-size="10pt" fo:language="en" fo:country="US" officeooo:rsid="0010a613" officeooo:paragraph-rsid="0112fb49" style:font-size-asian="10pt" style:font-size-complex="10pt"/>
    </style:style>
    <style:style style:name="P427" style:family="paragraph" style:parent-style-name="Table_20_Contents">
      <style:text-properties style:font-name="Cantarell" fo:font-size="10pt" fo:language="en" fo:country="US" officeooo:rsid="00bf15bf" officeooo:paragraph-rsid="00d494b6" style:font-size-asian="10pt" style:font-size-complex="10pt"/>
    </style:style>
    <style:style style:name="P428" style:family="paragraph" style:parent-style-name="Table_20_Contents">
      <style:text-properties style:font-name="Cantarell" fo:font-size="10pt" fo:language="en" fo:country="US" officeooo:rsid="011250f9" officeooo:paragraph-rsid="011250f9" style:font-size-asian="10pt" style:font-size-complex="10pt"/>
    </style:style>
    <style:style style:name="P429" style:family="paragraph" style:parent-style-name="Table_20_Contents">
      <style:text-properties style:font-name="Cantarell" fo:font-size="10pt" fo:language="en" fo:country="US" officeooo:rsid="00127ba7" officeooo:paragraph-rsid="00c3d6c2" style:font-size-asian="10pt" style:font-size-complex="10pt"/>
    </style:style>
    <style:style style:name="P430" style:family="paragraph" style:parent-style-name="Table_20_Contents">
      <style:text-properties style:font-name="Cantarell" fo:font-size="10pt" fo:language="en" fo:country="US" officeooo:rsid="00127ba7" officeooo:paragraph-rsid="0112fb49" style:font-size-asian="10pt" style:font-size-complex="10pt"/>
    </style:style>
    <style:style style:name="P431" style:family="paragraph" style:parent-style-name="Table_20_Contents">
      <style:text-properties style:font-name="Cantarell" fo:font-size="10pt" fo:language="en" fo:country="US" officeooo:rsid="00c561f4" officeooo:paragraph-rsid="00c561f4" style:font-size-asian="10pt" style:font-size-complex="10pt"/>
    </style:style>
    <style:style style:name="P432" style:family="paragraph" style:parent-style-name="Table_20_Contents">
      <style:text-properties style:font-name="Cantarell" fo:font-size="10pt" fo:language="en" fo:country="US" officeooo:rsid="00c561f4" officeooo:paragraph-rsid="0112fb49" style:font-size-asian="10pt" style:font-size-complex="10pt"/>
    </style:style>
    <style:style style:name="P433" style:family="paragraph" style:parent-style-name="Table_20_Contents">
      <style:text-properties style:font-name="Cantarell" fo:font-size="10pt" fo:language="en" fo:country="US" officeooo:rsid="00f7dac6" officeooo:paragraph-rsid="00f7dac6" style:font-size-asian="10pt" style:font-size-complex="10pt"/>
    </style:style>
    <style:style style:name="P434" style:family="paragraph" style:parent-style-name="Table_20_Contents">
      <style:text-properties style:font-name="Cantarell" fo:font-size="10pt" fo:language="en" fo:country="US" officeooo:rsid="00f7dac6" officeooo:paragraph-rsid="0112fb49" style:font-size-asian="10pt" style:font-size-complex="10pt"/>
    </style:style>
    <style:style style:name="P435" style:family="paragraph" style:parent-style-name="Table_20_Contents">
      <style:text-properties style:font-name="Cantarell" fo:font-size="10pt" fo:language="en" fo:country="US" officeooo:rsid="00153d7c" officeooo:paragraph-rsid="00c3d6c2" style:font-size-asian="10pt" style:font-size-complex="10pt"/>
    </style:style>
    <style:style style:name="P436" style:family="paragraph" style:parent-style-name="Table_20_Contents">
      <style:text-properties style:font-name="Cantarell" fo:font-size="10pt" fo:language="en" fo:country="US" officeooo:rsid="00153d7c" officeooo:paragraph-rsid="0112fb49" style:font-size-asian="10pt" style:font-size-complex="10pt"/>
    </style:style>
    <style:style style:name="P437" style:family="paragraph" style:parent-style-name="Table_20_Contents">
      <style:text-properties style:font-name="Cantarell" fo:font-size="10pt" fo:language="en" fo:country="US" officeooo:rsid="0112fb49" officeooo:paragraph-rsid="0112fb49" style:font-size-asian="10pt" style:font-size-complex="10pt"/>
    </style:style>
    <style:style style:name="P438"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439"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440"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441"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44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443"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444" style:family="paragraph" style:parent-style-name="Überschrift_20_klein_20_Checks_20_">
      <style:text-properties fo:language="en" fo:country="US" officeooo:rsid="00add9a5" officeooo:paragraph-rsid="00c3d6c2"/>
    </style:style>
    <style:style style:name="P445" style:family="paragraph" style:parent-style-name="Überschrift_20_klein_20_Checks_20_">
      <style:text-properties fo:language="en" fo:country="US" officeooo:rsid="00add9a5" officeooo:paragraph-rsid="0112fb49"/>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a44fc"/>
    </style:style>
    <style:style style:name="T41" style:family="text">
      <style:text-properties officeooo:rsid="00eb7041"/>
    </style:style>
    <style:style style:name="T42" style:family="text">
      <style:text-properties officeooo:rsid="00ebd286"/>
    </style:style>
    <style:style style:name="T43" style:family="text">
      <style:text-properties officeooo:rsid="010b3f4c"/>
    </style:style>
    <style:style style:name="T44" style:family="text">
      <style:text-properties officeooo:rsid="010d38c3"/>
    </style:style>
    <style:style style:name="T45" style:family="text">
      <style:text-properties officeooo:rsid="010f4adc"/>
    </style:style>
    <style:style style:name="T46" style:family="text">
      <style:text-properties officeooo:rsid="010fbf88"/>
    </style:style>
    <style:style style:name="T47" style:family="text">
      <style:text-properties officeooo:rsid="01100f51"/>
    </style:style>
    <style:style style:name="T48" style:family="text">
      <style:text-properties officeooo:rsid="01143f75"/>
    </style:style>
    <style:style style:name="T49" style:family="text">
      <style:text-properties officeooo:rsid="011589d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Business Rule Engine</text:p>
      <text:p text:style-name="P198">Detailed <text:span text:style-name="T4">Listing of Actions</text:span></text:p>
      <text:p text:style-name="P199">for Jare Version 0.7<text:span text:style-name="T48">8</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195">Table of Contents</text:p>
          </text:index-title>
          <text:p text:style-name="P424"><text:a xlink:type="simple" xlink:href="#__RefHeading___Toc1320_1468108940" text:style-name="Index_20_Link" text:visited-style-name="Index_20_Link">Overview<text:tab/>4</text:a></text:p>
          <text:p text:style-name="P424"><text:a xlink:type="simple" xlink:href="#__RefHeading___Toc1326_1468108940" text:style-name="Index_20_Link" text:visited-style-name="Index_20_Link">Prerequisites<text:tab/>5</text:a></text:p>
          <text:p text:style-name="P424"><text:a xlink:type="simple" xlink:href="#__RefHeading___Toc1488_1468108940" text:style-name="Index_20_Link" text:visited-style-name="Index_20_Link">Add Leading Spaces<text:tab/>6</text:a></text:p>
          <text:p text:style-name="P424"><text:a xlink:type="simple" xlink:href="#__RefHeading___Toc5071_1288851419" text:style-name="Index_20_Link" text:visited-style-name="Index_20_Link">Add Leading Zeros<text:tab/>7</text:a></text:p>
          <text:p text:style-name="P424"><text:a xlink:type="simple" xlink:href="#__RefHeading___Toc5073_1288851419" text:style-name="Index_20_Link" text:visited-style-name="Index_20_Link">Append Value<text:tab/>8</text:a></text:p>
          <text:p text:style-name="P424"><text:a xlink:type="simple" xlink:href="#__RefHeading___Toc5145_1288851419" text:style-name="Index_20_Link" text:visited-style-name="Index_20_Link">Prepend Value<text:tab/>9</text:a></text:p>
          <text:p text:style-name="P424"><text:a xlink:type="simple" xlink:href="#__RefHeading___Toc561_1453248567" text:style-name="Index_20_Link" text:visited-style-name="Index_20_Link">Trim Value<text:tab/>10</text:a></text:p>
          <text:p text:style-name="P424"><text:a xlink:type="simple" xlink:href="#__RefHeading___Toc5147_1288851419" text:style-name="Index_20_Link" text:visited-style-name="Index_20_Link">Concatenate Values<text:tab/>11</text:a></text:p>
          <text:p text:style-name="P424"><text:a xlink:type="simple" xlink:href="#__RefHeading___Toc5149_1288851419" text:style-name="Index_20_Link" text:visited-style-name="Index_20_Link">Lowercase Value<text:tab/>12</text:a></text:p>
          <text:p text:style-name="P424"><text:a xlink:type="simple" xlink:href="#__RefHeading___Toc530_1453248567" text:style-name="Index_20_Link" text:visited-style-name="Index_20_Link">Uppercase Value<text:tab/>13</text:a></text:p>
          <text:p text:style-name="P424"><text:a xlink:type="simple" xlink:href="#__RefHeading___Toc532_1453248567" text:style-name="Index_20_Link" text:visited-style-name="Index_20_Link">Replace Value<text:tab/>14</text:a></text:p>
          <text:p text:style-name="P424"><text:a xlink:type="simple" xlink:href="#__RefHeading___Toc563_1453248567" text:style-name="Index_20_Link" text:visited-style-name="Index_20_Link">Set Value (String)<text:tab/>15</text:a></text:p>
          <text:p text:style-name="P424"><text:a xlink:type="simple" xlink:href="#__RefHeading___Toc600_1453248567" text:style-name="Index_20_Link" text:visited-style-name="Index_20_Link">Set Value (Date)<text:tab/>16</text:a></text:p>
          <text:p text:style-name="P424"><text:a xlink:type="simple" xlink:href="#__RefHeading___Toc1207_1337687890" text:style-name="Index_20_Link" text:visited-style-name="Index_20_Link">Set Value (Number)<text:tab/>17</text:a></text:p>
          <text:p text:style-name="P424"><text:a xlink:type="simple" xlink:href="#__RefHeading___Toc565_1453248567" text:style-name="Index_20_Link" text:visited-style-name="Index_20_Link">Substring Value<text:tab/>18</text:a></text:p>
          <text:p text:style-name="P424"><text:a xlink:type="simple" xlink:href="#__RefHeading___Toc576_1453248567" text:style-name="Index_20_Link" text:visited-style-name="Index_20_Link">Set Today's Date<text:tab/>19</text:a></text:p>
          <text:p text:style-name="P424"><text:a xlink:type="simple" xlink:href="#__RefHeading___Toc3126_2034283102" text:style-name="Index_20_Link" text:visited-style-name="Index_20_Link">Set Last Day of Month<text:tab/>20</text:a></text:p>
          <text:p text:style-name="P424"><text:a xlink:type="simple" xlink:href="#__RefHeading___Toc3150_2034283102" text:style-name="Index_20_Link" text:visited-style-name="Index_20_Link">Set First Day of Month<text:tab/>21</text:a></text:p>
          <text:p text:style-name="P424"><text:a xlink:type="simple" xlink:href="#__RefHeading___Toc3152_2034283102" text:style-name="Index_20_Link" text:visited-style-name="Index_20_Link">Set Mid Day of Month<text:tab/>22</text:a></text:p>
          <text:p text:style-name="P424"><text:a xlink:type="simple" xlink:href="#__RefHeading___Toc602_1453248567" text:style-name="Index_20_Link" text:visited-style-name="Index_20_Link">Absolute Value<text:tab/>23</text:a></text:p>
          <text:p text:style-name="P424"><text:a xlink:type="simple" xlink:href="#__RefHeading___Toc604_1453248567" text:style-name="Index_20_Link" text:visited-style-name="Index_20_Link">Acosinus Value<text:tab/>24</text:a></text:p>
          <text:p text:style-name="P424"><text:a xlink:type="simple" xlink:href="#__RefHeading___Toc1142_1337687890" text:style-name="Index_20_Link" text:visited-style-name="Index_20_Link">Cosinus Value<text:tab/>25</text:a></text:p>
          <text:p text:style-name="P424"><text:a xlink:type="simple" xlink:href="#__RefHeading___Toc1144_1337687890" text:style-name="Index_20_Link" text:visited-style-name="Index_20_Link">Cosinush Value<text:tab/>26</text:a></text:p>
          <text:p text:style-name="P424"><text:a xlink:type="simple" xlink:href="#__RefHeading___Toc1146_1337687890" text:style-name="Index_20_Link" text:visited-style-name="Index_20_Link">Asinus Value<text:tab/>27</text:a></text:p>
          <text:p text:style-name="P424"><text:a xlink:type="simple" xlink:href="#__RefHeading___Toc1148_1337687890" text:style-name="Index_20_Link" text:visited-style-name="Index_20_Link">Sinus Value<text:tab/>28</text:a></text:p>
          <text:p text:style-name="P424"><text:a xlink:type="simple" xlink:href="#__RefHeading___Toc1150_1337687890" text:style-name="Index_20_Link" text:visited-style-name="Index_20_Link">Sinush Value<text:tab/>29</text:a></text:p>
          <text:p text:style-name="P424"><text:a xlink:type="simple" xlink:href="#__RefHeading___Toc1209_1337687890" text:style-name="Index_20_Link" text:visited-style-name="Index_20_Link">Atangens Value<text:tab/>30</text:a></text:p>
          <text:p text:style-name="P424"><text:a xlink:type="simple" xlink:href="#__RefHeading___Toc1148_13376878901" text:style-name="Index_20_Link" text:visited-style-name="Index_20_Link">Tangens Value<text:tab/>31</text:a></text:p>
          <text:p text:style-name="P424"><text:a xlink:type="simple" xlink:href="#__RefHeading___Toc1150_13376878901" text:style-name="Index_20_Link" text:visited-style-name="Index_20_Link">Tangensh Value<text:tab/>32</text:a></text:p>
          <text:p text:style-name="P424"><text:a xlink:type="simple" xlink:href="#__RefHeading___Toc1211_1337687890" text:style-name="Index_20_Link" text:visited-style-name="Index_20_Link">Square Root Value<text:tab/>33</text:a></text:p>
          <text:p text:style-name="P424"><text:a xlink:type="simple" xlink:href="#__RefHeading___Toc1213_1337687890" text:style-name="Index_20_Link" text:visited-style-name="Index_20_Link">Square Value<text:tab/>34</text:a></text:p>
          <text:p text:style-name="P424"><text:a xlink:type="simple" xlink:href="#__RefHeading___Toc1152_1337687890" text:style-name="Index_20_Link" text:visited-style-name="Index_20_Link">Add Values<text:tab/>35</text:a></text:p>
          <text:p text:style-name="P424"><text:a xlink:type="simple" xlink:href="#__RefHeading___Toc1215_1337687890" text:style-name="Index_20_Link" text:visited-style-name="Index_20_Link">Subtract Values<text:tab/>36</text:a></text:p>
          <text:p text:style-name="P424"><text:a xlink:type="simple" xlink:href="#__RefHeading___Toc2486_1166627757" text:style-name="Index_20_Link" text:visited-style-name="Index_20_Link">Add Percentage<text:tab/>37</text:a></text:p>
          <text:p text:style-name="P424"><text:a xlink:type="simple" xlink:href="#__RefHeading___Toc2488_1166627757" text:style-name="Index_20_Link" text:visited-style-name="Index_20_Link">Subtract Percentage<text:tab/>38</text:a></text:p>
          <text:p text:style-name="P424"><text:a xlink:type="simple" xlink:href="#__RefHeading___Toc1168_1337687890" text:style-name="Index_20_Link" text:visited-style-name="Index_20_Link">Devide Values<text:tab/>39</text:a></text:p>
          <text:p text:style-name="P424"><text:a xlink:type="simple" xlink:href="#__RefHeading___Toc1170_1337687890" text:style-name="Index_20_Link" text:visited-style-name="Index_20_Link">Multiply Values<text:tab/>40</text:a></text:p>
          <text:p text:style-name="P424"><text:a xlink:type="simple" xlink:href="#__RefHeading___Toc1217_1337687890" text:style-name="Index_20_Link" text:visited-style-name="Index_20_Link">Round Value<text:tab/>41</text:a></text:p>
        </text:index-body>
      </text:table-of-content>
      <text:p text:style-name="P3"><text:soft-page-break/></text:p>
      <text:p text:style-name="P166"><text:bookmark-start text:name="__RefHeading___Toc1320_1468108940"/>Overview<text:bookmark-end text:name="__RefHeading___Toc1320_1468108940"/></text:p>
      <text:p text:style-name="P157">This document <text:span text:style-name="T2">contains a detailed listing of the available actions for the Business Rule Engine „Jare“. It lists the available data types, their combinations and possible optional or required parameters.</text:span></text:p>
      <text:p text:style-name="P15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60">A condition must be specified when to execute the action – when the rulegroup fails or passes. Additionally a field - and it's type - must be specified that will be updated by the action.</text:p>
      <text:p text:style-name="P161"><text:span text:style-name="T33">Sometimes</text:span> an action will require additional values to be passed to it. This can either be the value of another field or a defined fixed value.</text:p>
      <text:p text:style-name="P163">The values selected in the action from “Field to retrieve data”, “Parameter 1”, “Parameter 2” and “Parameter 3” are passed to the action in this <text:span text:style-name="T49">exact </text:span>sequence. <text:span text:style-name="T36">The </text:span>“Field to retrieve data” <text:span text:style-name="T36">is optional and indicates from which other field a value should be retrieved. It can be specified but must not be.</text:span></text:p>
      <text:p text:style-name="P164">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 “Field to update” will be updated with the resulting value.</text:span></text:p>
      <text:p text:style-name="P157"/>
      <text:p text:style-name="Standard"/>
      <text:p text:style-name="P165"><text:bookmark-start text:name="__RefHeading___Toc1326_1468108940"/>Prerequisites<text:bookmark-end text:name="__RefHeading___Toc1326_1468108940"/></text:p>
      <text:p text:style-name="P15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text:span></text:p>
      <text:p text:style-name="P162">All data types listed here are Java related data types.</text:p>
      <text:p text:style-name="P158"/>
      <text:p text:style-name="P181"><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4">Add leading spaces to a value until a given length of the value is reached</text:p>
          </table:table-cell>
        </table:table-row>
        <table:table-row>
          <table:table-cell table:style-name="Tabelle69.A2" office:value-type="string">
            <text:p text:style-name="P46">Java Class:</text:p>
          </table:table-cell>
          <table:table-cell table:style-name="Tabelle69.B2" office:value-type="string">
            <text:p text:style-name="P74">StringAction</text:p>
          </table:table-cell>
        </table:table-row>
        <table:table-row>
          <table:table-cell table:style-name="Tabelle69.A2" office:value-type="string">
            <text:p text:style-name="P102">Interface Name:</text:p>
          </table:table-cell>
          <table:table-cell table:style-name="Tabelle69.B3" office:value-type="string">
            <text:p text:style-name="P74">add leading spaces</text:p>
          </table:table-cell>
        </table:table-row>
      </table:table>
      <text:p text:style-name="P408">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07">Value 1</text:p>
          </table:table-cell>
          <table:table-cell table:style-name="Tabelle71.A1" office:value-type="string">
            <text:p text:style-name="P207">Value 2</text:p>
          </table:table-cell>
          <table:table-cell table:style-name="Tabelle71.C1" office:value-type="string">
            <text:p text:style-name="P246">Return Type</text:p>
          </table:table-cell>
        </table:table-row>
        <table:table-row>
          <table:table-cell table:style-name="Tabelle71.A2" office:value-type="string">
            <text:p text:style-name="P280">String</text:p>
          </table:table-cell>
          <table:table-cell table:style-name="Tabelle71.B2" office:value-type="string">
            <text:p text:style-name="P344">Integer</text:p>
          </table:table-cell>
          <table:table-cell table:style-name="Tabelle71.C2" office:value-type="string">
            <text:p text:style-name="P370">String</text:p>
          </table:table-cell>
        </table:table-row>
        <table:table-row>
          <table:table-cell table:style-name="Tabelle71.A3" table:number-columns-spanned="3" office:value-type="string">
            <text:p text:style-name="P297">Note:</text:p>
            <text:p text:style-name="P297"/>
          </table:table-cell>
          <table:covered-table-cell/>
          <table:covered-table-cell/>
        </table:table-row>
        <table:table-row table:style-name="Tabelle71.4">
          <table:table-cell table:style-name="Tabelle71.A4" office:value-type="string">
            <text:p text:style-name="P207">Optional Value(s)</text:p>
          </table:table-cell>
          <table:table-cell table:style-name="Tabelle71.B4" table:number-columns-spanned="2" office:value-type="string">
            <text:p text:style-name="P207">Explanation</text:p>
          </table:table-cell>
          <table:covered-table-cell/>
        </table:table-row>
        <table:table-row>
          <table:table-cell table:style-name="Tabelle71.A5" office:value-type="string">
            <text:p text:style-name="P316"/>
          </table:table-cell>
          <table:table-cell table:style-name="Tabelle71.B5" table:number-columns-spanned="2" office:value-type="string">
            <text:p text:style-name="P316"/>
          </table:table-cell>
          <table:covered-table-cell/>
        </table:table-row>
      </table:table>
      <text:p text:style-name="P15"/>
      <text:p text:style-name="P197"/>
      <text:p text:style-name="P180"><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73">Add leading <text:span text:style-name="T5">zeros</text:span> to a value until a given length of the value is reached</text:p>
          </table:table-cell>
        </table:table-row>
        <table:table-row>
          <table:table-cell table:style-name="Tabelle70.A2" office:value-type="string">
            <text:p text:style-name="P45">Java Class:</text:p>
          </table:table-cell>
          <table:table-cell table:style-name="Tabelle70.B2" office:value-type="string">
            <text:p text:style-name="P73">StringAction</text:p>
          </table:table-cell>
        </table:table-row>
        <table:table-row>
          <table:table-cell table:style-name="Tabelle70.A2" office:value-type="string">
            <text:p text:style-name="P101">Interface Name:</text:p>
          </table:table-cell>
          <table:table-cell table:style-name="Tabelle70.B3" office:value-type="string">
            <text:p text:style-name="P73">add leading <text:span text:style-name="T6">zeros</text:span></text:p>
          </table:table-cell>
        </table:table-row>
      </table:table>
      <text:p text:style-name="P408">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07">Value 1</text:p>
          </table:table-cell>
          <table:table-cell table:style-name="Tabelle72.A1" office:value-type="string">
            <text:p text:style-name="P207">Value 2</text:p>
          </table:table-cell>
          <table:table-cell table:style-name="Tabelle72.C1" office:value-type="string">
            <text:p text:style-name="P246">Return Type</text:p>
          </table:table-cell>
        </table:table-row>
        <table:table-row>
          <table:table-cell table:style-name="Tabelle72.A2" office:value-type="string">
            <text:p text:style-name="P279">String</text:p>
          </table:table-cell>
          <table:table-cell table:style-name="Tabelle72.B2" office:value-type="string">
            <text:p text:style-name="P284">Integer</text:p>
          </table:table-cell>
          <table:table-cell table:style-name="Tabelle72.C2" office:value-type="string">
            <text:p text:style-name="P370">String</text:p>
          </table:table-cell>
        </table:table-row>
        <table:table-row>
          <table:table-cell table:style-name="Tabelle72.A3" table:number-columns-spanned="3" office:value-type="string">
            <text:p text:style-name="P296">Note:</text:p>
            <text:p text:style-name="P296"/>
          </table:table-cell>
          <table:covered-table-cell/>
          <table:covered-table-cell/>
        </table:table-row>
        <table:table-row table:style-name="Tabelle72.4">
          <table:table-cell table:style-name="Tabelle72.A4" office:value-type="string">
            <text:p text:style-name="P231">Optional Value(s)</text:p>
          </table:table-cell>
          <table:table-cell table:style-name="Tabelle72.B4" table:number-columns-spanned="2" office:value-type="string">
            <text:p text:style-name="P231">Explanation</text:p>
          </table:table-cell>
          <table:covered-table-cell/>
        </table:table-row>
        <table:table-row>
          <table:table-cell table:style-name="Tabelle72.A5" office:value-type="string">
            <text:p text:style-name="P316"/>
          </table:table-cell>
          <table:table-cell table:style-name="Tabelle72.B5" table:number-columns-spanned="2" office:value-type="string">
            <text:p text:style-name="P316"/>
          </table:table-cell>
          <table:covered-table-cell/>
        </table:table-row>
      </table:table>
      <text:p text:style-name="P14"/>
      <text:p text:style-name="P179"><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4">Append a given value to <text:span text:style-name="T8">the end of </text:span>another value</text:p>
          </table:table-cell>
        </table:table-row>
        <table:table-row>
          <table:table-cell table:style-name="Tabelle134.A2" office:value-type="string">
            <text:p text:style-name="P44">Java Class:</text:p>
          </table:table-cell>
          <table:table-cell table:style-name="Tabelle134.B2" office:value-type="string">
            <text:p text:style-name="P72">StringAction</text:p>
          </table:table-cell>
        </table:table-row>
        <table:table-row>
          <table:table-cell table:style-name="Tabelle134.A2" office:value-type="string">
            <text:p text:style-name="P100">Interface Name:</text:p>
          </table:table-cell>
          <table:table-cell table:style-name="Tabelle134.B3" office:value-type="string">
            <text:p text:style-name="P34">append</text:p>
          </table:table-cell>
        </table:table-row>
      </table:table>
      <text:p text:style-name="P408">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07">Value 1</text:p>
          </table:table-cell>
          <table:table-cell table:style-name="Tabelle135.A1" office:value-type="string">
            <text:p text:style-name="P207">Value 2</text:p>
          </table:table-cell>
          <table:table-cell table:style-name="Tabelle135.C1" office:value-type="string">
            <text:p text:style-name="P246">Return Type</text:p>
          </table:table-cell>
        </table:table-row>
        <table:table-row>
          <table:table-cell table:style-name="Tabelle135.A2" office:value-type="string">
            <text:p text:style-name="P278">String</text:p>
          </table:table-cell>
          <table:table-cell table:style-name="Tabelle135.B2" office:value-type="string">
            <text:p text:style-name="P284">String</text:p>
          </table:table-cell>
          <table:table-cell table:style-name="Tabelle135.C2" office:value-type="string">
            <text:p text:style-name="P370">String</text:p>
          </table:table-cell>
        </table:table-row>
        <table:table-row>
          <table:table-cell table:style-name="Tabelle135.A3" office:value-type="string">
            <text:p text:style-name="P343">String</text:p>
          </table:table-cell>
          <table:table-cell table:style-name="Tabelle135.B3" office:value-type="string">
            <text:p text:style-name="P343">Integer</text:p>
          </table:table-cell>
          <table:table-cell table:style-name="Tabelle135.C3" office:value-type="string">
            <text:p text:style-name="P370">String</text:p>
          </table:table-cell>
        </table:table-row>
        <table:table-row>
          <table:table-cell table:style-name="Tabelle135.A4" office:value-type="string">
            <text:p text:style-name="P343">String</text:p>
          </table:table-cell>
          <table:table-cell table:style-name="Tabelle135.B4" office:value-type="string">
            <text:p text:style-name="P343"><text:span text:style-name="T34">L</text:span>ong</text:p>
          </table:table-cell>
          <table:table-cell table:style-name="Tabelle135.C4" office:value-type="string">
            <text:p text:style-name="P370">String</text:p>
          </table:table-cell>
        </table:table-row>
        <table:table-row>
          <table:table-cell table:style-name="Tabelle135.A5" table:number-columns-spanned="3" office:value-type="string">
            <text:p text:style-name="P295">Note:</text:p>
            <text:p text:style-name="P295"/>
          </table:table-cell>
          <table:covered-table-cell/>
          <table:covered-table-cell/>
        </table:table-row>
        <table:table-row table:style-name="Tabelle135.6">
          <table:table-cell table:style-name="Tabelle135.A6" office:value-type="string">
            <text:p text:style-name="P233"><text:span text:style-name="T7">Optional</text:span> Value(s)</text:p>
          </table:table-cell>
          <table:table-cell table:style-name="Tabelle135.A6" table:number-columns-spanned="2" office:value-type="string">
            <text:p text:style-name="P233">Explanation</text:p>
          </table:table-cell>
          <table:covered-table-cell/>
        </table:table-row>
        <table:table-row>
          <table:table-cell table:style-name="Tabelle135.A7" office:value-type="string">
            <text:p text:style-name="P318">Value 3: String</text:p>
          </table:table-cell>
          <table:table-cell table:style-name="Tabelle135.B7" table:number-columns-spanned="2" office:value-type="string">
            <text:p text:style-name="P318">Sep<text:span text:style-name="T11">a</text:span>rator to be used between the value<text:span text:style-name="T12">s</text:span></text:p>
          </table:table-cell>
          <table:covered-table-cell/>
        </table:table-row>
      </table:table>
      <text:p text:style-name="P13"/>
      <text:p text:style-name="P178"><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2"><text:span text:style-name="T10">Pre</text:span>pend a given value to <text:span text:style-name="T8">the start of </text:span>another value</text:p>
          </table:table-cell>
        </table:table-row>
        <table:table-row>
          <table:table-cell table:style-name="Tabelle5.A2" office:value-type="string">
            <text:p text:style-name="P35">Java Class:</text:p>
          </table:table-cell>
          <table:table-cell table:style-name="Tabelle5.B2" office:value-type="string">
            <text:p text:style-name="P63">StringAction</text:p>
          </table:table-cell>
        </table:table-row>
        <table:table-row>
          <table:table-cell table:style-name="Tabelle5.A2" office:value-type="string">
            <text:p text:style-name="P91">Interface Name:</text:p>
          </table:table-cell>
          <table:table-cell table:style-name="Tabelle5.B3" office:value-type="string">
            <text:p text:style-name="P119">prepend</text:p>
          </table:table-cell>
        </table:table-row>
      </table:table>
      <text:p text:style-name="P399">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00">Value 1</text:p>
          </table:table-cell>
          <table:table-cell table:style-name="Tabelle6.A1" office:value-type="string">
            <text:p text:style-name="P200">Value 2</text:p>
          </table:table-cell>
          <table:table-cell table:style-name="Tabelle6.C1" office:value-type="string">
            <text:p text:style-name="P246">Return Type</text:p>
          </table:table-cell>
        </table:table-row>
        <table:table-row>
          <table:table-cell table:style-name="Tabelle6.A4" office:value-type="string">
            <text:p text:style-name="P271">String</text:p>
          </table:table-cell>
          <table:table-cell table:style-name="Tabelle6.B2" office:value-type="string">
            <text:p text:style-name="P282">String</text:p>
          </table:table-cell>
          <table:table-cell table:style-name="Tabelle6.C2" office:value-type="string">
            <text:p text:style-name="P370">String</text:p>
          </table:table-cell>
        </table:table-row>
        <table:table-row>
          <table:table-cell table:style-name="Tabelle6.A4" office:value-type="string">
            <text:p text:style-name="P285">String</text:p>
          </table:table-cell>
          <table:table-cell table:style-name="Tabelle6.B3" office:value-type="string">
            <text:p text:style-name="P285">Integer</text:p>
          </table:table-cell>
          <table:table-cell table:style-name="Tabelle6.C3" office:value-type="string">
            <text:p text:style-name="P370">String</text:p>
          </table:table-cell>
        </table:table-row>
        <table:table-row>
          <table:table-cell table:style-name="Tabelle6.A4" office:value-type="string">
            <text:p text:style-name="P285">String</text:p>
          </table:table-cell>
          <table:table-cell table:style-name="Tabelle6.B4" office:value-type="string">
            <text:p text:style-name="P285">Long</text:p>
          </table:table-cell>
          <table:table-cell table:style-name="Tabelle6.C4" office:value-type="string">
            <text:p text:style-name="P370">String</text:p>
          </table:table-cell>
        </table:table-row>
        <table:table-row>
          <table:table-cell table:style-name="Tabelle6.A5" table:number-columns-spanned="3" office:value-type="string">
            <text:p text:style-name="P286">Note:</text:p>
            <text:p text:style-name="P286"/>
          </table:table-cell>
          <table:covered-table-cell/>
          <table:covered-table-cell/>
        </table:table-row>
        <table:table-row table:style-name="Tabelle6.6">
          <table:table-cell table:style-name="Tabelle6.A6" office:value-type="string">
            <text:p text:style-name="P224"><text:span text:style-name="T7">Optional</text:span> Value(s)</text:p>
          </table:table-cell>
          <table:table-cell table:style-name="Tabelle6.A6" table:number-columns-spanned="2" office:value-type="string">
            <text:p text:style-name="P224">Explanation</text:p>
          </table:table-cell>
          <table:covered-table-cell/>
        </table:table-row>
        <table:table-row>
          <table:table-cell table:style-name="Tabelle6.A7" office:value-type="string">
            <text:p text:style-name="P313">Value 3: String</text:p>
          </table:table-cell>
          <table:table-cell table:style-name="Tabelle6.B7" table:number-columns-spanned="2" office:value-type="string">
            <text:p text:style-name="P313">Sep<text:span text:style-name="T11">a</text:span>rator to be used between the value<text:span text:style-name="T12">s</text:span></text:p>
          </table:table-cell>
          <table:covered-table-cell/>
        </table:table-row>
      </table:table>
      <text:p text:style-name="P4"/>
      <text:p text:style-name="P177"><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33">Remove all leading and trailing space characters from a String</text:p>
          </table:table-cell>
        </table:table-row>
        <table:table-row>
          <table:table-cell table:style-name="Tabelle15.A2" office:value-type="string">
            <text:p text:style-name="P43">Java Class:</text:p>
          </table:table-cell>
          <table:table-cell table:style-name="Tabelle15.B2" office:value-type="string">
            <text:p text:style-name="P71">StringAction</text:p>
          </table:table-cell>
        </table:table-row>
        <table:table-row>
          <table:table-cell table:style-name="Tabelle15.A2" office:value-type="string">
            <text:p text:style-name="P99">Interface Name:</text:p>
          </table:table-cell>
          <table:table-cell table:style-name="Tabelle15.B3" office:value-type="string">
            <text:p text:style-name="P133">trim</text:p>
          </table:table-cell>
        </table:table-row>
      </table:table>
      <text:p text:style-name="P407">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08">Value 1</text:p>
          </table:table-cell>
          <table:table-cell table:style-name="Tabelle16.A1" office:value-type="string">
            <text:p text:style-name="P208">Value 2</text:p>
          </table:table-cell>
          <table:table-cell table:style-name="Tabelle16.C1" office:value-type="string">
            <text:p text:style-name="P247">Return Type</text:p>
          </table:table-cell>
        </table:table-row>
        <table:table-row>
          <table:table-cell table:style-name="Tabelle16.A2" office:value-type="string">
            <text:p text:style-name="P277">String</text:p>
          </table:table-cell>
          <table:table-cell table:style-name="Tabelle16.B2" office:value-type="string">
            <text:p text:style-name="P283"/>
          </table:table-cell>
          <table:table-cell table:style-name="Tabelle16.C2" office:value-type="string">
            <text:p text:style-name="P371">String</text:p>
          </table:table-cell>
        </table:table-row>
        <table:table-row>
          <table:table-cell table:style-name="Tabelle16.A3" table:number-columns-spanned="3" office:value-type="string">
            <text:p text:style-name="P294">Note:</text:p>
            <text:p text:style-name="P294"/>
          </table:table-cell>
          <table:covered-table-cell/>
          <table:covered-table-cell/>
        </table:table-row>
        <table:table-row table:style-name="Tabelle16.4">
          <table:table-cell table:style-name="Tabelle16.A4" office:value-type="string">
            <text:p text:style-name="P232"><text:span text:style-name="T7">Optional</text:span> Value(s)</text:p>
          </table:table-cell>
          <table:table-cell table:style-name="Tabelle16.A4" table:number-columns-spanned="2" office:value-type="string">
            <text:p text:style-name="P232">Explanation</text:p>
          </table:table-cell>
          <table:covered-table-cell/>
        </table:table-row>
        <table:table-row>
          <table:table-cell table:style-name="Tabelle16.A5" office:value-type="string">
            <text:p text:style-name="P317"/>
          </table:table-cell>
          <table:table-cell table:style-name="Tabelle16.B5" table:number-columns-spanned="2" office:value-type="string">
            <text:p text:style-name="P317"/>
          </table:table-cell>
          <table:covered-table-cell/>
        </table:table-row>
      </table:table>
      <text:p text:style-name="P12"/>
      <text:p text:style-name="P176"><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32">Concatenate <text:span text:style-name="T9">two </text:span>values</text:p>
          </table:table-cell>
        </table:table-row>
        <table:table-row>
          <table:table-cell table:style-name="Tabelle1.A2" office:value-type="string">
            <text:p text:style-name="P42">Java Class:</text:p>
          </table:table-cell>
          <table:table-cell table:style-name="Tabelle1.B2" office:value-type="string">
            <text:p text:style-name="P70">StringAction</text:p>
          </table:table-cell>
        </table:table-row>
        <table:table-row>
          <table:table-cell table:style-name="Tabelle1.A2" office:value-type="string">
            <text:p text:style-name="P98">Interface Name:</text:p>
          </table:table-cell>
          <table:table-cell table:style-name="Tabelle1.B3" office:value-type="string">
            <text:p text:style-name="P33">append value</text:p>
          </table:table-cell>
        </table:table-row>
      </table:table>
      <text:p text:style-name="P406">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07">Value 1</text:p>
          </table:table-cell>
          <table:table-cell table:style-name="Tabelle2.A1" office:value-type="string">
            <text:p text:style-name="P207">Value 2</text:p>
          </table:table-cell>
          <table:table-cell table:style-name="Tabelle2.C1" office:value-type="string">
            <text:p text:style-name="P248">Return Type</text:p>
          </table:table-cell>
        </table:table-row>
        <table:table-row>
          <table:table-cell table:style-name="Tabelle2.A5" office:value-type="string">
            <text:p text:style-name="P276">String</text:p>
          </table:table-cell>
          <table:table-cell table:style-name="Tabelle2.B2" office:value-type="string">
            <text:p text:style-name="P342">Double</text:p>
          </table:table-cell>
          <table:table-cell table:style-name="Tabelle2.C2" office:value-type="string">
            <text:p text:style-name="P372">String</text:p>
          </table:table-cell>
        </table:table-row>
        <table:table-row>
          <table:table-cell table:style-name="Tabelle2.A5" office:value-type="string">
            <text:p text:style-name="P342">String</text:p>
          </table:table-cell>
          <table:table-cell table:style-name="Tabelle2.B3" office:value-type="string">
            <text:p text:style-name="P342">Float</text:p>
          </table:table-cell>
          <table:table-cell table:style-name="Tabelle2.C3" office:value-type="string">
            <text:p text:style-name="P372">String</text:p>
          </table:table-cell>
        </table:table-row>
        <table:table-row>
          <table:table-cell table:style-name="Tabelle2.A5" office:value-type="string">
            <text:p text:style-name="P342">String</text:p>
          </table:table-cell>
          <table:table-cell table:style-name="Tabelle2.B4" office:value-type="string">
            <text:p text:style-name="P342">Long</text:p>
          </table:table-cell>
          <table:table-cell table:style-name="Tabelle2.C4" office:value-type="string">
            <text:p text:style-name="P372">String</text:p>
          </table:table-cell>
        </table:table-row>
        <table:table-row>
          <table:table-cell table:style-name="Tabelle2.A5" office:value-type="string">
            <text:p text:style-name="P342">String</text:p>
          </table:table-cell>
          <table:table-cell table:style-name="Tabelle2.B5" office:value-type="string">
            <text:p text:style-name="P342">Integer</text:p>
          </table:table-cell>
          <table:table-cell table:style-name="Tabelle2.C5" office:value-type="string">
            <text:p text:style-name="P372">String</text:p>
          </table:table-cell>
        </table:table-row>
        <table:table-row>
          <table:table-cell table:style-name="Tabelle2.A6" office:value-type="string">
            <text:p text:style-name="P342">String</text:p>
          </table:table-cell>
          <table:table-cell table:style-name="Tabelle2.B6" office:value-type="string">
            <text:p text:style-name="P342">String</text:p>
          </table:table-cell>
          <table:table-cell table:style-name="Tabelle2.C6" office:value-type="string">
            <text:p text:style-name="P372">String</text:p>
          </table:table-cell>
        </table:table-row>
        <table:table-row>
          <table:table-cell table:style-name="Tabelle2.A7" table:number-columns-spanned="3" office:value-type="string">
            <text:p text:style-name="P293">Note:</text:p>
            <text:p text:style-name="P293"/>
          </table:table-cell>
          <table:covered-table-cell/>
          <table:covered-table-cell/>
        </table:table-row>
        <table:table-row table:style-name="Tabelle2.8">
          <table:table-cell table:style-name="Tabelle2.A8" office:value-type="string">
            <text:p text:style-name="P231"><text:span text:style-name="T7">Optional</text:span> Value(s)</text:p>
          </table:table-cell>
          <table:table-cell table:style-name="Tabelle2.A8" table:number-columns-spanned="2" office:value-type="string">
            <text:p text:style-name="P231">Explanation</text:p>
          </table:table-cell>
          <table:covered-table-cell/>
        </table:table-row>
        <table:table-row>
          <table:table-cell table:style-name="Tabelle2.A9" office:value-type="string">
            <text:p text:style-name="P316">Value 3: String</text:p>
          </table:table-cell>
          <table:table-cell table:style-name="Tabelle2.B9" table:number-columns-spanned="2" office:value-type="string">
            <text:p text:style-name="P316">Sep<text:span text:style-name="T11">a</text:span>rator to be used between the value</text:p>
          </table:table-cell>
          <table:covered-table-cell/>
        </table:table-row>
      </table:table>
      <text:p text:style-name="P11"/>
      <text:p text:style-name="P172"><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31">Change a value to it's lowercase representation</text:p>
          </table:table-cell>
        </table:table-row>
        <table:table-row>
          <table:table-cell table:style-name="Tabelle3.A2" office:value-type="string">
            <text:p text:style-name="P41">Java Class:</text:p>
          </table:table-cell>
          <table:table-cell table:style-name="Tabelle3.B2" office:value-type="string">
            <text:p text:style-name="P69">StringAction</text:p>
          </table:table-cell>
        </table:table-row>
        <table:table-row>
          <table:table-cell table:style-name="Tabelle3.A2" office:value-type="string">
            <text:p text:style-name="P97">Interface Name:</text:p>
          </table:table-cell>
          <table:table-cell table:style-name="Tabelle3.B3" office:value-type="string">
            <text:p text:style-name="P131">lowercase</text:p>
          </table:table-cell>
        </table:table-row>
      </table:table>
      <text:p text:style-name="P405">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06">Value 1</text:p>
          </table:table-cell>
          <table:table-cell table:style-name="Tabelle4.A1" office:value-type="string">
            <text:p text:style-name="P206">Value 2</text:p>
          </table:table-cell>
          <table:table-cell table:style-name="Tabelle4.C1" office:value-type="string">
            <text:p text:style-name="P249">Return Type</text:p>
          </table:table-cell>
        </table:table-row>
        <table:table-row>
          <table:table-cell table:style-name="Tabelle4.A2" office:value-type="string">
            <text:p text:style-name="P275">String</text:p>
          </table:table-cell>
          <table:table-cell table:style-name="Tabelle4.B2" office:value-type="string">
            <text:p text:style-name="P341"/>
          </table:table-cell>
          <table:table-cell table:style-name="Tabelle4.C2" office:value-type="string">
            <text:p text:style-name="P373">String</text:p>
          </table:table-cell>
        </table:table-row>
        <table:table-row>
          <table:table-cell table:style-name="Tabelle4.A3" table:number-columns-spanned="3" office:value-type="string">
            <text:p text:style-name="P292">Note:</text:p>
            <text:p text:style-name="P292"/>
          </table:table-cell>
          <table:covered-table-cell/>
          <table:covered-table-cell/>
        </table:table-row>
        <table:table-row table:style-name="Tabelle4.4">
          <table:table-cell table:style-name="Tabelle4.A4" office:value-type="string">
            <text:p text:style-name="P230"><text:span text:style-name="T7">Optional</text:span> Value(s)</text:p>
          </table:table-cell>
          <table:table-cell table:style-name="Tabelle4.A4" table:number-columns-spanned="2" office:value-type="string">
            <text:p text:style-name="P230">Explanation</text:p>
          </table:table-cell>
          <table:covered-table-cell/>
        </table:table-row>
        <table:table-row>
          <table:table-cell table:style-name="Tabelle4.A5" office:value-type="string">
            <text:p text:style-name="P315"/>
          </table:table-cell>
          <table:table-cell table:style-name="Tabelle4.B5" table:number-columns-spanned="2" office:value-type="string">
            <text:p text:style-name="P315"/>
          </table:table-cell>
          <table:covered-table-cell/>
        </table:table-row>
      </table:table>
      <text:p text:style-name="P171"><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30">Change a value to it's <text:span text:style-name="T13">upper</text:span>case representation</text:p>
          </table:table-cell>
        </table:table-row>
        <table:table-row>
          <table:table-cell table:style-name="Tabelle7.A2" office:value-type="string">
            <text:p text:style-name="P40">Java Class:</text:p>
          </table:table-cell>
          <table:table-cell table:style-name="Tabelle7.B2" office:value-type="string">
            <text:p text:style-name="P68">StringAction</text:p>
          </table:table-cell>
        </table:table-row>
        <table:table-row>
          <table:table-cell table:style-name="Tabelle7.A2" office:value-type="string">
            <text:p text:style-name="P96">Interface Name:</text:p>
          </table:table-cell>
          <table:table-cell table:style-name="Tabelle7.B3" office:value-type="string">
            <text:p text:style-name="P130"><text:span text:style-name="T13">upper</text:span>case</text:p>
          </table:table-cell>
        </table:table-row>
      </table:table>
      <text:p text:style-name="P404">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05">Value 1</text:p>
          </table:table-cell>
          <table:table-cell table:style-name="Tabelle8.A1" office:value-type="string">
            <text:p text:style-name="P205">Value 2</text:p>
          </table:table-cell>
          <table:table-cell table:style-name="Tabelle8.C1" office:value-type="string">
            <text:p text:style-name="P249">Return Type</text:p>
          </table:table-cell>
        </table:table-row>
        <table:table-row>
          <table:table-cell table:style-name="Tabelle8.A2" office:value-type="string">
            <text:p text:style-name="P274">String</text:p>
          </table:table-cell>
          <table:table-cell table:style-name="Tabelle8.B2" office:value-type="string">
            <text:p text:style-name="P340"/>
          </table:table-cell>
          <table:table-cell table:style-name="Tabelle8.C2" office:value-type="string">
            <text:p text:style-name="P373">String</text:p>
          </table:table-cell>
        </table:table-row>
        <table:table-row>
          <table:table-cell table:style-name="Tabelle8.A3" table:number-columns-spanned="3" office:value-type="string">
            <text:p text:style-name="P291">Note:</text:p>
            <text:p text:style-name="P291"/>
          </table:table-cell>
          <table:covered-table-cell/>
          <table:covered-table-cell/>
        </table:table-row>
        <table:table-row table:style-name="Tabelle8.4">
          <table:table-cell table:style-name="Tabelle8.A4" office:value-type="string">
            <text:p text:style-name="P229"><text:span text:style-name="T7">Optional</text:span> Value(s)</text:p>
          </table:table-cell>
          <table:table-cell table:style-name="Tabelle8.A4" table:number-columns-spanned="2" office:value-type="string">
            <text:p text:style-name="P229">Explanation</text:p>
          </table:table-cell>
          <table:covered-table-cell/>
        </table:table-row>
        <table:table-row>
          <table:table-cell table:style-name="Tabelle8.A5" office:value-type="string">
            <text:p text:style-name="P314"/>
          </table:table-cell>
          <table:table-cell table:style-name="Tabelle8.B5" table:number-columns-spanned="2" office:value-type="string">
            <text:p text:style-name="P314"/>
          </table:table-cell>
          <table:covered-table-cell/>
        </table:table-row>
      </table:table>
      <text:p text:style-name="P9"/>
      <text:p text:style-name="P169"><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26">Replace a given value – or part of it - with another value</text:p>
          </table:table-cell>
        </table:table-row>
        <table:table-row>
          <table:table-cell table:style-name="Tabelle9.A2" office:value-type="string">
            <text:p text:style-name="P38">Java Class:</text:p>
          </table:table-cell>
          <table:table-cell table:style-name="Tabelle9.B2" office:value-type="string">
            <text:p text:style-name="P66">StringAction</text:p>
          </table:table-cell>
        </table:table-row>
        <table:table-row>
          <table:table-cell table:style-name="Tabelle9.A2" office:value-type="string">
            <text:p text:style-name="P94">Interface Name:</text:p>
          </table:table-cell>
          <table:table-cell table:style-name="Tabelle9.B3" office:value-type="string">
            <text:p text:style-name="P126">replace</text:p>
          </table:table-cell>
        </table:table-row>
      </table:table>
      <text:p text:style-name="P402">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03">Value 1</text:p>
          </table:table-cell>
          <table:table-cell table:style-name="Tabelle10.A1" office:value-type="string">
            <text:p text:style-name="P203">Value 2</text:p>
          </table:table-cell>
          <table:table-cell table:style-name="Tabelle10.C1" office:value-type="string">
            <text:p text:style-name="P249">Return Type</text:p>
          </table:table-cell>
        </table:table-row>
        <table:table-row>
          <table:table-cell table:style-name="Tabelle10.A2" office:value-type="string">
            <text:p text:style-name="P273">String</text:p>
          </table:table-cell>
          <table:table-cell table:style-name="Tabelle10.B2" office:value-type="string">
            <text:p text:style-name="P322">String</text:p>
          </table:table-cell>
          <table:table-cell table:style-name="Tabelle10.C2" office:value-type="string">
            <text:p text:style-name="P373">String</text:p>
          </table:table-cell>
        </table:table-row>
        <table:table-row>
          <table:table-cell table:style-name="Tabelle10.A3" table:number-columns-spanned="3" office:value-type="string">
            <text:p text:style-name="P289">Note: <text:span text:style-name="T14">Value 2 has to contain a regular expression. All found occurrences of the regular expression will be replaced with value 3.</text:span></text:p>
            <text:p text:style-name="P289"/>
          </table:table-cell>
          <table:covered-table-cell/>
          <table:covered-table-cell/>
        </table:table-row>
        <table:table-row table:style-name="Tabelle10.4">
          <table:table-cell table:style-name="Tabelle10.A4" office:value-type="string">
            <text:p text:style-name="P227"><text:span text:style-name="T14">Required</text:span> Value(s)</text:p>
          </table:table-cell>
          <table:table-cell table:style-name="Tabelle10.A4" table:number-columns-spanned="2" office:value-type="string">
            <text:p text:style-name="P227">Explanation</text:p>
          </table:table-cell>
          <table:covered-table-cell/>
        </table:table-row>
        <table:table-row>
          <table:table-cell table:style-name="Tabelle10.A5" office:value-type="string">
            <text:p text:style-name="P322">Value 3: String</text:p>
          </table:table-cell>
          <table:table-cell table:style-name="Tabelle10.B5" table:number-columns-spanned="2" office:value-type="string">
            <text:p text:style-name="P322">the replacement for the original value or parts of it</text:p>
          </table:table-cell>
          <table:covered-table-cell/>
        </table:table-row>
      </table:table>
      <text:p text:style-name="P7"/>
      <text:p text:style-name="P168"><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20">Sets a given <text:span text:style-name="T17">value of a string</text:span></text:p>
          </table:table-cell>
        </table:table-row>
        <table:table-row>
          <table:table-cell table:style-name="Tabelle11.A2" office:value-type="string">
            <text:p text:style-name="P37">Java Class:</text:p>
          </table:table-cell>
          <table:table-cell table:style-name="Tabelle11.B2" office:value-type="string">
            <text:p text:style-name="P65">StringAction</text:p>
          </table:table-cell>
        </table:table-row>
        <table:table-row>
          <table:table-cell table:style-name="Tabelle11.A2" office:value-type="string">
            <text:p text:style-name="P93">Interface Name:</text:p>
          </table:table-cell>
          <table:table-cell table:style-name="Tabelle11.B3" office:value-type="string">
            <text:p text:style-name="P122">set value (<text:span text:style-name="T21">s</text:span>tring)</text:p>
          </table:table-cell>
        </table:table-row>
      </table:table>
      <text:p text:style-name="P401">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02">Value 1</text:p>
          </table:table-cell>
          <table:table-cell table:style-name="Tabelle12.A1" office:value-type="string">
            <text:p text:style-name="P202">Value 2</text:p>
          </table:table-cell>
          <table:table-cell table:style-name="Tabelle12.C1" office:value-type="string">
            <text:p text:style-name="P250">Return Type</text:p>
          </table:table-cell>
        </table:table-row>
        <table:table-row>
          <table:table-cell table:style-name="Tabelle12.A2" office:value-type="string">
            <text:p text:style-name="P272">String</text:p>
          </table:table-cell>
          <table:table-cell table:style-name="Tabelle12.B2" office:value-type="string">
            <text:p text:style-name="P321"/>
          </table:table-cell>
          <table:table-cell table:style-name="Tabelle12.C2" office:value-type="string">
            <text:p text:style-name="P374">String</text:p>
          </table:table-cell>
        </table:table-row>
        <table:table-row>
          <table:table-cell table:style-name="Tabelle12.A3" table:number-columns-spanned="3" office:value-type="string">
            <text:p text:style-name="P288">Note: </text:p>
            <text:p text:style-name="P288"/>
          </table:table-cell>
          <table:covered-table-cell/>
          <table:covered-table-cell/>
        </table:table-row>
        <table:table-row table:style-name="Tabelle12.4">
          <table:table-cell table:style-name="Tabelle12.A4" office:value-type="string">
            <text:p text:style-name="P226"><text:span text:style-name="T16">Optional</text:span> Value(s)</text:p>
          </table:table-cell>
          <table:table-cell table:style-name="Tabelle12.A4" table:number-columns-spanned="2" office:value-type="string">
            <text:p text:style-name="P226">Explanation</text:p>
          </table:table-cell>
          <table:covered-table-cell/>
        </table:table-row>
        <table:table-row>
          <table:table-cell table:style-name="Tabelle12.A5" office:value-type="string">
            <text:p text:style-name="P321"/>
          </table:table-cell>
          <table:table-cell table:style-name="Tabelle12.B5" table:number-columns-spanned="2" office:value-type="string">
            <text:p text:style-name="P321"/>
          </table:table-cell>
          <table:covered-table-cell/>
        </table:table-row>
      </table:table>
      <text:p text:style-name="P6"/>
      <text:p text:style-name="P167"><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20">Sets a given <text:span text:style-name="T17">value of a date</text:span></text:p>
          </table:table-cell>
        </table:table-row>
        <table:table-row>
          <table:table-cell table:style-name="Tabelle19.A2" office:value-type="string">
            <text:p text:style-name="P36">Java Class:</text:p>
          </table:table-cell>
          <table:table-cell table:style-name="Tabelle19.B2" office:value-type="string">
            <text:p text:style-name="P64"><text:span text:style-name="T21">Date</text:span>Action</text:p>
          </table:table-cell>
        </table:table-row>
        <table:table-row>
          <table:table-cell table:style-name="Tabelle19.A2" office:value-type="string">
            <text:p text:style-name="P92">Interface Name:</text:p>
          </table:table-cell>
          <table:table-cell table:style-name="Tabelle19.B3" office:value-type="string">
            <text:p text:style-name="P121">set value (<text:span text:style-name="T21">date</text:span>)</text:p>
          </table:table-cell>
        </table:table-row>
      </table:table>
      <text:p text:style-name="P400">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01">Value 1</text:p>
          </table:table-cell>
          <table:table-cell table:style-name="Tabelle20.A1" office:value-type="string">
            <text:p text:style-name="P201">Value 2</text:p>
          </table:table-cell>
          <table:table-cell table:style-name="Tabelle20.C1" office:value-type="string">
            <text:p text:style-name="P251">Return Type</text:p>
          </table:table-cell>
        </table:table-row>
        <table:table-row>
          <table:table-cell table:style-name="Tabelle20.A3" office:value-type="string">
            <text:p text:style-name="P319">Date</text:p>
          </table:table-cell>
          <table:table-cell table:style-name="Tabelle20.B2" office:value-type="string">
            <text:p text:style-name="P320"/>
          </table:table-cell>
          <table:table-cell table:style-name="Tabelle20.C2" office:value-type="string">
            <text:p text:style-name="P375">Date</text:p>
          </table:table-cell>
        </table:table-row>
        <table:table-row>
          <table:table-cell table:style-name="Tabelle20.A3" office:value-type="string">
            <text:p text:style-name="P319">String</text:p>
          </table:table-cell>
          <table:table-cell table:style-name="Tabelle20.B3" office:value-type="string">
            <text:p text:style-name="P320"/>
          </table:table-cell>
          <table:table-cell table:style-name="Tabelle20.C3" office:value-type="string">
            <text:p text:style-name="P375">Date</text:p>
          </table:table-cell>
        </table:table-row>
        <table:table-row>
          <table:table-cell table:style-name="Tabelle20.A4" table:number-columns-spanned="3" office:value-type="string">
            <text:p text:style-name="P287">Note: </text:p>
            <text:p text:style-name="P287"/>
          </table:table-cell>
          <table:covered-table-cell/>
          <table:covered-table-cell/>
        </table:table-row>
        <table:table-row table:style-name="Tabelle20.5">
          <table:table-cell table:style-name="Tabelle20.A5" office:value-type="string">
            <text:p text:style-name="P225"><text:span text:style-name="T16">Optional</text:span> Value(s)</text:p>
          </table:table-cell>
          <table:table-cell table:style-name="Tabelle20.A5" table:number-columns-spanned="2" office:value-type="string">
            <text:p text:style-name="P225">Explanation</text:p>
          </table:table-cell>
          <table:covered-table-cell/>
        </table:table-row>
        <table:table-row>
          <table:table-cell table:style-name="Tabelle20.A6" office:value-type="string">
            <text:p text:style-name="P319">Value 2: String</text:p>
          </table:table-cell>
          <table:table-cell table:style-name="Tabelle20.B6" table:number-columns-spanned="2" office:value-type="string">
            <text:p text:style-name="P319">In case <text:span text:style-name="T44">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70"><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23">Sets a given <text:span text:style-name="T17">value of a number</text:span></text:p>
          </table:table-cell>
        </table:table-row>
        <table:table-row>
          <table:table-cell table:style-name="Tabelle43.A2" office:value-type="string">
            <text:p text:style-name="P39">Java Class:</text:p>
          </table:table-cell>
          <table:table-cell table:style-name="Tabelle43.B2" office:value-type="string">
            <text:p text:style-name="P67"><text:span text:style-name="T22">Math</text:span>Action</text:p>
          </table:table-cell>
        </table:table-row>
        <table:table-row>
          <table:table-cell table:style-name="Tabelle43.A2" office:value-type="string">
            <text:p text:style-name="P95">Interface Name:</text:p>
          </table:table-cell>
          <table:table-cell table:style-name="Tabelle43.B3" office:value-type="string">
            <text:p text:style-name="P127">absolute</text:p>
          </table:table-cell>
        </table:table-row>
      </table:table>
      <text:p text:style-name="P403">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04">Value 1</text:p>
          </table:table-cell>
          <table:table-cell table:style-name="Tabelle44.A1" office:value-type="string">
            <text:p text:style-name="P204">Value 2</text:p>
          </table:table-cell>
          <table:table-cell table:style-name="Tabelle44.C1" office:value-type="string">
            <text:p text:style-name="P252">Return Type</text:p>
          </table:table-cell>
        </table:table-row>
        <table:table-row>
          <table:table-cell table:style-name="Tabelle44.A4" office:value-type="string">
            <text:p text:style-name="P336">Double</text:p>
          </table:table-cell>
          <table:table-cell table:style-name="Tabelle44.B2" office:value-type="string">
            <text:p text:style-name="P323"/>
          </table:table-cell>
          <table:table-cell table:style-name="Tabelle44.C2" office:value-type="string">
            <text:p text:style-name="P376">Double</text:p>
          </table:table-cell>
        </table:table-row>
        <table:table-row>
          <table:table-cell table:style-name="Tabelle44.A4" office:value-type="string">
            <text:p text:style-name="P336">Float</text:p>
          </table:table-cell>
          <table:table-cell table:style-name="Tabelle44.B3" office:value-type="string">
            <text:p text:style-name="P323"/>
          </table:table-cell>
          <table:table-cell table:style-name="Tabelle44.C3" office:value-type="string">
            <text:p text:style-name="P376">Float</text:p>
          </table:table-cell>
        </table:table-row>
        <table:table-row>
          <table:table-cell table:style-name="Tabelle44.A4" office:value-type="string">
            <text:p text:style-name="P336">Long</text:p>
          </table:table-cell>
          <table:table-cell table:style-name="Tabelle44.B4" office:value-type="string">
            <text:p text:style-name="P323"/>
          </table:table-cell>
          <table:table-cell table:style-name="Tabelle44.C4" office:value-type="string">
            <text:p text:style-name="P376">Long</text:p>
          </table:table-cell>
        </table:table-row>
        <table:table-row>
          <table:table-cell table:style-name="Tabelle44.A7" office:value-type="string">
            <text:p text:style-name="P336">Integer</text:p>
          </table:table-cell>
          <table:table-cell table:style-name="Tabelle44.B5" office:value-type="string">
            <text:p text:style-name="P323"/>
          </table:table-cell>
          <table:table-cell table:style-name="Tabelle44.C5" office:value-type="string">
            <text:p text:style-name="P376">Integer</text:p>
          </table:table-cell>
        </table:table-row>
        <table:table-row>
          <table:table-cell table:style-name="Tabelle44.A7" office:value-type="string">
            <text:p text:style-name="P339">Boolean</text:p>
          </table:table-cell>
          <table:table-cell table:style-name="Tabelle44.B7" office:value-type="string">
            <text:p text:style-name="P323"/>
          </table:table-cell>
          <table:table-cell table:style-name="Tabelle44.C7" office:value-type="string">
            <text:p text:style-name="P376">Boolean</text:p>
          </table:table-cell>
        </table:table-row>
        <table:table-row>
          <table:table-cell table:style-name="Tabelle44.A7" office:value-type="string">
            <text:p text:style-name="P428">BigDecimal</text:p>
          </table:table-cell>
          <table:table-cell table:style-name="Tabelle44.B7" office:value-type="string">
            <text:p text:style-name="P323"/>
          </table:table-cell>
          <table:table-cell table:style-name="Tabelle44.C7" office:value-type="string">
            <text:p text:style-name="P428">BigDecimal</text:p>
          </table:table-cell>
        </table:table-row>
        <table:table-row>
          <table:table-cell table:style-name="Tabelle44.A8" table:number-columns-spanned="3" office:value-type="string">
            <text:p text:style-name="P290">Note: </text:p>
            <text:p text:style-name="P290"/>
          </table:table-cell>
          <table:covered-table-cell/>
          <table:covered-table-cell/>
        </table:table-row>
        <table:table-row table:style-name="Tabelle44.9">
          <table:table-cell table:style-name="Tabelle44.A9" office:value-type="string">
            <text:p text:style-name="P228"><text:span text:style-name="T16">Optional</text:span> Value(s)</text:p>
          </table:table-cell>
          <table:table-cell table:style-name="Tabelle44.A9" table:number-columns-spanned="2" office:value-type="string">
            <text:p text:style-name="P228">Explanation</text:p>
          </table:table-cell>
          <table:covered-table-cell/>
        </table:table-row>
        <table:table-row>
          <table:table-cell table:style-name="Tabelle44.A10" office:value-type="string">
            <text:p text:style-name="P323"/>
          </table:table-cell>
          <table:table-cell table:style-name="Tabelle44.B10" table:number-columns-spanned="2" office:value-type="string">
            <text:p text:style-name="P323"/>
          </table:table-cell>
          <table:covered-table-cell/>
        </table:table-row>
      </table:table>
      <text:p text:style-name="P8"/>
      <text:p text:style-name="P173"><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24">Sets the value <text:span text:style-name="T18">to a given substring</text:span></text:p>
          </table:table-cell>
        </table:table-row>
        <table:table-row>
          <table:table-cell table:style-name="Tabelle13.A2" office:value-type="string">
            <text:p text:style-name="P47">Java Class:</text:p>
          </table:table-cell>
          <table:table-cell table:style-name="Tabelle13.B2" office:value-type="string">
            <text:p text:style-name="P75">StringAction</text:p>
          </table:table-cell>
        </table:table-row>
        <table:table-row>
          <table:table-cell table:style-name="Tabelle13.A2" office:value-type="string">
            <text:p text:style-name="P103">Interface Name:</text:p>
          </table:table-cell>
          <table:table-cell table:style-name="Tabelle13.B3" office:value-type="string">
            <text:p text:style-name="P124">set value (String)</text:p>
          </table:table-cell>
        </table:table-row>
      </table:table>
      <text:p text:style-name="P444">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438">Value 1</text:p>
          </table:table-cell>
          <table:table-cell table:style-name="Tabelle14.A1" office:value-type="string">
            <text:p text:style-name="P438">Value 2</text:p>
          </table:table-cell>
          <table:table-cell table:style-name="Tabelle14.C1" office:value-type="string">
            <text:p text:style-name="P440">Return Type</text:p>
          </table:table-cell>
        </table:table-row>
        <table:table-row>
          <table:table-cell table:style-name="Tabelle14.A2" office:value-type="string">
            <text:p text:style-name="P429">String</text:p>
          </table:table-cell>
          <table:table-cell table:style-name="Tabelle14.B2" office:value-type="string">
            <text:p text:style-name="P431">Integer</text:p>
          </table:table-cell>
          <table:table-cell table:style-name="Tabelle14.C2" office:value-type="string">
            <text:p text:style-name="P433">String</text:p>
          </table:table-cell>
        </table:table-row>
        <table:table-row>
          <table:table-cell table:style-name="Tabelle14.A3" table:number-columns-spanned="3" office:value-type="string">
            <text:p text:style-name="P435">Note: <text:span text:style-name="T18">Value 2 defines from which position of the value the substring will start</text:span></text:p>
            <text:p text:style-name="P435"/>
          </table:table-cell>
          <table:covered-table-cell/>
          <table:covered-table-cell/>
        </table:table-row>
        <table:table-row table:style-name="Tabelle14.4">
          <table:table-cell table:style-name="Tabelle14.A4" office:value-type="string">
            <text:p text:style-name="P442"><text:span text:style-name="T16">Optional</text:span> Value(s)</text:p>
          </table:table-cell>
          <table:table-cell table:style-name="Tabelle14.A4" table:number-columns-spanned="2" office:value-type="string">
            <text:p text:style-name="P442">Explanation</text:p>
          </table:table-cell>
          <table:covered-table-cell/>
        </table:table-row>
        <table:table-row>
          <table:table-cell table:style-name="Tabelle14.A5" office:value-type="string">
            <text:p text:style-name="P431">Value 3: Integer</text:p>
          </table:table-cell>
          <table:table-cell table:style-name="Tabelle14.B5" table:number-columns-spanned="2" office:value-type="string">
            <text:p text:style-name="P431">Defines at which position the substring will end</text:p>
          </table:table-cell>
          <table:covered-table-cell/>
        </table:table-row>
      </table:table>
      <text:p text:style-name="P16"/>
      <text:p text:style-name="P445">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439">Value 1</text:p>
          </table:table-cell>
          <table:table-cell table:style-name="Tabelle67.A1" office:value-type="string">
            <text:p text:style-name="P439">Value 2</text:p>
          </table:table-cell>
          <table:table-cell table:style-name="Tabelle67.C1" office:value-type="string">
            <text:p text:style-name="P441">Return Type</text:p>
          </table:table-cell>
        </table:table-row>
        <table:table-row>
          <table:table-cell table:style-name="Tabelle67.A2" office:value-type="string">
            <text:p text:style-name="P430">String</text:p>
          </table:table-cell>
          <table:table-cell table:style-name="Tabelle67.B2" office:value-type="string">
            <text:p text:style-name="P437">String</text:p>
          </table:table-cell>
          <table:table-cell table:style-name="Tabelle67.C2" office:value-type="string">
            <text:p text:style-name="P434">String</text:p>
          </table:table-cell>
        </table:table-row>
        <table:table-row>
          <table:table-cell table:style-name="Tabelle67.A3" table:number-columns-spanned="3" office:value-type="string">
            <text:p text:style-name="P436">Note: <text:span text:style-name="T18">Value 2 defines until String value the substring shall extend</text:span></text:p>
            <text:p text:style-name="P436"/>
          </table:table-cell>
          <table:covered-table-cell/>
          <table:covered-table-cell/>
        </table:table-row>
        <table:table-row table:style-name="Tabelle67.4">
          <table:table-cell table:style-name="Tabelle67.A4" office:value-type="string">
            <text:p text:style-name="P443"><text:span text:style-name="T16">Optional</text:span> Value(s)</text:p>
          </table:table-cell>
          <table:table-cell table:style-name="Tabelle67.A4" table:number-columns-spanned="2" office:value-type="string">
            <text:p text:style-name="P443">Explanation</text:p>
          </table:table-cell>
          <table:covered-table-cell/>
        </table:table-row>
        <table:table-row>
          <table:table-cell table:style-name="Tabelle67.A5" office:value-type="string">
            <text:p text:style-name="P432"/>
          </table:table-cell>
          <table:table-cell table:style-name="Tabelle67.B5" table:number-columns-spanned="2" office:value-type="string">
            <text:p text:style-name="P432"/>
          </table:table-cell>
          <table:covered-table-cell/>
        </table:table-row>
      </table:table>
      <text:p text:style-name="P426"/>
      <text:p text:style-name="P182"><text:bookmark-start text:name="__RefHeading___Toc576_1453248567"/>Set Today<text:span text:style-name="T46">'</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34">Set the value to the current date</text:p>
          </table:table-cell>
        </table:table-row>
        <table:table-row>
          <table:table-cell table:style-name="Tabelle17.A2" office:value-type="string">
            <text:p text:style-name="P48">Java Class:</text:p>
          </table:table-cell>
          <table:table-cell table:style-name="Tabelle17.B2" office:value-type="string">
            <text:p text:style-name="P76"><text:span text:style-name="T20">Date</text:span>Action</text:p>
          </table:table-cell>
        </table:table-row>
        <table:table-row>
          <table:table-cell table:style-name="Tabelle17.A2" office:value-type="string">
            <text:p text:style-name="P104">Interface Name:</text:p>
          </table:table-cell>
          <table:table-cell table:style-name="Tabelle17.B3" office:value-type="string">
            <text:p text:style-name="P125">set <text:span text:style-name="T46">today date</text:span></text:p>
          </table:table-cell>
        </table:table-row>
      </table:table>
      <text:p text:style-name="P409">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9">Value 1</text:p>
          </table:table-cell>
          <table:table-cell table:style-name="Tabelle18.A1" office:value-type="string">
            <text:p text:style-name="P209">Value 2</text:p>
          </table:table-cell>
          <table:table-cell table:style-name="Tabelle18.C1" office:value-type="string">
            <text:p text:style-name="P253">Return Type</text:p>
          </table:table-cell>
        </table:table-row>
        <table:table-row>
          <table:table-cell table:style-name="Tabelle18.A2" office:value-type="string">
            <text:p text:style-name="P281">String</text:p>
          </table:table-cell>
          <table:table-cell table:style-name="Tabelle18.B2" office:value-type="string">
            <text:p text:style-name="P345"/>
          </table:table-cell>
          <table:table-cell table:style-name="Tabelle18.C2" office:value-type="string">
            <text:p text:style-name="P377">String</text:p>
          </table:table-cell>
        </table:table-row>
        <table:table-row>
          <table:table-cell table:style-name="Tabelle18.A3" table:number-columns-spanned="3" office:value-type="string">
            <text:p text:style-name="P298">Note: <text:span text:style-name="T20">Value 1 contains the date format to use</text:span></text:p>
            <text:p text:style-name="P298"/>
          </table:table-cell>
          <table:covered-table-cell/>
          <table:covered-table-cell/>
        </table:table-row>
        <table:table-row table:style-name="Tabelle18.4">
          <table:table-cell table:style-name="Tabelle18.A4" office:value-type="string">
            <text:p text:style-name="P209">Optional Value(s)</text:p>
          </table:table-cell>
          <table:table-cell table:style-name="Tabelle18.B4" table:number-columns-spanned="2" office:value-type="string">
            <text:p text:style-name="P209">Explanation</text:p>
          </table:table-cell>
          <table:covered-table-cell/>
        </table:table-row>
        <table:table-row>
          <table:table-cell table:style-name="Tabelle18.A5" office:value-type="string">
            <text:p text:style-name="P348">Value 2: Integer</text:p>
          </table:table-cell>
          <table:table-cell table:style-name="Tabelle18.B5" table:number-columns-spanned="2" office:value-type="string">
            <text:p text:style-name="P348">Define an offset of days – positive or negative – that will be added to the current date</text:p>
          </table:table-cell>
          <table:covered-table-cell/>
        </table:table-row>
      </table:table>
      <text:p text:style-name="P183"><text:bookmark-start text:name="__RefHeading___Toc3126_2034283102"/>Set <text:span text:style-name="T43">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35">Set the value to the <text:span text:style-name="T43">last day of the month</text:span></text:p>
          </table:table-cell>
        </table:table-row>
        <table:table-row>
          <table:table-cell table:style-name="Tabelle61.A2" office:value-type="string">
            <text:p text:style-name="P61">Java Class:</text:p>
          </table:table-cell>
          <table:table-cell table:style-name="Tabelle61.B2" office:value-type="string">
            <text:p text:style-name="P89"><text:span text:style-name="T20">Date</text:span>Action</text:p>
          </table:table-cell>
        </table:table-row>
        <table:table-row>
          <table:table-cell table:style-name="Tabelle61.A2" office:value-type="string">
            <text:p text:style-name="P117">Interface Name:</text:p>
          </table:table-cell>
          <table:table-cell table:style-name="Tabelle61.B3" office:value-type="string">
            <text:p text:style-name="P154">set last day of month</text:p>
          </table:table-cell>
        </table:table-row>
      </table:table>
      <text:p text:style-name="P422">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22">Value 1</text:p>
          </table:table-cell>
          <table:table-cell table:style-name="Tabelle62.A1" office:value-type="string">
            <text:p text:style-name="P222">Value 2</text:p>
          </table:table-cell>
          <table:table-cell table:style-name="Tabelle62.C1" office:value-type="string">
            <text:p text:style-name="P269">Return Type</text:p>
          </table:table-cell>
        </table:table-row>
        <table:table-row>
          <table:table-cell table:style-name="Tabelle62.A3" office:value-type="string">
            <text:p text:style-name="P393"/>
          </table:table-cell>
          <table:table-cell table:style-name="Tabelle62.B3" office:value-type="string">
            <text:p text:style-name="P346"/>
          </table:table-cell>
          <table:table-cell table:style-name="Tabelle62.C3" office:value-type="string">
            <text:p text:style-name="P393">Date</text:p>
          </table:table-cell>
        </table:table-row>
        <table:table-row>
          <table:table-cell table:style-name="Tabelle62.A3" office:value-type="string">
            <text:p text:style-name="P395">Integer</text:p>
          </table:table-cell>
          <table:table-cell table:style-name="Tabelle62.B3" office:value-type="string">
            <text:p text:style-name="P395">Integer</text:p>
          </table:table-cell>
          <table:table-cell table:style-name="Tabelle62.C3" office:value-type="string">
            <text:p text:style-name="P395">String</text:p>
          </table:table-cell>
        </table:table-row>
        <table:table-row>
          <table:table-cell table:style-name="Tabelle62.A4" table:number-columns-spanned="3" office:value-type="string">
            <text:p text:style-name="P397">Note: You can specify the year and month as integer values for which to calculate the last day.</text:p>
            <text:p text:style-name="P311"/>
          </table:table-cell>
          <table:covered-table-cell/>
          <table:covered-table-cell/>
        </table:table-row>
        <table:table-row table:style-name="Tabelle62.5">
          <table:table-cell table:style-name="Tabelle62.A5" office:value-type="string">
            <text:p text:style-name="P222">Optional Value(s)</text:p>
          </table:table-cell>
          <table:table-cell table:style-name="Tabelle62.B5" table:number-columns-spanned="2" office:value-type="string">
            <text:p text:style-name="P222">Explanation</text:p>
          </table:table-cell>
          <table:covered-table-cell/>
        </table:table-row>
        <table:table-row>
          <table:table-cell table:style-name="Tabelle62.A6" office:value-type="string">
            <text:p text:style-name="P349">Value <text:span text:style-name="T43">1</text:span>: <text:span text:style-name="T43">Date</text:span></text:p>
          </table:table-cell>
          <table:table-cell table:style-name="Tabelle62.B6" table:number-columns-spanned="2" office:value-type="string">
            <text:p text:style-name="P393"><text:span text:style-name="T45">S</text:span>pecify a date for which the last day of the month is calculated</text:p>
          </table:table-cell>
          <table:covered-table-cell/>
        </table:table-row>
      </table:table>
      <text:p text:style-name="P184"><text:bookmark-start text:name="__RefHeading___Toc3150_2034283102"/>Set <text:span text:style-name="T47">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7">P</text:span>urpose:</text:p>
          </table:table-cell>
          <table:table-cell table:style-name="Tabelle63.B1" office:value-type="string">
            <text:p text:style-name="P136">Set the value to the <text:span text:style-name="T47">first day of the month</text:span></text:p>
          </table:table-cell>
        </table:table-row>
        <table:table-row>
          <table:table-cell table:style-name="Tabelle63.A2" office:value-type="string">
            <text:p text:style-name="P62">Java Class:</text:p>
          </table:table-cell>
          <table:table-cell table:style-name="Tabelle63.B2" office:value-type="string">
            <text:p text:style-name="P90"><text:span text:style-name="T20">Date</text:span>Action</text:p>
          </table:table-cell>
        </table:table-row>
        <table:table-row>
          <table:table-cell table:style-name="Tabelle63.A2" office:value-type="string">
            <text:p text:style-name="P118">Interface Name:</text:p>
          </table:table-cell>
          <table:table-cell table:style-name="Tabelle63.B3" office:value-type="string">
            <text:p text:style-name="P155">set <text:span text:style-name="T47">first</text:span> day of month</text:p>
          </table:table-cell>
        </table:table-row>
      </table:table>
      <text:p text:style-name="P423">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23">Value 1</text:p>
          </table:table-cell>
          <table:table-cell table:style-name="Tabelle64.A1" office:value-type="string">
            <text:p text:style-name="P223">Value 2</text:p>
          </table:table-cell>
          <table:table-cell table:style-name="Tabelle64.C1" office:value-type="string">
            <text:p text:style-name="P270">Return Type</text:p>
          </table:table-cell>
        </table:table-row>
        <table:table-row>
          <table:table-cell table:style-name="Tabelle64.A3" office:value-type="string">
            <text:p text:style-name="P394"/>
          </table:table-cell>
          <table:table-cell table:style-name="Tabelle64.B3" office:value-type="string">
            <text:p text:style-name="P347"/>
          </table:table-cell>
          <table:table-cell table:style-name="Tabelle64.C3" office:value-type="string">
            <text:p text:style-name="P394">Date</text:p>
          </table:table-cell>
        </table:table-row>
        <table:table-row>
          <table:table-cell table:style-name="Tabelle64.A3" office:value-type="string">
            <text:p text:style-name="P396">Integer</text:p>
          </table:table-cell>
          <table:table-cell table:style-name="Tabelle64.B3" office:value-type="string">
            <text:p text:style-name="P396">Integer</text:p>
          </table:table-cell>
          <table:table-cell table:style-name="Tabelle64.C3" office:value-type="string">
            <text:p text:style-name="P396">String</text:p>
          </table:table-cell>
        </table:table-row>
        <table:table-row>
          <table:table-cell table:style-name="Tabelle64.A4" table:number-columns-spanned="3" office:value-type="string">
            <text:p text:style-name="P398">Note: You can specify the year and month as integer values for which to calculate the <text:span text:style-name="T47">first</text:span> day.</text:p>
            <text:p text:style-name="P312"/>
          </table:table-cell>
          <table:covered-table-cell/>
          <table:covered-table-cell/>
        </table:table-row>
        <table:table-row table:style-name="Tabelle64.5">
          <table:table-cell table:style-name="Tabelle64.A5" office:value-type="string">
            <text:p text:style-name="P223">Optional Value(s)</text:p>
          </table:table-cell>
          <table:table-cell table:style-name="Tabelle64.B5" table:number-columns-spanned="2" office:value-type="string">
            <text:p text:style-name="P223">Explanation</text:p>
          </table:table-cell>
          <table:covered-table-cell/>
        </table:table-row>
        <table:table-row>
          <table:table-cell table:style-name="Tabelle64.A6" office:value-type="string">
            <text:p text:style-name="P350">Value <text:span text:style-name="T43">1</text:span>: <text:span text:style-name="T43">Date</text:span></text:p>
          </table:table-cell>
          <table:table-cell table:style-name="Tabelle64.B6" table:number-columns-spanned="2" office:value-type="string">
            <text:p text:style-name="P394"><text:span text:style-name="T45">S</text:span>pecify a date for which the <text:span text:style-name="T47">first</text:span> day of the month is calculated</text:p>
          </table:table-cell>
          <table:covered-table-cell/>
        </table:table-row>
      </table:table>
      <text:p text:style-name="P184"><text:bookmark-start text:name="__RefHeading___Toc3152_2034283102"/>Set <text:span text:style-name="T47">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36">Set the value to the <text:span text:style-name="T47">mid day of the month – day 15</text:span></text:p>
          </table:table-cell>
        </table:table-row>
        <table:table-row>
          <table:table-cell table:style-name="Tabelle65.A2" office:value-type="string">
            <text:p text:style-name="P62">Java Class:</text:p>
          </table:table-cell>
          <table:table-cell table:style-name="Tabelle65.B2" office:value-type="string">
            <text:p text:style-name="P90"><text:span text:style-name="T20">Date</text:span>Action</text:p>
          </table:table-cell>
        </table:table-row>
        <table:table-row>
          <table:table-cell table:style-name="Tabelle65.A2" office:value-type="string">
            <text:p text:style-name="P118">Interface Name:</text:p>
          </table:table-cell>
          <table:table-cell table:style-name="Tabelle65.B3" office:value-type="string">
            <text:p text:style-name="P155">set <text:span text:style-name="T47">mid</text:span> day of month</text:p>
          </table:table-cell>
        </table:table-row>
      </table:table>
      <text:p text:style-name="P423">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23">Value 1</text:p>
          </table:table-cell>
          <table:table-cell table:style-name="Tabelle66.A1" office:value-type="string">
            <text:p text:style-name="P223">Value 2</text:p>
          </table:table-cell>
          <table:table-cell table:style-name="Tabelle66.C1" office:value-type="string">
            <text:p text:style-name="P270">Return Type</text:p>
          </table:table-cell>
        </table:table-row>
        <table:table-row>
          <table:table-cell table:style-name="Tabelle66.A3" office:value-type="string">
            <text:p text:style-name="P394"/>
          </table:table-cell>
          <table:table-cell table:style-name="Tabelle66.B3" office:value-type="string">
            <text:p text:style-name="P347"/>
          </table:table-cell>
          <table:table-cell table:style-name="Tabelle66.C3" office:value-type="string">
            <text:p text:style-name="P394">Date</text:p>
          </table:table-cell>
        </table:table-row>
        <table:table-row>
          <table:table-cell table:style-name="Tabelle66.A3" office:value-type="string">
            <text:p text:style-name="P396">Integer</text:p>
          </table:table-cell>
          <table:table-cell table:style-name="Tabelle66.B3" office:value-type="string">
            <text:p text:style-name="P396">Integer</text:p>
          </table:table-cell>
          <table:table-cell table:style-name="Tabelle66.C3" office:value-type="string">
            <text:p text:style-name="P396">String</text:p>
          </table:table-cell>
        </table:table-row>
        <table:table-row>
          <table:table-cell table:style-name="Tabelle66.A4" table:number-columns-spanned="3" office:value-type="string">
            <text:p text:style-name="P398">Note: You can specify the year and month as integer values for which to calculate the <text:span text:style-name="T47">mid</text:span> day.</text:p>
            <text:p text:style-name="P312"/>
          </table:table-cell>
          <table:covered-table-cell/>
          <table:covered-table-cell/>
        </table:table-row>
        <table:table-row table:style-name="Tabelle66.5">
          <table:table-cell table:style-name="Tabelle66.A5" office:value-type="string">
            <text:p text:style-name="P223">Optional Value(s)</text:p>
          </table:table-cell>
          <table:table-cell table:style-name="Tabelle66.B5" table:number-columns-spanned="2" office:value-type="string">
            <text:p text:style-name="P223">Explanation</text:p>
          </table:table-cell>
          <table:covered-table-cell/>
        </table:table-row>
        <table:table-row>
          <table:table-cell table:style-name="Tabelle66.A6" office:value-type="string">
            <text:p text:style-name="P350">Value <text:span text:style-name="T43">1</text:span>: <text:span text:style-name="T43">Date</text:span></text:p>
          </table:table-cell>
          <table:table-cell table:style-name="Tabelle66.B6" table:number-columns-spanned="2" office:value-type="string">
            <text:p text:style-name="P394"><text:span text:style-name="T45">S</text:span>pecify a date for which the <text:span text:style-name="T47">mid</text:span> day of the month is calculated</text:p>
          </table:table-cell>
          <table:covered-table-cell/>
        </table:table-row>
      </table:table>
      <text:p text:style-name="P31"/>
      <text:p text:style-name="P174"><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28">Calculates the absolute value of a given value</text:p>
          </table:table-cell>
        </table:table-row>
        <table:table-row>
          <table:table-cell table:style-name="Tabelle21.A2" office:value-type="string">
            <text:p text:style-name="P49">Java Class:</text:p>
          </table:table-cell>
          <table:table-cell table:style-name="Tabelle21.B2" office:value-type="string">
            <text:p text:style-name="P77"><text:span text:style-name="T22">Math</text:span>Action</text:p>
          </table:table-cell>
        </table:table-row>
        <table:table-row>
          <table:table-cell table:style-name="Tabelle21.A2" office:value-type="string">
            <text:p text:style-name="P105">Interface Name:</text:p>
          </table:table-cell>
          <table:table-cell table:style-name="Tabelle21.B3" office:value-type="string">
            <text:p text:style-name="P128">absolute</text:p>
          </table:table-cell>
        </table:table-row>
      </table:table>
      <text:p text:style-name="P410">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10">Value 1</text:p>
          </table:table-cell>
          <table:table-cell table:style-name="Tabelle22.A1" office:value-type="string">
            <text:p text:style-name="P210">Value 2</text:p>
          </table:table-cell>
          <table:table-cell table:style-name="Tabelle22.C1" office:value-type="string">
            <text:p text:style-name="P254">Return Type</text:p>
          </table:table-cell>
        </table:table-row>
        <table:table-row>
          <table:table-cell table:style-name="Tabelle22.A4" office:value-type="string">
            <text:p text:style-name="P337">Double</text:p>
          </table:table-cell>
          <table:table-cell table:style-name="Tabelle22.B2" office:value-type="string">
            <text:p text:style-name="P324"/>
          </table:table-cell>
          <table:table-cell table:style-name="Tabelle22.C2" office:value-type="string">
            <text:p text:style-name="P378">Double</text:p>
          </table:table-cell>
        </table:table-row>
        <table:table-row>
          <table:table-cell table:style-name="Tabelle22.A4" office:value-type="string">
            <text:p text:style-name="P337">Float</text:p>
          </table:table-cell>
          <table:table-cell table:style-name="Tabelle22.B3" office:value-type="string">
            <text:p text:style-name="P324"/>
          </table:table-cell>
          <table:table-cell table:style-name="Tabelle22.C3" office:value-type="string">
            <text:p text:style-name="P378">Float</text:p>
          </table:table-cell>
        </table:table-row>
        <table:table-row>
          <table:table-cell table:style-name="Tabelle22.A4" office:value-type="string">
            <text:p text:style-name="P337">Long</text:p>
          </table:table-cell>
          <table:table-cell table:style-name="Tabelle22.B4" office:value-type="string">
            <text:p text:style-name="P324"/>
          </table:table-cell>
          <table:table-cell table:style-name="Tabelle22.C4" office:value-type="string">
            <text:p text:style-name="P378">Long</text:p>
          </table:table-cell>
        </table:table-row>
        <table:table-row>
          <table:table-cell table:style-name="Tabelle22.A5" office:value-type="string">
            <text:p text:style-name="P337">Integer</text:p>
          </table:table-cell>
          <table:table-cell table:style-name="Tabelle22.B5" office:value-type="string">
            <text:p text:style-name="P324"/>
          </table:table-cell>
          <table:table-cell table:style-name="Tabelle22.C5" office:value-type="string">
            <text:p text:style-name="P378">Integer</text:p>
          </table:table-cell>
        </table:table-row>
        <table:table-row>
          <table:table-cell table:style-name="Tabelle22.A6" table:number-columns-spanned="3" office:value-type="string">
            <text:p text:style-name="P299">Note: </text:p>
            <text:p text:style-name="P299"/>
          </table:table-cell>
          <table:covered-table-cell/>
          <table:covered-table-cell/>
        </table:table-row>
        <table:table-row table:style-name="Tabelle22.7">
          <table:table-cell table:style-name="Tabelle22.A7" office:value-type="string">
            <text:p text:style-name="P234"><text:span text:style-name="T16">Optional</text:span> Value(s)</text:p>
          </table:table-cell>
          <table:table-cell table:style-name="Tabelle22.A7" table:number-columns-spanned="2" office:value-type="string">
            <text:p text:style-name="P234">Explanation</text:p>
          </table:table-cell>
          <table:covered-table-cell/>
        </table:table-row>
        <table:table-row>
          <table:table-cell table:style-name="Tabelle22.A8" office:value-type="string">
            <text:p text:style-name="P324"/>
          </table:table-cell>
          <table:table-cell table:style-name="Tabelle22.B8" table:number-columns-spanned="2" office:value-type="string">
            <text:p text:style-name="P324"/>
          </table:table-cell>
          <table:covered-table-cell/>
        </table:table-row>
      </table:table>
      <text:p text:style-name="P18"/>
      <text:p text:style-name="P185"><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37">Calculates the acosinus of a given value</text:p>
          </table:table-cell>
        </table:table-row>
        <table:table-row>
          <table:table-cell table:style-name="Tabelle23.A2" office:value-type="string">
            <text:p text:style-name="P50">Java Class:</text:p>
          </table:table-cell>
          <table:table-cell table:style-name="Tabelle23.B2" office:value-type="string">
            <text:p text:style-name="P78"><text:span text:style-name="T23">Math</text:span>Action</text:p>
          </table:table-cell>
        </table:table-row>
        <table:table-row>
          <table:table-cell table:style-name="Tabelle23.A2" office:value-type="string">
            <text:p text:style-name="P106">Interface Name:</text:p>
          </table:table-cell>
          <table:table-cell table:style-name="Tabelle23.B3" office:value-type="string">
            <text:p text:style-name="P137">acosinus</text:p>
          </table:table-cell>
        </table:table-row>
      </table:table>
      <text:p text:style-name="P411">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11">Value 1</text:p>
          </table:table-cell>
          <table:table-cell table:style-name="Tabelle24.A1" office:value-type="string">
            <text:p text:style-name="P211">Value 2</text:p>
          </table:table-cell>
          <table:table-cell table:style-name="Tabelle24.C1" office:value-type="string">
            <text:p text:style-name="P255">Return Type</text:p>
          </table:table-cell>
        </table:table-row>
        <table:table-row>
          <table:table-cell table:style-name="Tabelle24.A2" office:value-type="string">
            <text:p text:style-name="P351">Double</text:p>
          </table:table-cell>
          <table:table-cell table:style-name="Tabelle24.B2" office:value-type="string">
            <text:p text:style-name="P325"/>
          </table:table-cell>
          <table:table-cell table:style-name="Tabelle24.C2" office:value-type="string">
            <text:p text:style-name="P379">Double</text:p>
          </table:table-cell>
        </table:table-row>
        <table:table-row>
          <table:table-cell table:style-name="Tabelle24.A3" table:number-columns-spanned="3" office:value-type="string">
            <text:p text:style-name="P300">Note: </text:p>
            <text:p text:style-name="P300"/>
          </table:table-cell>
          <table:covered-table-cell/>
          <table:covered-table-cell/>
        </table:table-row>
        <table:table-row table:style-name="Tabelle24.4">
          <table:table-cell table:style-name="Tabelle24.A4" office:value-type="string">
            <text:p text:style-name="P235"><text:span text:style-name="T16">Optional</text:span> Value(s)</text:p>
          </table:table-cell>
          <table:table-cell table:style-name="Tabelle24.A4" table:number-columns-spanned="2" office:value-type="string">
            <text:p text:style-name="P235">Explanation</text:p>
          </table:table-cell>
          <table:covered-table-cell/>
        </table:table-row>
        <table:table-row>
          <table:table-cell table:style-name="Tabelle24.A5" office:value-type="string">
            <text:p text:style-name="P325"/>
          </table:table-cell>
          <table:table-cell table:style-name="Tabelle24.B5" table:number-columns-spanned="2" office:value-type="string">
            <text:p text:style-name="P325"/>
          </table:table-cell>
          <table:covered-table-cell/>
        </table:table-row>
      </table:table>
      <text:p text:style-name="P19"/>
      <text:p text:style-name="P186"><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38">Calculates the cosinus of a given value</text:p>
          </table:table-cell>
        </table:table-row>
        <table:table-row>
          <table:table-cell table:style-name="Tabelle25.A2" office:value-type="string">
            <text:p text:style-name="P51">Java Class:</text:p>
          </table:table-cell>
          <table:table-cell table:style-name="Tabelle25.B2" office:value-type="string">
            <text:p text:style-name="P79"><text:span text:style-name="T23">Math</text:span>Action</text:p>
          </table:table-cell>
        </table:table-row>
        <table:table-row>
          <table:table-cell table:style-name="Tabelle25.A2" office:value-type="string">
            <text:p text:style-name="P107">Interface Name:</text:p>
          </table:table-cell>
          <table:table-cell table:style-name="Tabelle25.B3" office:value-type="string">
            <text:p text:style-name="P138">cosinus</text:p>
          </table:table-cell>
        </table:table-row>
      </table:table>
      <text:p text:style-name="P412">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12">Value 1</text:p>
          </table:table-cell>
          <table:table-cell table:style-name="Tabelle26.A1" office:value-type="string">
            <text:p text:style-name="P212">Value 2</text:p>
          </table:table-cell>
          <table:table-cell table:style-name="Tabelle26.C1" office:value-type="string">
            <text:p text:style-name="P256">Return Type</text:p>
          </table:table-cell>
        </table:table-row>
        <table:table-row>
          <table:table-cell table:style-name="Tabelle26.A2" office:value-type="string">
            <text:p text:style-name="P352">Double</text:p>
          </table:table-cell>
          <table:table-cell table:style-name="Tabelle26.B2" office:value-type="string">
            <text:p text:style-name="P326"/>
          </table:table-cell>
          <table:table-cell table:style-name="Tabelle26.C2" office:value-type="string">
            <text:p text:style-name="P380">Double</text:p>
          </table:table-cell>
        </table:table-row>
        <table:table-row>
          <table:table-cell table:style-name="Tabelle26.A3" table:number-columns-spanned="3" office:value-type="string">
            <text:p text:style-name="P301">Note: </text:p>
            <text:p text:style-name="P301"/>
          </table:table-cell>
          <table:covered-table-cell/>
          <table:covered-table-cell/>
        </table:table-row>
        <table:table-row table:style-name="Tabelle26.4">
          <table:table-cell table:style-name="Tabelle26.A4" office:value-type="string">
            <text:p text:style-name="P236"><text:span text:style-name="T16">Optional</text:span> Value(s)</text:p>
          </table:table-cell>
          <table:table-cell table:style-name="Tabelle26.A4" table:number-columns-spanned="2" office:value-type="string">
            <text:p text:style-name="P236">Explanation</text:p>
          </table:table-cell>
          <table:covered-table-cell/>
        </table:table-row>
        <table:table-row>
          <table:table-cell table:style-name="Tabelle26.A5" office:value-type="string">
            <text:p text:style-name="P326"/>
          </table:table-cell>
          <table:table-cell table:style-name="Tabelle26.B5" table:number-columns-spanned="2" office:value-type="string">
            <text:p text:style-name="P326"/>
          </table:table-cell>
          <table:covered-table-cell/>
        </table:table-row>
      </table:table>
      <text:p text:style-name="P20"/>
      <text:p text:style-name="P186"><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39">Calculates the cosinus<text:span text:style-name="T25">h</text:span> of a given value</text:p>
          </table:table-cell>
        </table:table-row>
        <table:table-row>
          <table:table-cell table:style-name="Tabelle27.A2" office:value-type="string">
            <text:p text:style-name="P52">Java Class:</text:p>
          </table:table-cell>
          <table:table-cell table:style-name="Tabelle27.B2" office:value-type="string">
            <text:p text:style-name="P80"><text:span text:style-name="T23">Math</text:span>Action</text:p>
          </table:table-cell>
        </table:table-row>
        <table:table-row>
          <table:table-cell table:style-name="Tabelle27.A2" office:value-type="string">
            <text:p text:style-name="P108">Interface Name:</text:p>
          </table:table-cell>
          <table:table-cell table:style-name="Tabelle27.B3" office:value-type="string">
            <text:p text:style-name="P139">cosinus<text:span text:style-name="T25">h</text:span></text:p>
          </table:table-cell>
        </table:table-row>
      </table:table>
      <text:p text:style-name="P413">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13">Value 1</text:p>
          </table:table-cell>
          <table:table-cell table:style-name="Tabelle28.A1" office:value-type="string">
            <text:p text:style-name="P213">Value 2</text:p>
          </table:table-cell>
          <table:table-cell table:style-name="Tabelle28.C1" office:value-type="string">
            <text:p text:style-name="P257">Return Type</text:p>
          </table:table-cell>
        </table:table-row>
        <table:table-row>
          <table:table-cell table:style-name="Tabelle28.A2" office:value-type="string">
            <text:p text:style-name="P353">Double</text:p>
          </table:table-cell>
          <table:table-cell table:style-name="Tabelle28.B2" office:value-type="string">
            <text:p text:style-name="P327"/>
          </table:table-cell>
          <table:table-cell table:style-name="Tabelle28.C2" office:value-type="string">
            <text:p text:style-name="P381">Double</text:p>
          </table:table-cell>
        </table:table-row>
        <table:table-row>
          <table:table-cell table:style-name="Tabelle28.A3" table:number-columns-spanned="3" office:value-type="string">
            <text:p text:style-name="P302">Note: </text:p>
            <text:p text:style-name="P302"/>
          </table:table-cell>
          <table:covered-table-cell/>
          <table:covered-table-cell/>
        </table:table-row>
        <table:table-row table:style-name="Tabelle28.4">
          <table:table-cell table:style-name="Tabelle28.A4" office:value-type="string">
            <text:p text:style-name="P237"><text:span text:style-name="T16">Optional</text:span> Value(s)</text:p>
          </table:table-cell>
          <table:table-cell table:style-name="Tabelle28.A4" table:number-columns-spanned="2" office:value-type="string">
            <text:p text:style-name="P237">Explanation</text:p>
          </table:table-cell>
          <table:covered-table-cell/>
        </table:table-row>
        <table:table-row>
          <table:table-cell table:style-name="Tabelle28.A5" office:value-type="string">
            <text:p text:style-name="P327"/>
          </table:table-cell>
          <table:table-cell table:style-name="Tabelle28.B5" table:number-columns-spanned="2" office:value-type="string">
            <text:p text:style-name="P327"/>
          </table:table-cell>
          <table:covered-table-cell/>
        </table:table-row>
      </table:table>
      <text:p text:style-name="P21"/>
      <text:p text:style-name="P186"><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39">Calculates the asinus of a given value</text:p>
          </table:table-cell>
        </table:table-row>
        <table:table-row>
          <table:table-cell table:style-name="Tabelle29.A2" office:value-type="string">
            <text:p text:style-name="P52">Java Class:</text:p>
          </table:table-cell>
          <table:table-cell table:style-name="Tabelle29.B2" office:value-type="string">
            <text:p text:style-name="P80"><text:span text:style-name="T23">Math</text:span>Action</text:p>
          </table:table-cell>
        </table:table-row>
        <table:table-row>
          <table:table-cell table:style-name="Tabelle29.A2" office:value-type="string">
            <text:p text:style-name="P108">Interface Name:</text:p>
          </table:table-cell>
          <table:table-cell table:style-name="Tabelle29.B3" office:value-type="string">
            <text:p text:style-name="P139">asinus</text:p>
          </table:table-cell>
        </table:table-row>
      </table:table>
      <text:p text:style-name="P413">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13">Value 1</text:p>
          </table:table-cell>
          <table:table-cell table:style-name="Tabelle30.A1" office:value-type="string">
            <text:p text:style-name="P213">Value 2</text:p>
          </table:table-cell>
          <table:table-cell table:style-name="Tabelle30.C1" office:value-type="string">
            <text:p text:style-name="P258">Return Type</text:p>
          </table:table-cell>
        </table:table-row>
        <table:table-row>
          <table:table-cell table:style-name="Tabelle30.A2" office:value-type="string">
            <text:p text:style-name="P353">Double</text:p>
          </table:table-cell>
          <table:table-cell table:style-name="Tabelle30.B2" office:value-type="string">
            <text:p text:style-name="P327"/>
          </table:table-cell>
          <table:table-cell table:style-name="Tabelle30.C2" office:value-type="string">
            <text:p text:style-name="P382">Double</text:p>
          </table:table-cell>
        </table:table-row>
        <table:table-row>
          <table:table-cell table:style-name="Tabelle30.A3" table:number-columns-spanned="3" office:value-type="string">
            <text:p text:style-name="P302">Note: </text:p>
            <text:p text:style-name="P302"/>
          </table:table-cell>
          <table:covered-table-cell/>
          <table:covered-table-cell/>
        </table:table-row>
        <table:table-row table:style-name="Tabelle30.4">
          <table:table-cell table:style-name="Tabelle30.A4" office:value-type="string">
            <text:p text:style-name="P237"><text:span text:style-name="T16">Optional</text:span> Value(s)</text:p>
          </table:table-cell>
          <table:table-cell table:style-name="Tabelle30.A4" table:number-columns-spanned="2" office:value-type="string">
            <text:p text:style-name="P237">Explanation</text:p>
          </table:table-cell>
          <table:covered-table-cell/>
        </table:table-row>
        <table:table-row>
          <table:table-cell table:style-name="Tabelle30.A5" office:value-type="string">
            <text:p text:style-name="P327"/>
          </table:table-cell>
          <table:table-cell table:style-name="Tabelle30.B5" table:number-columns-spanned="2" office:value-type="string">
            <text:p text:style-name="P327"/>
          </table:table-cell>
          <table:covered-table-cell/>
        </table:table-row>
      </table:table>
      <text:p text:style-name="P21"/>
      <text:p text:style-name="P186"><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39">Calculates the sinus of a given value</text:p>
          </table:table-cell>
        </table:table-row>
        <table:table-row>
          <table:table-cell table:style-name="Tabelle31.A2" office:value-type="string">
            <text:p text:style-name="P52">Java Class:</text:p>
          </table:table-cell>
          <table:table-cell table:style-name="Tabelle31.B2" office:value-type="string">
            <text:p text:style-name="P80"><text:span text:style-name="T23">Math</text:span>Action</text:p>
          </table:table-cell>
        </table:table-row>
        <table:table-row>
          <table:table-cell table:style-name="Tabelle31.A2" office:value-type="string">
            <text:p text:style-name="P108">Interface Name:</text:p>
          </table:table-cell>
          <table:table-cell table:style-name="Tabelle31.B3" office:value-type="string">
            <text:p text:style-name="P139">sinus</text:p>
          </table:table-cell>
        </table:table-row>
      </table:table>
      <text:p text:style-name="P413">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13">Value 1</text:p>
          </table:table-cell>
          <table:table-cell table:style-name="Tabelle32.A1" office:value-type="string">
            <text:p text:style-name="P213">Value 2</text:p>
          </table:table-cell>
          <table:table-cell table:style-name="Tabelle32.C1" office:value-type="string">
            <text:p text:style-name="P258">Return Type</text:p>
          </table:table-cell>
        </table:table-row>
        <table:table-row>
          <table:table-cell table:style-name="Tabelle32.A2" office:value-type="string">
            <text:p text:style-name="P353">Double</text:p>
          </table:table-cell>
          <table:table-cell table:style-name="Tabelle32.B2" office:value-type="string">
            <text:p text:style-name="P327"/>
          </table:table-cell>
          <table:table-cell table:style-name="Tabelle32.C2" office:value-type="string">
            <text:p text:style-name="P382">Double</text:p>
          </table:table-cell>
        </table:table-row>
        <table:table-row>
          <table:table-cell table:style-name="Tabelle32.A3" table:number-columns-spanned="3" office:value-type="string">
            <text:p text:style-name="P302">Note: </text:p>
            <text:p text:style-name="P302"/>
          </table:table-cell>
          <table:covered-table-cell/>
          <table:covered-table-cell/>
        </table:table-row>
        <table:table-row table:style-name="Tabelle32.4">
          <table:table-cell table:style-name="Tabelle32.A4" office:value-type="string">
            <text:p text:style-name="P237"><text:span text:style-name="T16">Optional</text:span> Value(s)</text:p>
          </table:table-cell>
          <table:table-cell table:style-name="Tabelle32.A4" table:number-columns-spanned="2" office:value-type="string">
            <text:p text:style-name="P237">Explanation</text:p>
          </table:table-cell>
          <table:covered-table-cell/>
        </table:table-row>
        <table:table-row>
          <table:table-cell table:style-name="Tabelle32.A5" office:value-type="string">
            <text:p text:style-name="P327"/>
          </table:table-cell>
          <table:table-cell table:style-name="Tabelle32.B5" table:number-columns-spanned="2" office:value-type="string">
            <text:p text:style-name="P327"/>
          </table:table-cell>
          <table:covered-table-cell/>
        </table:table-row>
      </table:table>
      <text:p text:style-name="P21"/>
      <text:p text:style-name="P186"><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39">Calculates the sinus<text:span text:style-name="T25">h</text:span> of a given value</text:p>
          </table:table-cell>
        </table:table-row>
        <table:table-row>
          <table:table-cell table:style-name="Tabelle33.A2" office:value-type="string">
            <text:p text:style-name="P52">Java Class:</text:p>
          </table:table-cell>
          <table:table-cell table:style-name="Tabelle33.B2" office:value-type="string">
            <text:p text:style-name="P80"><text:span text:style-name="T23">Math</text:span>Action</text:p>
          </table:table-cell>
        </table:table-row>
        <table:table-row>
          <table:table-cell table:style-name="Tabelle33.A2" office:value-type="string">
            <text:p text:style-name="P108">Interface Name:</text:p>
          </table:table-cell>
          <table:table-cell table:style-name="Tabelle33.B3" office:value-type="string">
            <text:p text:style-name="P139">sinus<text:span text:style-name="T25">h</text:span></text:p>
          </table:table-cell>
        </table:table-row>
      </table:table>
      <text:p text:style-name="P413">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13">Value 1</text:p>
          </table:table-cell>
          <table:table-cell table:style-name="Tabelle34.A1" office:value-type="string">
            <text:p text:style-name="P213">Value 2</text:p>
          </table:table-cell>
          <table:table-cell table:style-name="Tabelle34.C1" office:value-type="string">
            <text:p text:style-name="P258">Return Type</text:p>
          </table:table-cell>
        </table:table-row>
        <table:table-row>
          <table:table-cell table:style-name="Tabelle34.A2" office:value-type="string">
            <text:p text:style-name="P353">Double</text:p>
          </table:table-cell>
          <table:table-cell table:style-name="Tabelle34.B2" office:value-type="string">
            <text:p text:style-name="P327"/>
          </table:table-cell>
          <table:table-cell table:style-name="Tabelle34.C2" office:value-type="string">
            <text:p text:style-name="P382">Double</text:p>
          </table:table-cell>
        </table:table-row>
        <table:table-row>
          <table:table-cell table:style-name="Tabelle34.A3" table:number-columns-spanned="3" office:value-type="string">
            <text:p text:style-name="P302">Note: </text:p>
            <text:p text:style-name="P302"/>
          </table:table-cell>
          <table:covered-table-cell/>
          <table:covered-table-cell/>
        </table:table-row>
        <table:table-row table:style-name="Tabelle34.4">
          <table:table-cell table:style-name="Tabelle34.A4" office:value-type="string">
            <text:p text:style-name="P237"><text:span text:style-name="T16">Optional</text:span> Value(s)</text:p>
          </table:table-cell>
          <table:table-cell table:style-name="Tabelle34.A4" table:number-columns-spanned="2" office:value-type="string">
            <text:p text:style-name="P237">Explanation</text:p>
          </table:table-cell>
          <table:covered-table-cell/>
        </table:table-row>
        <table:table-row>
          <table:table-cell table:style-name="Tabelle34.A5" office:value-type="string">
            <text:p text:style-name="P327"/>
          </table:table-cell>
          <table:table-cell table:style-name="Tabelle34.B5" table:number-columns-spanned="2" office:value-type="string">
            <text:p text:style-name="P327"/>
          </table:table-cell>
          <table:covered-table-cell/>
        </table:table-row>
      </table:table>
      <text:p text:style-name="P21"/>
      <text:p text:style-name="P186"><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40">Calculates the a<text:span text:style-name="T30">tangens</text:span> of a given value</text:p>
          </table:table-cell>
        </table:table-row>
        <table:table-row>
          <table:table-cell table:style-name="Tabelle47.A2" office:value-type="string">
            <text:p text:style-name="P53">Java Class:</text:p>
          </table:table-cell>
          <table:table-cell table:style-name="Tabelle47.B2" office:value-type="string">
            <text:p text:style-name="P81"><text:span text:style-name="T23">Math</text:span>Action</text:p>
          </table:table-cell>
        </table:table-row>
        <table:table-row>
          <table:table-cell table:style-name="Tabelle47.A2" office:value-type="string">
            <text:p text:style-name="P109">Interface Name:</text:p>
          </table:table-cell>
          <table:table-cell table:style-name="Tabelle47.B3" office:value-type="string">
            <text:p text:style-name="P140">a<text:span text:style-name="T30">tangens</text:span></text:p>
          </table:table-cell>
        </table:table-row>
      </table:table>
      <text:p text:style-name="P414">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14">Value 1</text:p>
          </table:table-cell>
          <table:table-cell table:style-name="Tabelle48.A1" office:value-type="string">
            <text:p text:style-name="P214">Value 2</text:p>
          </table:table-cell>
          <table:table-cell table:style-name="Tabelle48.C1" office:value-type="string">
            <text:p text:style-name="P258">Return Type</text:p>
          </table:table-cell>
        </table:table-row>
        <table:table-row>
          <table:table-cell table:style-name="Tabelle48.A2" office:value-type="string">
            <text:p text:style-name="P354">Double</text:p>
          </table:table-cell>
          <table:table-cell table:style-name="Tabelle48.B2" office:value-type="string">
            <text:p text:style-name="P328"/>
          </table:table-cell>
          <table:table-cell table:style-name="Tabelle48.C2" office:value-type="string">
            <text:p text:style-name="P382">Double</text:p>
          </table:table-cell>
        </table:table-row>
        <table:table-row>
          <table:table-cell table:style-name="Tabelle48.A3" table:number-columns-spanned="3" office:value-type="string">
            <text:p text:style-name="P303">Note: </text:p>
            <text:p text:style-name="P303"/>
          </table:table-cell>
          <table:covered-table-cell/>
          <table:covered-table-cell/>
        </table:table-row>
        <table:table-row table:style-name="Tabelle48.4">
          <table:table-cell table:style-name="Tabelle48.A4" office:value-type="string">
            <text:p text:style-name="P238"><text:span text:style-name="T16">Optional</text:span> Value(s)</text:p>
          </table:table-cell>
          <table:table-cell table:style-name="Tabelle48.A4" table:number-columns-spanned="2" office:value-type="string">
            <text:p text:style-name="P238">Explanation</text:p>
          </table:table-cell>
          <table:covered-table-cell/>
        </table:table-row>
        <table:table-row>
          <table:table-cell table:style-name="Tabelle48.A5" office:value-type="string">
            <text:p text:style-name="P328"/>
          </table:table-cell>
          <table:table-cell table:style-name="Tabelle48.B5" table:number-columns-spanned="2" office:value-type="string">
            <text:p text:style-name="P328"/>
          </table:table-cell>
          <table:covered-table-cell/>
        </table:table-row>
      </table:table>
      <text:p text:style-name="P22"/>
      <text:p text:style-name="P187"><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40">Calculates the <text:span text:style-name="T30">tangens</text:span> of a given value</text:p>
          </table:table-cell>
        </table:table-row>
        <table:table-row>
          <table:table-cell table:style-name="Tabelle49.A2" office:value-type="string">
            <text:p text:style-name="P53">Java Class:</text:p>
          </table:table-cell>
          <table:table-cell table:style-name="Tabelle49.B2" office:value-type="string">
            <text:p text:style-name="P81"><text:span text:style-name="T23">Math</text:span>Action</text:p>
          </table:table-cell>
        </table:table-row>
        <table:table-row>
          <table:table-cell table:style-name="Tabelle49.A2" office:value-type="string">
            <text:p text:style-name="P109">Interface Name:</text:p>
          </table:table-cell>
          <table:table-cell table:style-name="Tabelle49.B3" office:value-type="string">
            <text:p text:style-name="P142">tangens</text:p>
          </table:table-cell>
        </table:table-row>
      </table:table>
      <text:p text:style-name="P414">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14">Value 1</text:p>
          </table:table-cell>
          <table:table-cell table:style-name="Tabelle50.A1" office:value-type="string">
            <text:p text:style-name="P214">Value 2</text:p>
          </table:table-cell>
          <table:table-cell table:style-name="Tabelle50.C1" office:value-type="string">
            <text:p text:style-name="P258">Return Type</text:p>
          </table:table-cell>
        </table:table-row>
        <table:table-row>
          <table:table-cell table:style-name="Tabelle50.A2" office:value-type="string">
            <text:p text:style-name="P354">Double</text:p>
          </table:table-cell>
          <table:table-cell table:style-name="Tabelle50.B2" office:value-type="string">
            <text:p text:style-name="P328"/>
          </table:table-cell>
          <table:table-cell table:style-name="Tabelle50.C2" office:value-type="string">
            <text:p text:style-name="P382">Double</text:p>
          </table:table-cell>
        </table:table-row>
        <table:table-row>
          <table:table-cell table:style-name="Tabelle50.A3" table:number-columns-spanned="3" office:value-type="string">
            <text:p text:style-name="P303">Note: </text:p>
            <text:p text:style-name="P303"/>
          </table:table-cell>
          <table:covered-table-cell/>
          <table:covered-table-cell/>
        </table:table-row>
        <table:table-row table:style-name="Tabelle50.4">
          <table:table-cell table:style-name="Tabelle50.A4" office:value-type="string">
            <text:p text:style-name="P238"><text:span text:style-name="T16">Optional</text:span> Value(s)</text:p>
          </table:table-cell>
          <table:table-cell table:style-name="Tabelle50.A4" table:number-columns-spanned="2" office:value-type="string">
            <text:p text:style-name="P238">Explanation</text:p>
          </table:table-cell>
          <table:covered-table-cell/>
        </table:table-row>
        <table:table-row>
          <table:table-cell table:style-name="Tabelle50.A5" office:value-type="string">
            <text:p text:style-name="P328"/>
          </table:table-cell>
          <table:table-cell table:style-name="Tabelle50.B5" table:number-columns-spanned="2" office:value-type="string">
            <text:p text:style-name="P328"/>
          </table:table-cell>
          <table:covered-table-cell/>
        </table:table-row>
      </table:table>
      <text:p text:style-name="P22"/>
      <text:p text:style-name="P186"><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40">Calculates the <text:span text:style-name="T30">tangensh</text:span> of a given value</text:p>
          </table:table-cell>
        </table:table-row>
        <table:table-row>
          <table:table-cell table:style-name="Tabelle51.A2" office:value-type="string">
            <text:p text:style-name="P53">Java Class:</text:p>
          </table:table-cell>
          <table:table-cell table:style-name="Tabelle51.B2" office:value-type="string">
            <text:p text:style-name="P81"><text:span text:style-name="T23">Math</text:span>Action</text:p>
          </table:table-cell>
        </table:table-row>
        <table:table-row>
          <table:table-cell table:style-name="Tabelle51.A2" office:value-type="string">
            <text:p text:style-name="P109">Interface Name:</text:p>
          </table:table-cell>
          <table:table-cell table:style-name="Tabelle51.B3" office:value-type="string">
            <text:p text:style-name="P142">tangensh</text:p>
          </table:table-cell>
        </table:table-row>
      </table:table>
      <text:p text:style-name="P414">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14">Value 1</text:p>
          </table:table-cell>
          <table:table-cell table:style-name="Tabelle52.A1" office:value-type="string">
            <text:p text:style-name="P214">Value 2</text:p>
          </table:table-cell>
          <table:table-cell table:style-name="Tabelle52.C1" office:value-type="string">
            <text:p text:style-name="P259">Return Type</text:p>
          </table:table-cell>
        </table:table-row>
        <table:table-row>
          <table:table-cell table:style-name="Tabelle52.A2" office:value-type="string">
            <text:p text:style-name="P354">Double</text:p>
          </table:table-cell>
          <table:table-cell table:style-name="Tabelle52.B2" office:value-type="string">
            <text:p text:style-name="P328"/>
          </table:table-cell>
          <table:table-cell table:style-name="Tabelle52.C2" office:value-type="string">
            <text:p text:style-name="P383">Double</text:p>
          </table:table-cell>
        </table:table-row>
        <table:table-row>
          <table:table-cell table:style-name="Tabelle52.A3" table:number-columns-spanned="3" office:value-type="string">
            <text:p text:style-name="P303">Note: </text:p>
            <text:p text:style-name="P303"/>
          </table:table-cell>
          <table:covered-table-cell/>
          <table:covered-table-cell/>
        </table:table-row>
        <table:table-row table:style-name="Tabelle52.4">
          <table:table-cell table:style-name="Tabelle52.A4" office:value-type="string">
            <text:p text:style-name="P238"><text:span text:style-name="T16">Optional</text:span> Value(s)</text:p>
          </table:table-cell>
          <table:table-cell table:style-name="Tabelle52.A4" table:number-columns-spanned="2" office:value-type="string">
            <text:p text:style-name="P238">Explanation</text:p>
          </table:table-cell>
          <table:covered-table-cell/>
        </table:table-row>
        <table:table-row>
          <table:table-cell table:style-name="Tabelle52.A5" office:value-type="string">
            <text:p text:style-name="P328"/>
          </table:table-cell>
          <table:table-cell table:style-name="Tabelle52.B5" table:number-columns-spanned="2" office:value-type="string">
            <text:p text:style-name="P328"/>
          </table:table-cell>
          <table:covered-table-cell/>
        </table:table-row>
      </table:table>
      <text:p text:style-name="P22"/>
      <text:p text:style-name="P188"><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41">Calculates the <text:span text:style-name="T31">square root</text:span> of a given value</text:p>
          </table:table-cell>
        </table:table-row>
        <table:table-row>
          <table:table-cell table:style-name="Tabelle53.A2" office:value-type="string">
            <text:p text:style-name="P54">Java Class:</text:p>
          </table:table-cell>
          <table:table-cell table:style-name="Tabelle53.B2" office:value-type="string">
            <text:p text:style-name="P82"><text:span text:style-name="T23">Math</text:span>Action</text:p>
          </table:table-cell>
        </table:table-row>
        <table:table-row>
          <table:table-cell table:style-name="Tabelle53.A2" office:value-type="string">
            <text:p text:style-name="P110">Interface Name:</text:p>
          </table:table-cell>
          <table:table-cell table:style-name="Tabelle53.B3" office:value-type="string">
            <text:p text:style-name="P143">square root</text:p>
          </table:table-cell>
        </table:table-row>
      </table:table>
      <text:p text:style-name="P415">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15">Value 1</text:p>
          </table:table-cell>
          <table:table-cell table:style-name="Tabelle54.A1" office:value-type="string">
            <text:p text:style-name="P215">Value 2</text:p>
          </table:table-cell>
          <table:table-cell table:style-name="Tabelle54.C1" office:value-type="string">
            <text:p text:style-name="P260">Return Type</text:p>
          </table:table-cell>
        </table:table-row>
        <table:table-row>
          <table:table-cell table:style-name="Tabelle54.A5" office:value-type="string">
            <text:p text:style-name="P355">Double</text:p>
          </table:table-cell>
          <table:table-cell table:style-name="Tabelle54.B2" office:value-type="string">
            <text:p text:style-name="P329"/>
          </table:table-cell>
          <table:table-cell table:style-name="Tabelle54.C2" office:value-type="string">
            <text:p text:style-name="P384">Double</text:p>
          </table:table-cell>
        </table:table-row>
        <table:table-row>
          <table:table-cell table:style-name="Tabelle54.A5" office:value-type="string">
            <text:p text:style-name="P384">Float</text:p>
          </table:table-cell>
          <table:table-cell table:style-name="Tabelle54.B3" office:value-type="string">
            <text:p text:style-name="P329"/>
          </table:table-cell>
          <table:table-cell table:style-name="Tabelle54.C3" office:value-type="string">
            <text:p text:style-name="P384">Double</text:p>
          </table:table-cell>
        </table:table-row>
        <table:table-row>
          <table:table-cell table:style-name="Tabelle54.A5" office:value-type="string">
            <text:p text:style-name="P384">Integer</text:p>
          </table:table-cell>
          <table:table-cell table:style-name="Tabelle54.B4" office:value-type="string">
            <text:p text:style-name="P329"/>
          </table:table-cell>
          <table:table-cell table:style-name="Tabelle54.C4" office:value-type="string">
            <text:p text:style-name="P384">Double</text:p>
          </table:table-cell>
        </table:table-row>
        <table:table-row>
          <table:table-cell table:style-name="Tabelle54.A5" office:value-type="string">
            <text:p text:style-name="P384">Long</text:p>
          </table:table-cell>
          <table:table-cell table:style-name="Tabelle54.B5" office:value-type="string">
            <text:p text:style-name="P329"/>
          </table:table-cell>
          <table:table-cell table:style-name="Tabelle54.C5" office:value-type="string">
            <text:p text:style-name="P384">Double</text:p>
          </table:table-cell>
        </table:table-row>
        <table:table-row>
          <table:table-cell table:style-name="Tabelle54.A6" table:number-columns-spanned="3" office:value-type="string">
            <text:p text:style-name="P304">Note: </text:p>
            <text:p text:style-name="P304"/>
          </table:table-cell>
          <table:covered-table-cell/>
          <table:covered-table-cell/>
        </table:table-row>
        <table:table-row table:style-name="Tabelle54.7">
          <table:table-cell table:style-name="Tabelle54.A7" office:value-type="string">
            <text:p text:style-name="P239"><text:span text:style-name="T16">Optional</text:span> Value(s)</text:p>
          </table:table-cell>
          <table:table-cell table:style-name="Tabelle54.A7" table:number-columns-spanned="2" office:value-type="string">
            <text:p text:style-name="P239">Explanation</text:p>
          </table:table-cell>
          <table:covered-table-cell/>
        </table:table-row>
        <table:table-row>
          <table:table-cell table:style-name="Tabelle54.A8" office:value-type="string">
            <text:p text:style-name="P329"/>
          </table:table-cell>
          <table:table-cell table:style-name="Tabelle54.B8" table:number-columns-spanned="2" office:value-type="string">
            <text:p text:style-name="P329"/>
          </table:table-cell>
          <table:covered-table-cell/>
        </table:table-row>
      </table:table>
      <text:p text:style-name="P23"/>
      <text:p text:style-name="P188"><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41">Calculates the <text:span text:style-name="T31">square </text:span>of a given value</text:p>
          </table:table-cell>
        </table:table-row>
        <table:table-row>
          <table:table-cell table:style-name="Tabelle55.A2" office:value-type="string">
            <text:p text:style-name="P54">Java Class:</text:p>
          </table:table-cell>
          <table:table-cell table:style-name="Tabelle55.B2" office:value-type="string">
            <text:p text:style-name="P82"><text:span text:style-name="T23">Math</text:span>Action</text:p>
          </table:table-cell>
        </table:table-row>
        <table:table-row>
          <table:table-cell table:style-name="Tabelle55.A2" office:value-type="string">
            <text:p text:style-name="P110">Interface Name:</text:p>
          </table:table-cell>
          <table:table-cell table:style-name="Tabelle55.B3" office:value-type="string">
            <text:p text:style-name="P143">square</text:p>
          </table:table-cell>
        </table:table-row>
      </table:table>
      <text:p text:style-name="P415">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15">Value 1</text:p>
          </table:table-cell>
          <table:table-cell table:style-name="Tabelle56.A1" office:value-type="string">
            <text:p text:style-name="P215">Value 2</text:p>
          </table:table-cell>
          <table:table-cell table:style-name="Tabelle56.C1" office:value-type="string">
            <text:p text:style-name="P261">Return Type</text:p>
          </table:table-cell>
        </table:table-row>
        <table:table-row>
          <table:table-cell table:style-name="Tabelle56.A5" office:value-type="string">
            <text:p text:style-name="P355">Double</text:p>
          </table:table-cell>
          <table:table-cell table:style-name="Tabelle56.B2" office:value-type="string">
            <text:p text:style-name="P329"/>
          </table:table-cell>
          <table:table-cell table:style-name="Tabelle56.C2" office:value-type="string">
            <text:p text:style-name="P385">Double</text:p>
          </table:table-cell>
        </table:table-row>
        <table:table-row>
          <table:table-cell table:style-name="Tabelle56.A5" office:value-type="string">
            <text:p text:style-name="P359">Float</text:p>
          </table:table-cell>
          <table:table-cell table:style-name="Tabelle56.B3" office:value-type="string">
            <text:p text:style-name="P329"/>
          </table:table-cell>
          <table:table-cell table:style-name="Tabelle56.C3" office:value-type="string">
            <text:p text:style-name="P385">Double</text:p>
          </table:table-cell>
        </table:table-row>
        <table:table-row>
          <table:table-cell table:style-name="Tabelle56.A5" office:value-type="string">
            <text:p text:style-name="P359">Long</text:p>
          </table:table-cell>
          <table:table-cell table:style-name="Tabelle56.B4" office:value-type="string">
            <text:p text:style-name="P329"/>
          </table:table-cell>
          <table:table-cell table:style-name="Tabelle56.C4" office:value-type="string">
            <text:p text:style-name="P385">Long</text:p>
          </table:table-cell>
        </table:table-row>
        <table:table-row>
          <table:table-cell table:style-name="Tabelle56.A5" office:value-type="string">
            <text:p text:style-name="P359">Integer</text:p>
          </table:table-cell>
          <table:table-cell table:style-name="Tabelle56.B5" office:value-type="string">
            <text:p text:style-name="P329"/>
          </table:table-cell>
          <table:table-cell table:style-name="Tabelle56.C5" office:value-type="string">
            <text:p text:style-name="P385">Long</text:p>
          </table:table-cell>
        </table:table-row>
        <table:table-row>
          <table:table-cell table:style-name="Tabelle56.A6" table:number-columns-spanned="3" office:value-type="string">
            <text:p text:style-name="P304">Note: </text:p>
            <text:p text:style-name="P304"/>
          </table:table-cell>
          <table:covered-table-cell/>
          <table:covered-table-cell/>
        </table:table-row>
        <table:table-row table:style-name="Tabelle56.7">
          <table:table-cell table:style-name="Tabelle56.A7" office:value-type="string">
            <text:p text:style-name="P239"><text:span text:style-name="T16">Optional</text:span> Value(s)</text:p>
          </table:table-cell>
          <table:table-cell table:style-name="Tabelle56.A7" table:number-columns-spanned="2" office:value-type="string">
            <text:p text:style-name="P239">Explanation</text:p>
          </table:table-cell>
          <table:covered-table-cell/>
        </table:table-row>
        <table:table-row>
          <table:table-cell table:style-name="Tabelle56.A8" office:value-type="string">
            <text:p text:style-name="P329"/>
          </table:table-cell>
          <table:table-cell table:style-name="Tabelle56.B8" table:number-columns-spanned="2" office:value-type="string">
            <text:p text:style-name="P329"/>
          </table:table-cell>
          <table:covered-table-cell/>
        </table:table-row>
      </table:table>
      <text:p text:style-name="P23"/>
      <text:p text:style-name="P189"><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44">Calculates the sum of two values</text:p>
          </table:table-cell>
        </table:table-row>
        <table:table-row>
          <table:table-cell table:style-name="Tabelle35.A2" office:value-type="string">
            <text:p text:style-name="P55">Java Class:</text:p>
          </table:table-cell>
          <table:table-cell table:style-name="Tabelle35.B2" office:value-type="string">
            <text:p text:style-name="P83"><text:span text:style-name="T23">Math</text:span>Action</text:p>
          </table:table-cell>
        </table:table-row>
        <table:table-row>
          <table:table-cell table:style-name="Tabelle35.A2" office:value-type="string">
            <text:p text:style-name="P111">Interface Name:</text:p>
          </table:table-cell>
          <table:table-cell table:style-name="Tabelle35.B3" office:value-type="string">
            <text:p text:style-name="P144">sum</text:p>
          </table:table-cell>
        </table:table-row>
      </table:table>
      <text:p text:style-name="P416">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16">Value 1</text:p>
          </table:table-cell>
          <table:table-cell table:style-name="Tabelle36.A1" office:value-type="string">
            <text:p text:style-name="P216">Value 2</text:p>
          </table:table-cell>
          <table:table-cell table:style-name="Tabelle36.C1" office:value-type="string">
            <text:p text:style-name="P262">Return Type</text:p>
          </table:table-cell>
        </table:table-row>
        <table:table-row>
          <table:table-cell table:style-name="Tabelle36.A2" office:value-type="string">
            <text:p text:style-name="P356">Double</text:p>
          </table:table-cell>
          <table:table-cell table:style-name="Tabelle36.B2" office:value-type="string">
            <text:p text:style-name="P360">Double</text:p>
          </table:table-cell>
          <table:table-cell table:style-name="Tabelle36.C2" office:value-type="string">
            <text:p text:style-name="P386">Double</text:p>
          </table:table-cell>
        </table:table-row>
        <table:table-row>
          <table:table-cell table:style-name="Tabelle36.A7" office:value-type="string">
            <text:p text:style-name="P360">Float</text:p>
          </table:table-cell>
          <table:table-cell table:style-name="Tabelle36.B3" office:value-type="string">
            <text:p text:style-name="P360">Float</text:p>
          </table:table-cell>
          <table:table-cell table:style-name="Tabelle36.C3" office:value-type="string">
            <text:p text:style-name="P386">Float</text:p>
          </table:table-cell>
        </table:table-row>
        <table:table-row>
          <table:table-cell table:style-name="Tabelle36.A7" office:value-type="string">
            <text:p text:style-name="P360">Integer</text:p>
          </table:table-cell>
          <table:table-cell table:style-name="Tabelle36.B4" office:value-type="string">
            <text:p text:style-name="P360">Integer</text:p>
          </table:table-cell>
          <table:table-cell table:style-name="Tabelle36.C4" office:value-type="string">
            <text:p text:style-name="P386">Integer</text:p>
          </table:table-cell>
        </table:table-row>
        <table:table-row>
          <table:table-cell table:style-name="Tabelle36.A7" office:value-type="string">
            <text:p text:style-name="P360">Integer</text:p>
          </table:table-cell>
          <table:table-cell table:style-name="Tabelle36.B5" office:value-type="string">
            <text:p text:style-name="P360">Long</text:p>
          </table:table-cell>
          <table:table-cell table:style-name="Tabelle36.C5" office:value-type="string">
            <text:p text:style-name="P386">Long</text:p>
          </table:table-cell>
        </table:table-row>
        <table:table-row>
          <table:table-cell table:style-name="Tabelle36.A7" office:value-type="string">
            <text:p text:style-name="P360">Long</text:p>
          </table:table-cell>
          <table:table-cell table:style-name="Tabelle36.B6" office:value-type="string">
            <text:p text:style-name="P360">Integer</text:p>
          </table:table-cell>
          <table:table-cell table:style-name="Tabelle36.C6" office:value-type="string">
            <text:p text:style-name="P386">Long</text:p>
          </table:table-cell>
        </table:table-row>
        <table:table-row>
          <table:table-cell table:style-name="Tabelle36.A7" office:value-type="string">
            <text:p text:style-name="P360">Long</text:p>
          </table:table-cell>
          <table:table-cell table:style-name="Tabelle36.B7" office:value-type="string">
            <text:p text:style-name="P360">Long</text:p>
          </table:table-cell>
          <table:table-cell table:style-name="Tabelle36.C7" office:value-type="string">
            <text:p text:style-name="P386">Long</text:p>
          </table:table-cell>
        </table:table-row>
        <table:table-row>
          <table:table-cell table:style-name="Tabelle36.A8" table:number-columns-spanned="3" office:value-type="string">
            <text:p text:style-name="P305">Note: </text:p>
            <text:p text:style-name="P305"/>
          </table:table-cell>
          <table:covered-table-cell/>
          <table:covered-table-cell/>
        </table:table-row>
        <table:table-row table:style-name="Tabelle36.9">
          <table:table-cell table:style-name="Tabelle36.A9" office:value-type="string">
            <text:p text:style-name="P240"><text:span text:style-name="T16">Optional</text:span> Value(s)</text:p>
          </table:table-cell>
          <table:table-cell table:style-name="Tabelle36.A9" table:number-columns-spanned="2" office:value-type="string">
            <text:p text:style-name="P240">Explanation</text:p>
          </table:table-cell>
          <table:covered-table-cell/>
        </table:table-row>
        <table:table-row>
          <table:table-cell table:style-name="Tabelle36.A10" office:value-type="string">
            <text:p text:style-name="P330"/>
          </table:table-cell>
          <table:table-cell table:style-name="Tabelle36.B10" table:number-columns-spanned="2" office:value-type="string">
            <text:p text:style-name="P330"/>
          </table:table-cell>
          <table:covered-table-cell/>
        </table:table-row>
      </table:table>
      <text:p text:style-name="P24"/>
      <text:p text:style-name="P190"><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45"><text:span text:style-name="T30">Subtracts</text:span> two values</text:p>
          </table:table-cell>
        </table:table-row>
        <table:table-row>
          <table:table-cell table:style-name="Tabelle45.A2" office:value-type="string">
            <text:p text:style-name="P53">Java Class:</text:p>
          </table:table-cell>
          <table:table-cell table:style-name="Tabelle45.B2" office:value-type="string">
            <text:p text:style-name="P81"><text:span text:style-name="T23">Math</text:span>Action</text:p>
          </table:table-cell>
        </table:table-row>
        <table:table-row>
          <table:table-cell table:style-name="Tabelle45.A2" office:value-type="string">
            <text:p text:style-name="P109">Interface Name:</text:p>
          </table:table-cell>
          <table:table-cell table:style-name="Tabelle45.B3" office:value-type="string">
            <text:p text:style-name="P145">su<text:span text:style-name="T30">btract</text:span></text:p>
          </table:table-cell>
        </table:table-row>
      </table:table>
      <text:p text:style-name="P414">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14">Value 1</text:p>
          </table:table-cell>
          <table:table-cell table:style-name="Tabelle46.A1" office:value-type="string">
            <text:p text:style-name="P214">Value 2</text:p>
          </table:table-cell>
          <table:table-cell table:style-name="Tabelle46.C1" office:value-type="string">
            <text:p text:style-name="P263">Return Type</text:p>
          </table:table-cell>
        </table:table-row>
        <table:table-row>
          <table:table-cell table:style-name="Tabelle46.A3" office:value-type="string">
            <text:p text:style-name="P387">Date</text:p>
          </table:table-cell>
          <table:table-cell table:style-name="Tabelle46.B3" office:value-type="string">
            <text:p text:style-name="P387">Date</text:p>
          </table:table-cell>
          <table:table-cell table:style-name="Tabelle46.C3" office:value-type="string">
            <text:p text:style-name="P387">Long</text:p>
          </table:table-cell>
        </table:table-row>
        <table:table-row>
          <table:table-cell table:style-name="Tabelle46.A3" office:value-type="string">
            <text:p text:style-name="P354">Double</text:p>
          </table:table-cell>
          <table:table-cell table:style-name="Tabelle46.B3" office:value-type="string">
            <text:p text:style-name="P361">Double</text:p>
          </table:table-cell>
          <table:table-cell table:style-name="Tabelle46.C3" office:value-type="string">
            <text:p text:style-name="P387">Double</text:p>
          </table:table-cell>
        </table:table-row>
        <table:table-row>
          <table:table-cell table:style-name="Tabelle46.A8" office:value-type="string">
            <text:p text:style-name="P361">Float</text:p>
          </table:table-cell>
          <table:table-cell table:style-name="Tabelle46.B4" office:value-type="string">
            <text:p text:style-name="P361">Float</text:p>
          </table:table-cell>
          <table:table-cell table:style-name="Tabelle46.C4" office:value-type="string">
            <text:p text:style-name="P387">Float</text:p>
          </table:table-cell>
        </table:table-row>
        <table:table-row>
          <table:table-cell table:style-name="Tabelle46.A8" office:value-type="string">
            <text:p text:style-name="P361">Integer</text:p>
          </table:table-cell>
          <table:table-cell table:style-name="Tabelle46.B5" office:value-type="string">
            <text:p text:style-name="P361">Integer</text:p>
          </table:table-cell>
          <table:table-cell table:style-name="Tabelle46.C5" office:value-type="string">
            <text:p text:style-name="P387">Integer</text:p>
          </table:table-cell>
        </table:table-row>
        <table:table-row>
          <table:table-cell table:style-name="Tabelle46.A8" office:value-type="string">
            <text:p text:style-name="P361">Integer</text:p>
          </table:table-cell>
          <table:table-cell table:style-name="Tabelle46.B6" office:value-type="string">
            <text:p text:style-name="P361">Long</text:p>
          </table:table-cell>
          <table:table-cell table:style-name="Tabelle46.C6" office:value-type="string">
            <text:p text:style-name="P387">Integer</text:p>
          </table:table-cell>
        </table:table-row>
        <table:table-row>
          <table:table-cell table:style-name="Tabelle46.A8" office:value-type="string">
            <text:p text:style-name="P361">Long</text:p>
          </table:table-cell>
          <table:table-cell table:style-name="Tabelle46.B7" office:value-type="string">
            <text:p text:style-name="P361">Integer</text:p>
          </table:table-cell>
          <table:table-cell table:style-name="Tabelle46.C7" office:value-type="string">
            <text:p text:style-name="P387">Long</text:p>
          </table:table-cell>
        </table:table-row>
        <table:table-row>
          <table:table-cell table:style-name="Tabelle46.A8" office:value-type="string">
            <text:p text:style-name="P361">Long</text:p>
          </table:table-cell>
          <table:table-cell table:style-name="Tabelle46.B8" office:value-type="string">
            <text:p text:style-name="P361">Long</text:p>
          </table:table-cell>
          <table:table-cell table:style-name="Tabelle46.C8" office:value-type="string">
            <text:p text:style-name="P387">Long</text:p>
          </table:table-cell>
        </table:table-row>
        <table:table-row>
          <table:table-cell table:style-name="Tabelle46.A9" table:number-columns-spanned="3" office:value-type="string">
            <text:p text:style-name="P303">Note: </text:p>
            <text:p text:style-name="P303"/>
          </table:table-cell>
          <table:covered-table-cell/>
          <table:covered-table-cell/>
        </table:table-row>
        <table:table-row table:style-name="Tabelle46.10">
          <table:table-cell table:style-name="Tabelle46.A10" office:value-type="string">
            <text:p text:style-name="P238"><text:span text:style-name="T16">Optional</text:span> Value(s)</text:p>
          </table:table-cell>
          <table:table-cell table:style-name="Tabelle46.A10" table:number-columns-spanned="2" office:value-type="string">
            <text:p text:style-name="P238">Explanation</text:p>
          </table:table-cell>
          <table:covered-table-cell/>
        </table:table-row>
        <table:table-row>
          <table:table-cell table:style-name="Tabelle46.A11" office:value-type="string">
            <text:p text:style-name="P328"/>
          </table:table-cell>
          <table:table-cell table:style-name="Tabelle46.B11" table:number-columns-spanned="2" office:value-type="string">
            <text:p text:style-name="P328"/>
          </table:table-cell>
          <table:covered-table-cell/>
        </table:table-row>
      </table:table>
      <text:p text:style-name="P22"/>
      <text:p text:style-name="P194"><text:bookmark-start text:name="__RefHeading___Toc2486_1166627757"/><text:span text:style-name="T42">Add</text:span> <text:span text:style-name="T41">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49">Add a percentage of a value to the value</text:p>
          </table:table-cell>
        </table:table-row>
        <table:table-row>
          <table:table-cell table:style-name="Tabelle59.A2" office:value-type="string">
            <text:p text:style-name="P60">Java Class:</text:p>
          </table:table-cell>
          <table:table-cell table:style-name="Tabelle59.B2" office:value-type="string">
            <text:p text:style-name="P88"><text:span text:style-name="T23">Math</text:span>Action</text:p>
          </table:table-cell>
        </table:table-row>
        <table:table-row>
          <table:table-cell table:style-name="Tabelle59.A2" office:value-type="string">
            <text:p text:style-name="P116">Interface Name:</text:p>
          </table:table-cell>
          <table:table-cell table:style-name="Tabelle59.B3" office:value-type="string">
            <text:p text:style-name="P153">add percentage</text:p>
          </table:table-cell>
        </table:table-row>
      </table:table>
      <text:p text:style-name="P421">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21">Value 1</text:p>
          </table:table-cell>
          <table:table-cell table:style-name="Tabelle60.A1" office:value-type="string">
            <text:p text:style-name="P221">Value 2</text:p>
          </table:table-cell>
          <table:table-cell table:style-name="Tabelle60.C1" office:value-type="string">
            <text:p text:style-name="P264">Return Type</text:p>
          </table:table-cell>
        </table:table-row>
        <table:table-row>
          <table:table-cell table:style-name="Tabelle60.A2" office:value-type="string">
            <text:p text:style-name="P358">Double</text:p>
          </table:table-cell>
          <table:table-cell table:style-name="Tabelle60.B2" office:value-type="string">
            <text:p text:style-name="P364">Double</text:p>
          </table:table-cell>
          <table:table-cell table:style-name="Tabelle60.C2" office:value-type="string">
            <text:p text:style-name="P388">Double</text:p>
          </table:table-cell>
        </table:table-row>
        <table:table-row>
          <table:table-cell table:style-name="Tabelle60.A10" office:value-type="string">
            <text:p text:style-name="P369">Double</text:p>
          </table:table-cell>
          <table:table-cell table:style-name="Tabelle60.B3" office:value-type="string">
            <text:p text:style-name="P364">Float</text:p>
          </table:table-cell>
          <table:table-cell table:style-name="Tabelle60.C3" office:value-type="string">
            <text:p text:style-name="P388">Double</text:p>
          </table:table-cell>
        </table:table-row>
        <table:table-row>
          <table:table-cell table:style-name="Tabelle60.A10" office:value-type="string">
            <text:p text:style-name="P369">Double</text:p>
          </table:table-cell>
          <table:table-cell table:style-name="Tabelle60.B4" office:value-type="string">
            <text:p text:style-name="P364">Integer</text:p>
          </table:table-cell>
          <table:table-cell table:style-name="Tabelle60.C4" office:value-type="string">
            <text:p text:style-name="P388">Double</text:p>
          </table:table-cell>
        </table:table-row>
        <table:table-row>
          <table:table-cell table:style-name="Tabelle60.A10" office:value-type="string">
            <text:p text:style-name="P364">Integer</text:p>
          </table:table-cell>
          <table:table-cell table:style-name="Tabelle60.B5" office:value-type="string">
            <text:p text:style-name="P369">Double</text:p>
          </table:table-cell>
          <table:table-cell table:style-name="Tabelle60.C5" office:value-type="string">
            <text:p text:style-name="P388">Double</text:p>
          </table:table-cell>
        </table:table-row>
        <table:table-row>
          <table:table-cell table:style-name="Tabelle60.A10" office:value-type="string">
            <text:p text:style-name="P369">Integer</text:p>
          </table:table-cell>
          <table:table-cell table:style-name="Tabelle60.B6" office:value-type="string">
            <text:p text:style-name="P369">Float</text:p>
          </table:table-cell>
          <table:table-cell table:style-name="Tabelle60.C6" office:value-type="string">
            <text:p text:style-name="P388">Double</text:p>
          </table:table-cell>
        </table:table-row>
        <table:table-row>
          <table:table-cell table:style-name="Tabelle60.A10" office:value-type="string">
            <text:p text:style-name="P369">Integer</text:p>
          </table:table-cell>
          <table:table-cell table:style-name="Tabelle60.B7" office:value-type="string">
            <text:p text:style-name="P369">Integer</text:p>
          </table:table-cell>
          <table:table-cell table:style-name="Tabelle60.C7" office:value-type="string">
            <text:p text:style-name="P388">Double</text:p>
          </table:table-cell>
        </table:table-row>
        <table:table-row>
          <table:table-cell table:style-name="Tabelle60.A10" office:value-type="string">
            <text:p text:style-name="P369">Long</text:p>
          </table:table-cell>
          <table:table-cell table:style-name="Tabelle60.B8" office:value-type="string">
            <text:p text:style-name="P369">Double</text:p>
          </table:table-cell>
          <table:table-cell table:style-name="Tabelle60.C8" office:value-type="string">
            <text:p text:style-name="P388">Double</text:p>
          </table:table-cell>
        </table:table-row>
        <table:table-row>
          <table:table-cell table:style-name="Tabelle60.A10" office:value-type="string">
            <text:p text:style-name="P369">Long</text:p>
          </table:table-cell>
          <table:table-cell table:style-name="Tabelle60.B9" office:value-type="string">
            <text:p text:style-name="P369">Float</text:p>
          </table:table-cell>
          <table:table-cell table:style-name="Tabelle60.C9" office:value-type="string">
            <text:p text:style-name="P388">Double</text:p>
          </table:table-cell>
        </table:table-row>
        <table:table-row>
          <table:table-cell table:style-name="Tabelle60.A10" office:value-type="string">
            <text:p text:style-name="P369">Long</text:p>
          </table:table-cell>
          <table:table-cell table:style-name="Tabelle60.B10" office:value-type="string">
            <text:p text:style-name="P369">Integer</text:p>
          </table:table-cell>
          <table:table-cell table:style-name="Tabelle60.C10" office:value-type="string">
            <text:p text:style-name="P388">Double</text:p>
          </table:table-cell>
        </table:table-row>
        <table:table-row>
          <table:table-cell table:style-name="Tabelle60.A11" table:number-columns-spanned="3" office:value-type="string">
            <text:p text:style-name="P310">Note: </text:p>
            <text:p text:style-name="P310"/>
          </table:table-cell>
          <table:covered-table-cell/>
          <table:covered-table-cell/>
        </table:table-row>
        <table:table-row table:style-name="Tabelle60.12">
          <table:table-cell table:style-name="Tabelle60.A12" office:value-type="string">
            <text:p text:style-name="P245"><text:span text:style-name="T16">Optional</text:span> Value(s)</text:p>
          </table:table-cell>
          <table:table-cell table:style-name="Tabelle60.A12" table:number-columns-spanned="2" office:value-type="string">
            <text:p text:style-name="P245">Explanation</text:p>
          </table:table-cell>
          <table:covered-table-cell/>
        </table:table-row>
        <table:table-row>
          <table:table-cell table:style-name="Tabelle60.A13" office:value-type="string">
            <text:p text:style-name="P335"/>
          </table:table-cell>
          <table:table-cell table:style-name="Tabelle60.B13" table:number-columns-spanned="2" office:value-type="string">
            <text:p text:style-name="P335"/>
          </table:table-cell>
          <table:covered-table-cell/>
        </table:table-row>
      </table:table>
      <text:p text:style-name="P29"/>
      <text:p text:style-name="P193"><text:bookmark-start text:name="__RefHeading___Toc2488_1166627757"/><text:span text:style-name="T30">Subtract</text:span> <text:span text:style-name="T41">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48">Subtract a percentage of a value from the value</text:p>
          </table:table-cell>
        </table:table-row>
        <table:table-row>
          <table:table-cell table:style-name="Tabelle57.A2" office:value-type="string">
            <text:p text:style-name="P59">Java Class:</text:p>
          </table:table-cell>
          <table:table-cell table:style-name="Tabelle57.B2" office:value-type="string">
            <text:p text:style-name="P87"><text:span text:style-name="T23">Math</text:span>Action</text:p>
          </table:table-cell>
        </table:table-row>
        <table:table-row>
          <table:table-cell table:style-name="Tabelle57.A2" office:value-type="string">
            <text:p text:style-name="P115">Interface Name:</text:p>
          </table:table-cell>
          <table:table-cell table:style-name="Tabelle57.B3" office:value-type="string">
            <text:p text:style-name="P148">su<text:span text:style-name="T30">btract percentage</text:span></text:p>
          </table:table-cell>
        </table:table-row>
      </table:table>
      <text:p text:style-name="P420">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20">Value 1</text:p>
          </table:table-cell>
          <table:table-cell table:style-name="Tabelle58.A1" office:value-type="string">
            <text:p text:style-name="P220">Value 2</text:p>
          </table:table-cell>
          <table:table-cell table:style-name="Tabelle58.C1" office:value-type="string">
            <text:p text:style-name="P265">Return Type</text:p>
          </table:table-cell>
        </table:table-row>
        <table:table-row>
          <table:table-cell table:style-name="Tabelle58.A2" office:value-type="string">
            <text:p text:style-name="P357">Double</text:p>
          </table:table-cell>
          <table:table-cell table:style-name="Tabelle58.B2" office:value-type="string">
            <text:p text:style-name="P363">Double</text:p>
          </table:table-cell>
          <table:table-cell table:style-name="Tabelle58.C2" office:value-type="string">
            <text:p text:style-name="P389">Double</text:p>
          </table:table-cell>
        </table:table-row>
        <table:table-row>
          <table:table-cell table:style-name="Tabelle58.A10" office:value-type="string">
            <text:p text:style-name="P368">Double</text:p>
          </table:table-cell>
          <table:table-cell table:style-name="Tabelle58.B3" office:value-type="string">
            <text:p text:style-name="P363">Float</text:p>
          </table:table-cell>
          <table:table-cell table:style-name="Tabelle58.C3" office:value-type="string">
            <text:p text:style-name="P389">Double</text:p>
          </table:table-cell>
        </table:table-row>
        <table:table-row>
          <table:table-cell table:style-name="Tabelle58.A10" office:value-type="string">
            <text:p text:style-name="P368">Double</text:p>
          </table:table-cell>
          <table:table-cell table:style-name="Tabelle58.B4" office:value-type="string">
            <text:p text:style-name="P363">Integer</text:p>
          </table:table-cell>
          <table:table-cell table:style-name="Tabelle58.C4" office:value-type="string">
            <text:p text:style-name="P389">Double</text:p>
          </table:table-cell>
        </table:table-row>
        <table:table-row>
          <table:table-cell table:style-name="Tabelle58.A10" office:value-type="string">
            <text:p text:style-name="P363">Integer</text:p>
          </table:table-cell>
          <table:table-cell table:style-name="Tabelle58.B5" office:value-type="string">
            <text:p text:style-name="P368">Double</text:p>
          </table:table-cell>
          <table:table-cell table:style-name="Tabelle58.C5" office:value-type="string">
            <text:p text:style-name="P389">Double</text:p>
          </table:table-cell>
        </table:table-row>
        <table:table-row>
          <table:table-cell table:style-name="Tabelle58.A10" office:value-type="string">
            <text:p text:style-name="P368">Integer</text:p>
          </table:table-cell>
          <table:table-cell table:style-name="Tabelle58.B6" office:value-type="string">
            <text:p text:style-name="P368">Float</text:p>
          </table:table-cell>
          <table:table-cell table:style-name="Tabelle58.C6" office:value-type="string">
            <text:p text:style-name="P389">Double</text:p>
          </table:table-cell>
        </table:table-row>
        <table:table-row>
          <table:table-cell table:style-name="Tabelle58.A10" office:value-type="string">
            <text:p text:style-name="P368">Integer</text:p>
          </table:table-cell>
          <table:table-cell table:style-name="Tabelle58.B7" office:value-type="string">
            <text:p text:style-name="P368">Integer</text:p>
          </table:table-cell>
          <table:table-cell table:style-name="Tabelle58.C7" office:value-type="string">
            <text:p text:style-name="P389">Double</text:p>
          </table:table-cell>
        </table:table-row>
        <table:table-row>
          <table:table-cell table:style-name="Tabelle58.A10" office:value-type="string">
            <text:p text:style-name="P368">Long</text:p>
          </table:table-cell>
          <table:table-cell table:style-name="Tabelle58.B8" office:value-type="string">
            <text:p text:style-name="P368">Double</text:p>
          </table:table-cell>
          <table:table-cell table:style-name="Tabelle58.C8" office:value-type="string">
            <text:p text:style-name="P389">Double</text:p>
          </table:table-cell>
        </table:table-row>
        <table:table-row>
          <table:table-cell table:style-name="Tabelle58.A10" office:value-type="string">
            <text:p text:style-name="P368">Long</text:p>
          </table:table-cell>
          <table:table-cell table:style-name="Tabelle58.B9" office:value-type="string">
            <text:p text:style-name="P368">Float</text:p>
          </table:table-cell>
          <table:table-cell table:style-name="Tabelle58.C9" office:value-type="string">
            <text:p text:style-name="P389">Double</text:p>
          </table:table-cell>
        </table:table-row>
        <table:table-row>
          <table:table-cell table:style-name="Tabelle58.A10" office:value-type="string">
            <text:p text:style-name="P368">Long</text:p>
          </table:table-cell>
          <table:table-cell table:style-name="Tabelle58.B10" office:value-type="string">
            <text:p text:style-name="P368">Integer</text:p>
          </table:table-cell>
          <table:table-cell table:style-name="Tabelle58.C10" office:value-type="string">
            <text:p text:style-name="P389">Double</text:p>
          </table:table-cell>
        </table:table-row>
        <table:table-row>
          <table:table-cell table:style-name="Tabelle58.A11" table:number-columns-spanned="3" office:value-type="string">
            <text:p text:style-name="P309">Note: </text:p>
            <text:p text:style-name="P309"/>
          </table:table-cell>
          <table:covered-table-cell/>
          <table:covered-table-cell/>
        </table:table-row>
        <table:table-row table:style-name="Tabelle58.12">
          <table:table-cell table:style-name="Tabelle58.A12" office:value-type="string">
            <text:p text:style-name="P244"><text:span text:style-name="T16">Optional</text:span> Value(s)</text:p>
          </table:table-cell>
          <table:table-cell table:style-name="Tabelle58.A12" table:number-columns-spanned="2" office:value-type="string">
            <text:p text:style-name="P244">Explanation</text:p>
          </table:table-cell>
          <table:covered-table-cell/>
        </table:table-row>
        <table:table-row>
          <table:table-cell table:style-name="Tabelle58.A13" office:value-type="string">
            <text:p text:style-name="P334"/>
          </table:table-cell>
          <table:table-cell table:style-name="Tabelle58.B13" table:number-columns-spanned="2" office:value-type="string">
            <text:p text:style-name="P334"/>
          </table:table-cell>
          <table:covered-table-cell/>
        </table:table-row>
      </table:table>
      <text:p text:style-name="P28"/>
      <text:p text:style-name="P191"><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46">Calculates the <text:span text:style-name="T26">devision</text:span> of two values</text:p>
          </table:table-cell>
        </table:table-row>
        <table:table-row>
          <table:table-cell table:style-name="Tabelle37.A2" office:value-type="string">
            <text:p text:style-name="P56">Java Class:</text:p>
          </table:table-cell>
          <table:table-cell table:style-name="Tabelle37.B2" office:value-type="string">
            <text:p text:style-name="P84"><text:span text:style-name="T23">Math</text:span>Action</text:p>
          </table:table-cell>
        </table:table-row>
        <table:table-row>
          <table:table-cell table:style-name="Tabelle37.A2" office:value-type="string">
            <text:p text:style-name="P112">Interface Name:</text:p>
          </table:table-cell>
          <table:table-cell table:style-name="Tabelle37.B3" office:value-type="string">
            <text:p text:style-name="P150">devide</text:p>
          </table:table-cell>
        </table:table-row>
      </table:table>
      <text:p text:style-name="P417">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17">Value 1</text:p>
          </table:table-cell>
          <table:table-cell table:style-name="Tabelle38.A1" office:value-type="string">
            <text:p text:style-name="P217">Value 2</text:p>
          </table:table-cell>
          <table:table-cell table:style-name="Tabelle38.C1" office:value-type="string">
            <text:p text:style-name="P266">Return Type</text:p>
          </table:table-cell>
        </table:table-row>
        <table:table-row>
          <table:table-cell table:style-name="Tabelle38.A2" office:value-type="string">
            <text:p text:style-name="P365">BigDecimal</text:p>
          </table:table-cell>
          <table:table-cell table:style-name="Tabelle38.B2" office:value-type="string">
            <text:p text:style-name="P365">BigDecimal</text:p>
          </table:table-cell>
          <table:table-cell table:style-name="Tabelle38.C2" office:value-type="string">
            <text:p text:style-name="P390">BigDecimal</text:p>
          </table:table-cell>
        </table:table-row>
        <table:table-row>
          <table:table-cell table:style-name="Tabelle38.A10" office:value-type="string">
            <text:p text:style-name="P365">Double</text:p>
          </table:table-cell>
          <table:table-cell table:style-name="Tabelle38.B3" office:value-type="string">
            <text:p text:style-name="P365">Double</text:p>
          </table:table-cell>
          <table:table-cell table:style-name="Tabelle38.C3" office:value-type="string">
            <text:p text:style-name="P390">Double</text:p>
          </table:table-cell>
        </table:table-row>
        <table:table-row>
          <table:table-cell table:style-name="Tabelle38.A10" office:value-type="string">
            <text:p text:style-name="P365">Double</text:p>
          </table:table-cell>
          <table:table-cell table:style-name="Tabelle38.B4" office:value-type="string">
            <text:p text:style-name="P362">Integer</text:p>
          </table:table-cell>
          <table:table-cell table:style-name="Tabelle38.C4" office:value-type="string">
            <text:p text:style-name="P390">Double</text:p>
          </table:table-cell>
        </table:table-row>
        <table:table-row>
          <table:table-cell table:style-name="Tabelle38.A10" office:value-type="string">
            <text:p text:style-name="P365">Float</text:p>
          </table:table-cell>
          <table:table-cell table:style-name="Tabelle38.B5" office:value-type="string">
            <text:p text:style-name="P365">Float</text:p>
          </table:table-cell>
          <table:table-cell table:style-name="Tabelle38.C5" office:value-type="string">
            <text:p text:style-name="P390">Float</text:p>
          </table:table-cell>
        </table:table-row>
        <table:table-row>
          <table:table-cell table:style-name="Tabelle38.A10" office:value-type="string">
            <text:p text:style-name="P365">Integer</text:p>
          </table:table-cell>
          <table:table-cell table:style-name="Tabelle38.B6" office:value-type="string">
            <text:p text:style-name="P362">Integer</text:p>
          </table:table-cell>
          <table:table-cell table:style-name="Tabelle38.C6" office:value-type="string">
            <text:p text:style-name="P390">Double</text:p>
          </table:table-cell>
        </table:table-row>
        <table:table-row>
          <table:table-cell table:style-name="Tabelle38.A10" office:value-type="string">
            <text:p text:style-name="P365">Integer</text:p>
          </table:table-cell>
          <table:table-cell table:style-name="Tabelle38.B7" office:value-type="string">
            <text:p text:style-name="P362">Long</text:p>
          </table:table-cell>
          <table:table-cell table:style-name="Tabelle38.C7" office:value-type="string">
            <text:p text:style-name="P390">Double</text:p>
          </table:table-cell>
        </table:table-row>
        <table:table-row>
          <table:table-cell table:style-name="Tabelle38.A10" office:value-type="string">
            <text:p text:style-name="P365">Long</text:p>
          </table:table-cell>
          <table:table-cell table:style-name="Tabelle38.B8" office:value-type="string">
            <text:p text:style-name="P365">Integer</text:p>
          </table:table-cell>
          <table:table-cell table:style-name="Tabelle38.C8" office:value-type="string">
            <text:p text:style-name="P390">Double</text:p>
          </table:table-cell>
        </table:table-row>
        <table:table-row>
          <table:table-cell table:style-name="Tabelle38.A10" office:value-type="string">
            <text:p text:style-name="P365">Long</text:p>
          </table:table-cell>
          <table:table-cell table:style-name="Tabelle38.B9" office:value-type="string">
            <text:p text:style-name="P365">Double</text:p>
          </table:table-cell>
          <table:table-cell table:style-name="Tabelle38.C9" office:value-type="string">
            <text:p text:style-name="P390">Double</text:p>
          </table:table-cell>
        </table:table-row>
        <table:table-row>
          <table:table-cell table:style-name="Tabelle38.A10" office:value-type="string">
            <text:p text:style-name="P365">Long</text:p>
          </table:table-cell>
          <table:table-cell table:style-name="Tabelle38.B10" office:value-type="string">
            <text:p text:style-name="P365">Long</text:p>
          </table:table-cell>
          <table:table-cell table:style-name="Tabelle38.C10" office:value-type="string">
            <text:p text:style-name="P390">Double</text:p>
          </table:table-cell>
        </table:table-row>
        <table:table-row>
          <table:table-cell table:style-name="Tabelle38.A11" table:number-columns-spanned="3" office:value-type="string">
            <text:p text:style-name="P306">Note: </text:p>
            <text:p text:style-name="P306"/>
          </table:table-cell>
          <table:covered-table-cell/>
          <table:covered-table-cell/>
        </table:table-row>
        <table:table-row table:style-name="Tabelle38.12">
          <table:table-cell table:style-name="Tabelle38.A12" office:value-type="string">
            <text:p text:style-name="P241"><text:span text:style-name="T16">Optional</text:span> Value(s)</text:p>
          </table:table-cell>
          <table:table-cell table:style-name="Tabelle38.A12" table:number-columns-spanned="2" office:value-type="string">
            <text:p text:style-name="P241">Explanation</text:p>
          </table:table-cell>
          <table:covered-table-cell/>
        </table:table-row>
        <table:table-row>
          <table:table-cell table:style-name="Tabelle38.A13" office:value-type="string">
            <text:p text:style-name="P331"/>
          </table:table-cell>
          <table:table-cell table:style-name="Tabelle38.B13" table:number-columns-spanned="2" office:value-type="string">
            <text:p text:style-name="P331"/>
          </table:table-cell>
          <table:covered-table-cell/>
        </table:table-row>
      </table:table>
      <text:p text:style-name="P25"/>
      <text:p text:style-name="P192"><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47"><text:span text:style-name="T27">Multiplies</text:span> two values</text:p>
          </table:table-cell>
        </table:table-row>
        <table:table-row>
          <table:table-cell table:style-name="Tabelle39.A2" office:value-type="string">
            <text:p text:style-name="P57">Java Class:</text:p>
          </table:table-cell>
          <table:table-cell table:style-name="Tabelle39.B2" office:value-type="string">
            <text:p text:style-name="P85"><text:span text:style-name="T23">Math</text:span>Action</text:p>
          </table:table-cell>
        </table:table-row>
        <table:table-row>
          <table:table-cell table:style-name="Tabelle39.A2" office:value-type="string">
            <text:p text:style-name="P113">Interface Name:</text:p>
          </table:table-cell>
          <table:table-cell table:style-name="Tabelle39.B3" office:value-type="string">
            <text:p text:style-name="P151">multiply</text:p>
          </table:table-cell>
        </table:table-row>
      </table:table>
      <text:p text:style-name="P418">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18">Value 1</text:p>
          </table:table-cell>
          <table:table-cell table:style-name="Tabelle40.A1" office:value-type="string">
            <text:p text:style-name="P218">Value 2</text:p>
          </table:table-cell>
          <table:table-cell table:style-name="Tabelle40.C1" office:value-type="string">
            <text:p text:style-name="P267">Return Type</text:p>
          </table:table-cell>
        </table:table-row>
        <table:table-row>
          <table:table-cell table:style-name="Tabelle40.A2" office:value-type="string">
            <text:p text:style-name="P367">Double</text:p>
          </table:table-cell>
          <table:table-cell table:style-name="Tabelle40.B2" office:value-type="string">
            <text:p text:style-name="P367">Double</text:p>
          </table:table-cell>
          <table:table-cell table:style-name="Tabelle40.C2" office:value-type="string">
            <text:p text:style-name="P391">Double</text:p>
          </table:table-cell>
        </table:table-row>
        <table:table-row>
          <table:table-cell table:style-name="Tabelle40.A8" office:value-type="string">
            <text:p text:style-name="P366">Double</text:p>
          </table:table-cell>
          <table:table-cell table:style-name="Tabelle40.B3" office:value-type="string">
            <text:p text:style-name="P367">Integer</text:p>
          </table:table-cell>
          <table:table-cell table:style-name="Tabelle40.C3" office:value-type="string">
            <text:p text:style-name="P391">Double</text:p>
          </table:table-cell>
        </table:table-row>
        <table:table-row>
          <table:table-cell table:style-name="Tabelle40.A8" office:value-type="string">
            <text:p text:style-name="P367">Float</text:p>
          </table:table-cell>
          <table:table-cell table:style-name="Tabelle40.B4" office:value-type="string">
            <text:p text:style-name="P367">Float</text:p>
          </table:table-cell>
          <table:table-cell table:style-name="Tabelle40.C4" office:value-type="string">
            <text:p text:style-name="P391">Float</text:p>
          </table:table-cell>
        </table:table-row>
        <table:table-row>
          <table:table-cell table:style-name="Tabelle40.A8" office:value-type="string">
            <text:p text:style-name="P367">Integer</text:p>
          </table:table-cell>
          <table:table-cell table:style-name="Tabelle40.B5" office:value-type="string">
            <text:p text:style-name="P367">Integer</text:p>
          </table:table-cell>
          <table:table-cell table:style-name="Tabelle40.C5" office:value-type="string">
            <text:p text:style-name="P391">Long</text:p>
          </table:table-cell>
        </table:table-row>
        <table:table-row>
          <table:table-cell table:style-name="Tabelle40.A8" office:value-type="string">
            <text:p text:style-name="P366">Integer</text:p>
          </table:table-cell>
          <table:table-cell table:style-name="Tabelle40.B6" office:value-type="string">
            <text:p text:style-name="P367">Long</text:p>
          </table:table-cell>
          <table:table-cell table:style-name="Tabelle40.C6" office:value-type="string">
            <text:p text:style-name="P391">Long</text:p>
          </table:table-cell>
        </table:table-row>
        <table:table-row>
          <table:table-cell table:style-name="Tabelle40.A8" office:value-type="string">
            <text:p text:style-name="P367">Long</text:p>
          </table:table-cell>
          <table:table-cell table:style-name="Tabelle40.B7" office:value-type="string">
            <text:p text:style-name="P367">Double</text:p>
          </table:table-cell>
          <table:table-cell table:style-name="Tabelle40.C7" office:value-type="string">
            <text:p text:style-name="P391">Double</text:p>
          </table:table-cell>
        </table:table-row>
        <table:table-row>
          <table:table-cell table:style-name="Tabelle40.A8" office:value-type="string">
            <text:p text:style-name="P366">Long</text:p>
          </table:table-cell>
          <table:table-cell table:style-name="Tabelle40.B8" office:value-type="string">
            <text:p text:style-name="P366">Integer</text:p>
          </table:table-cell>
          <table:table-cell table:style-name="Tabelle40.C8" office:value-type="string">
            <text:p text:style-name="P391">Long</text:p>
          </table:table-cell>
        </table:table-row>
        <table:table-row>
          <table:table-cell table:style-name="Tabelle40.A9" office:value-type="string">
            <text:p text:style-name="P366">Long</text:p>
          </table:table-cell>
          <table:table-cell table:style-name="Tabelle40.B9" office:value-type="string">
            <text:p text:style-name="P367">Long</text:p>
          </table:table-cell>
          <table:table-cell table:style-name="Tabelle40.C9" office:value-type="string">
            <text:p text:style-name="P391">Long</text:p>
          </table:table-cell>
        </table:table-row>
        <table:table-row>
          <table:table-cell table:style-name="Tabelle40.A10" table:number-columns-spanned="3" office:value-type="string">
            <text:p text:style-name="P307">Note: </text:p>
            <text:p text:style-name="P307"/>
          </table:table-cell>
          <table:covered-table-cell/>
          <table:covered-table-cell/>
        </table:table-row>
        <table:table-row table:style-name="Tabelle40.11">
          <table:table-cell table:style-name="Tabelle40.A11" office:value-type="string">
            <text:p text:style-name="P242"><text:span text:style-name="T16">Optional</text:span> Value(s)</text:p>
          </table:table-cell>
          <table:table-cell table:style-name="Tabelle40.A11" table:number-columns-spanned="2" office:value-type="string">
            <text:p text:style-name="P242">Explanation</text:p>
          </table:table-cell>
          <table:covered-table-cell/>
        </table:table-row>
        <table:table-row>
          <table:table-cell table:style-name="Tabelle40.A12" office:value-type="string">
            <text:p text:style-name="P332"/>
          </table:table-cell>
          <table:table-cell table:style-name="Tabelle40.B12" table:number-columns-spanned="2" office:value-type="string">
            <text:p text:style-name="P332"/>
          </table:table-cell>
          <table:covered-table-cell/>
        </table:table-row>
      </table:table>
      <text:p text:style-name="P26"/>
      <text:p text:style-name="P175"><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29"><text:span text:style-name="T28">Rounds</text:span> a given value</text:p>
          </table:table-cell>
        </table:table-row>
        <table:table-row>
          <table:table-cell table:style-name="Tabelle41.A2" office:value-type="string">
            <text:p text:style-name="P58">Java Class:</text:p>
          </table:table-cell>
          <table:table-cell table:style-name="Tabelle41.B2" office:value-type="string">
            <text:p text:style-name="P86"><text:span text:style-name="T22">Math</text:span>Action</text:p>
          </table:table-cell>
        </table:table-row>
        <table:table-row>
          <table:table-cell table:style-name="Tabelle41.A2" office:value-type="string">
            <text:p text:style-name="P114">Interface Name:</text:p>
          </table:table-cell>
          <table:table-cell table:style-name="Tabelle41.B3" office:value-type="string">
            <text:p text:style-name="P152">round</text:p>
          </table:table-cell>
        </table:table-row>
      </table:table>
      <text:p text:style-name="P419">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19">Value 1</text:p>
          </table:table-cell>
          <table:table-cell table:style-name="Tabelle42.A1" office:value-type="string">
            <text:p text:style-name="P219">Value 2</text:p>
          </table:table-cell>
          <table:table-cell table:style-name="Tabelle42.C1" office:value-type="string">
            <text:p text:style-name="P268">Return Type</text:p>
          </table:table-cell>
        </table:table-row>
        <table:table-row>
          <table:table-cell table:style-name="Tabelle42.A2" office:value-type="string">
            <text:p text:style-name="P338">Double</text:p>
          </table:table-cell>
          <table:table-cell table:style-name="Tabelle42.B2" office:value-type="string">
            <text:p text:style-name="P333"/>
          </table:table-cell>
          <table:table-cell table:style-name="Tabelle42.C2" office:value-type="string">
            <text:p text:style-name="P392">Long</text:p>
          </table:table-cell>
        </table:table-row>
        <table:table-row>
          <table:table-cell table:style-name="Tabelle42.A3" office:value-type="string">
            <text:p text:style-name="P338">Float</text:p>
          </table:table-cell>
          <table:table-cell table:style-name="Tabelle42.B3" office:value-type="string">
            <text:p text:style-name="P333"/>
          </table:table-cell>
          <table:table-cell table:style-name="Tabelle42.C3" office:value-type="string">
            <text:p text:style-name="P392">Integer</text:p>
          </table:table-cell>
        </table:table-row>
        <table:table-row>
          <table:table-cell table:style-name="Tabelle42.A4" table:number-columns-spanned="3" office:value-type="string">
            <text:p text:style-name="P308">Note: </text:p>
            <text:p text:style-name="P308"/>
          </table:table-cell>
          <table:covered-table-cell/>
          <table:covered-table-cell/>
        </table:table-row>
        <table:table-row table:style-name="Tabelle42.5">
          <table:table-cell table:style-name="Tabelle42.A5" office:value-type="string">
            <text:p text:style-name="P243"><text:span text:style-name="T16">Optional</text:span> Value(s)</text:p>
          </table:table-cell>
          <table:table-cell table:style-name="Tabelle42.A5" table:number-columns-spanned="2" office:value-type="string">
            <text:p text:style-name="P243">Explanation</text:p>
          </table:table-cell>
          <table:covered-table-cell/>
        </table:table-row>
        <table:table-row>
          <table:table-cell table:style-name="Tabelle42.A6" office:value-type="string">
            <text:p text:style-name="P333"/>
          </table:table-cell>
          <table:table-cell table:style-name="Tabelle42.B6" table:number-columns-spanned="2" office:value-type="string">
            <text:p text:style-name="P333"/>
          </table:table-cell>
          <table:covered-table-cell/>
        </table:table-row>
      </table:table>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6-06-25T17:49:05.462515996">2016-06-2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6-25T17:49:05.426712240</dc:date>
    <meta:editing-duration>PT12H16M1S</meta:editing-duration>
    <meta:editing-cycles>246</meta:editing-cycles>
    <meta:generator>LibreOffice/5.1.4.2$Linux_X86_64 LibreOffice_project/10$Build-2</meta:generator>
    <meta:keyword>Business Rule Engine</meta:keyword>
    <meta:keyword>Jare</meta:keyword>
    <meta:keyword>Rule</meta:keyword>
    <meta:keyword>Rules</meta:keyword>
    <meta:keyword>Actions</meta:keyword>
    <dc:title>Business Rule Engine Detailed Listing of Actions</dc:title>
    <meta:document-statistic meta:table-count="73" meta:image-count="0" meta:object-count="0" meta:page-count="41" meta:paragraph-count="861" meta:word-count="2084" meta:character-count="12253" meta:non-whitespace-character-count="11002"/>
  </office:meta>
</office:document-meta>
</file>